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D4EA6B"/>
    </style:style>
    <style:style style:name="ce11" style:family="table-cell" style:parent-style-name="Default" style:data-style-name="N0">
      <style:table-cell-properties style:vertical-align="automatic" fo:background-color="#D4EA6B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4EA6B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FF8000"/>
    </style:style>
    <style:style style:name="ce16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8000"/>
    </style:style>
    <style:style style:name="ce18" style:family="table-cell" style:parent-style-name="Default" style:data-style-name="N0">
      <style:table-cell-properties fo:background-color="transparent"/>
      <style:text-properties fo:color="#C9211E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8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DE59"/>
      <style:text-properties fo:color="#FF0000"/>
    </style:style>
    <style:style style:name="ce21" style:family="table-cell" style:parent-style-name="Default" style:data-style-name="N0">
      <style:table-cell-properties style:vertical-align="automatic" fo:background-color="#FFDE5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DE59"/>
    </style:style>
    <style:style style:name="ce23" style:family="table-cell" style:parent-style-name="Default" style:data-style-name="N0">
      <style:table-cell-properties style:vertical-align="automatic" fo:background-color="#FFDE59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DE59"/>
      <style:text-properties fo:color="#00A933"/>
    </style:style>
    <style:style style:name="ce25" style:family="table-cell" style:parent-style-name="Default" style:data-style-name="N0">
      <style:text-properties fo:color="#00A933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DE59"/>
      <style:text-properties fo:color="#FF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A933"/>
    </style:style>
    <style:style style:name="ce28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00A933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E994"/>
    </style:style>
    <style:style style:name="ce31" style:family="table-cell" style:parent-style-name="Default" style:data-style-name="N0">
      <style:table-cell-properties style:vertical-align="automatic" fo:background-color="#FFE994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E994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fo:background-color="#00A933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fo:background-color="#FFE994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fo:background-color="#00A933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E994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</style:style>
    <style:style style:name="ce39" style:family="table-cell" style:parent-style-name="Default" style:data-style-name="N0">
      <style:table-cell-properties fo:background-color="#00A933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BE33D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BBE33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BBE33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BBE33D"/>
    </style:style>
    <style:style style:name="ce44" style:family="table-cell" style:parent-style-name="Default" style:data-style-name="N0">
      <style:table-cell-properties fo:background-color="#00A933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BBE33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BF00"/>
    </style:style>
    <style:style style:name="ce47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FBF00"/>
    </style:style>
    <style:style style:name="ce49" style:family="table-cell" style:parent-style-name="Default" style:data-style-name="N0">
      <style:table-cell-properties fo:background-color="#FFBF00"/>
    </style:style>
    <style:style style:name="ce50" style:family="table-cell" style:parent-style-name="Default" style:data-style-name="N0">
      <style:table-cell-properties fo:background-color="#E8A202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8A202"/>
    </style:style>
    <style:style style:name="ce52" style:family="table-cell" style:parent-style-name="Default" style:data-style-name="N0">
      <style:table-cell-properties style:vertical-align="automatic" fo:background-color="#E8A202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8A202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fo:background-color="#FFBF0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fo:background-color="#E8A202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A202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style:vertical-align="middle" fo:background-color="#D4EA6B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fo:background-color="transparent"/>
    </style:style>
    <style:style style:name="ce60" style:family="table-cell" style:parent-style-name="Default" style:data-style-name="N0">
      <style:table-cell-properties fo:border="thin solid #000000" style:vertical-align="middle" fo:background-color="#D4EA6B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BE33D"/>
    </style:style>
    <style:style style:name="ce68" style:family="table-cell" style:parent-style-name="Default" style:data-style-name="N0">
      <style:table-cell-properties style:vertical-align="automatic" fo:background-color="#BBE33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BBE33D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fo:background-color="#BBE33D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BE33D"/>
      <style:text-properties fo:color="#000000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BE33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BE33D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FF0000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FF0000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FF0000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8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5" style:family="table-cell" style:parent-style-name="Default" style:data-style-name="N0">
      <style:table-cell-properties fo:background-color="#FFFF00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BF00"/>
    </style:style>
    <style:style style:name="ce89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</style:style>
    <style:style style:name="ce93" style:family="table-cell" style:parent-style-name="Default" style:data-style-name="N0">
      <style:table-cell-properties fo:background-color="#FF8000"/>
      <style:text-properties fo:color="#00A933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9" table:number-columns-repeated="14" table:default-cell-style-name="ce1"/>
        <table:table-column table:style-name="co10" table:number-columns-repeated="984" table:default-cell-style-name="ce1"/>
        <table:table-column table:style-name="co12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2" table:style-name="ce1"/>
          <table:table-cell table:number-columns-repeated="3" table:style-name="ce3"/>
          <table:table-cell table:number-columns-spanned="4" table:number-rows-spanned="1" table:style-name="ce57"/>
          <table:covered-table-cell table:number-columns-repeated="3"/>
          <table:table-cell office:value-type="string" table:number-columns-spanned="4" table:number-rows-spanned="1" table:style-name="ce58">
            <text:p>amortized over SIMD values</text:p>
          </table:table-cell>
          <table:covered-table-cell table:number-columns-repeated="3"/>
          <table:table-cell table:number-columns-spanned="4" table:number-rows-spanned="1" table:style-name="ce59"/>
          <table:covered-table-cell table:number-columns-repeated="3"/>
          <table:table-cell office:value-type="string" table:number-columns-spanned="4" table:number-rows-spanned="1" table:style-name="ce60">
            <text:p>amortized over SIMD values</text:p>
          </table:table-cell>
          <table:covered-table-cell table:number-columns-repeated="3"/>
          <table:table-cell table:style-name="ce1"/>
          <table:table-cell table:number-columns-spanned="4" table:number-rows-spanned="1" table:style-name="ce59"/>
          <table:covered-table-cell table:number-columns-repeated="3"/>
          <table:table-cell office:value-type="string" table:number-columns-spanned="4" table:number-rows-spanned="1" table:style-name="ce60">
            <text:p>amortized over SIMD values</text:p>
          </table:table-cell>
          <table:covered-table-cell table:number-columns-repeated="3"/>
          <table:table-cell table:number-columns-spanned="4" table:number-rows-spanned="1" table:style-name="ce59"/>
          <table:covered-table-cell table:number-columns-repeated="3"/>
          <table:table-cell office:value-type="string" table:number-columns-spanned="4" table:number-rows-spanned="1" table:style-name="ce60">
            <text:p>amortized over SIMD values</text:p>
          </table:table-cell>
          <table:covered-table-cell table:number-columns-repeated="3"/>
          <table:table-cell table:number-columns-repeated="16344"/>
        </table:table-row>
        <table:table-row table:style-name="ro1">
          <table:table-cell table:style-name="ce1"/>
          <table:table-cell office:value-type="string" table:style-name="ce2">
            <text:p>Prot.</text:p>
          </table:table-cell>
          <table:table-cell office:value-type="string" table:style-name="ce1">
            <text:p>Bit Size</text:p>
          </table:table-cell>
          <table:table-cell office:value-type="string" table:style-name="ce1">
            <text:p>SIMD</text:p>
          </table:table-cell>
          <table:table-cell office:value-type="string" table:style-name="ce4">
            <text:p>Memory Overflow</text:p>
          </table:table-cell>
          <table:table-cell office:value-type="string" table:style-name="ce4">
            <text:p>Security Parameter</text:p>
          </table:table-cell>
          <table:table-cell office:value-type="string" table:style-name="ce4">
            <text:p>Repetition</text:p>
          </table:table-cell>
          <table:table-cell office:value-type="string" table:number-columns-spanned="4" table:number-rows-spanned="1" table:style-name="ce61">
            <text:p>LAN10</text:p>
          </table:table-cell>
          <table:covered-table-cell table:number-columns-repeated="3"/>
          <table:table-cell office:value-type="string" table:number-columns-spanned="4" table:number-rows-spanned="1" table:style-name="ce62">
            <text:p>LAN10</text:p>
          </table:table-cell>
          <table:covered-table-cell table:number-columns-repeated="3"/>
          <table:table-cell office:value-type="string" table:number-columns-spanned="4" table:number-rows-spanned="1" table:style-name="ce63">
            <text:p>LAN10</text:p>
          </table:table-cell>
          <table:covered-table-cell table:number-columns-repeated="3"/>
          <table:table-cell office:value-type="string" table:number-columns-spanned="4" table:number-rows-spanned="1" table:style-name="ce63">
            <text:p>LAN10</text:p>
          </table:table-cell>
          <table:covered-table-cell table:number-columns-repeated="3"/>
          <table:table-cell table:style-name="ce6"/>
          <table:table-cell office:value-type="string" table:number-columns-spanned="4" table:number-rows-spanned="1" table:style-name="ce64">
            <text:p>WAN</text:p>
          </table:table-cell>
          <table:covered-table-cell table:number-columns-repeated="3"/>
          <table:table-cell office:value-type="string" table:number-columns-spanned="4" table:number-rows-spanned="1" table:style-name="ce64">
            <text:p>WAN</text:p>
          </table:table-cell>
          <table:covered-table-cell table:number-columns-repeated="3"/>
          <table:table-cell office:value-type="string" table:number-columns-spanned="4" table:number-rows-spanned="1" table:style-name="ce66">
            <text:p>WAN</text:p>
          </table:table-cell>
          <table:covered-table-cell table:number-columns-repeated="3"/>
          <table:table-cell office:value-type="string" table:number-columns-spanned="4" table:number-rows-spanned="1" table:style-name="ce65">
            <text:p>WAN</text:p>
          </table:table-cell>
          <table:covered-table-cell table:number-columns-repeated="3"/>
          <table:table-cell table:number-columns-repeated="16344"/>
        </table:table-row>
        <table:table-row table:style-name="ro1">
          <table:table-cell office:value-type="string" table:style-name="ce1">
            <text:p>Parties</text:p>
          </table:table-cell>
          <table:table-cell table:style-name="ce8"/>
          <table:table-cell table:number-columns-repeated="2" table:style-name="ce1"/>
          <table:table-cell table:number-columns-repeated="3" table:style-name="ce3"/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table:style-name="ce1"/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office:value-type="string" table:style-name="ce9">
            <text:p>N=2</text:p>
          </table:table-cell>
          <table:table-cell office:value-type="string" table:style-name="ce9">
            <text:p>N=3</text:p>
          </table:table-cell>
          <table:table-cell office:value-type="string" table:style-name="ce9">
            <text:p>N=4</text:p>
          </table:table-cell>
          <table:table-cell office:value-type="string" table:style-name="ce9">
            <text:p>N=5</text:p>
          </table:table-cell>
          <table:table-cell table:number-columns-repeated="16344"/>
        </table:table-row>
        <table:table-row table:style-name="ro1">
          <table:table-cell table:style-name="ce1"/>
          <table:table-cell table:style-name="ce8"/>
          <table:table-cell table:number-columns-repeated="2" table:style-name="ce1"/>
          <table:table-cell table:number-columns-repeated="3" table:style-name="ce3"/>
          <table:table-cell office:value-type="string" table:number-columns-spanned="4" table:number-rows-spanned="1" table:style-name="ce63">
            <text:p>Circuit Evaluation</text:p>
          </table:table-cell>
          <table:covered-table-cell table:number-columns-repeated="3"/>
          <table:table-cell office:value-type="string" table:number-columns-spanned="4" table:number-rows-spanned="1" table:style-name="ce63">
            <text:p>Circuit Evaluation</text:p>
          </table:table-cell>
          <table:covered-table-cell table:number-columns-repeated="3"/>
          <table:table-cell office:value-type="string" table:number-columns-spanned="4" table:number-rows-spanned="1" table:style-name="ce64">
            <text:p>Gates Online</text:p>
          </table:table-cell>
          <table:covered-table-cell table:number-columns-repeated="3"/>
          <table:table-cell office:value-type="string" table:number-columns-spanned="4" table:number-rows-spanned="1" table:style-name="ce64">
            <text:p>Gates Online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63">
            <text:p>Circuit Evaluation</text:p>
          </table:table-cell>
          <table:covered-table-cell table:number-columns-repeated="3"/>
          <table:table-cell office:value-type="string" table:number-columns-spanned="4" table:number-rows-spanned="1" table:style-name="ce63">
            <text:p>Circuit Evaluation</text:p>
          </table:table-cell>
          <table:covered-table-cell table:number-columns-repeated="3"/>
          <table:table-cell office:value-type="string" table:number-columns-spanned="4" table:number-rows-spanned="1" table:style-name="ce64">
            <text:p>Gates Online</text:p>
          </table:table-cell>
          <table:covered-table-cell table:number-columns-repeated="3"/>
          <table:table-cell office:value-type="string" table:number-columns-spanned="4" table:number-rows-spanned="1" table:style-name="ce64">
            <text:p>Gates Online</text:p>
          </table:table-cell>
          <table:covered-table-cell table:number-columns-repeated="3"/>
          <table:table-cell table:number-columns-repeated="16344"/>
        </table:table-row>
        <table:table-row table:style-name="ro1">
          <table:table-cell office:value-type="string" table:style-name="ce10">
            <text:p>AGMW_kLogicalRightShift_EGKRS</text:p>
          </table:table-cell>
          <table:table-cell table:style-name="ce11"/>
          <table:table-cell office:value-type="float" office:value="64" table:style-name="ce12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3" table:style-name="ce3"/>
          <table:table-cell office:value-type="float" office:value="152.41999999999999" table:style-name="ce13">
            <text:p>152.42</text:p>
          </table:table-cell>
          <table:table-cell table:number-columns-repeated="3" table:style-name="ce13"/>
          <table:table-cell office:value-type="float" office:value="152.41999999999999" table:style-name="ce12">
            <text:p>152.42</text:p>
          </table:table-cell>
          <table:table-cell office:value-type="float" office:value="0" table:formula="of:=[.I5]/[.D5]" table:style-name="ce1">
            <text:p>0</text:p>
          </table:table-cell>
          <table:table-cell table:number-columns-repeated="2" table:style-name="ce12"/>
          <table:table-cell office:value-type="float" office:value="61.774000000000001" table:style-name="ce13">
            <text:p>61.774</text:p>
          </table:table-cell>
          <table:table-cell table:number-columns-repeated="3" table:style-name="ce13"/>
          <table:table-cell office:value-type="float" office:value="61.774000000000001" table:formula="of:=[.P5]/[.D5]" table:style-name="ce13">
            <text:p>61.774</text:p>
          </table:table-cell>
          <table:table-cell office:value-type="float" office:value="0" table:formula="of:=[.Q5]/[.D5]" table:style-name="ce1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0">
            <text:p>AGMW_kLogicalRightShift_BtiDecomposition</text:p>
          </table:table-cell>
          <table:table-cell table:style-name="ce11"/>
          <table:table-cell office:value-type="float" office:value="64" table:style-name="ce12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3" table:style-name="ce3"/>
          <table:table-cell office:value-type="float" office:value="138.74299999999999" table:style-name="ce13">
            <text:p>138.743</text:p>
          </table:table-cell>
          <table:table-cell table:number-columns-repeated="3" table:style-name="ce13"/>
          <table:table-cell office:value-type="float" office:value="138.74299999999999" table:style-name="ce12">
            <text:p>138.743</text:p>
          </table:table-cell>
          <table:table-cell office:value-type="float" office:value="0" table:formula="of:=[.I6]/[.D6]" table:style-name="ce1">
            <text:p>0</text:p>
          </table:table-cell>
          <table:table-cell table:number-columns-repeated="2" table:style-name="ce12"/>
          <table:table-cell office:value-type="float" office:value="45.793999999999997" table:style-name="ce13">
            <text:p>45.794</text:p>
          </table:table-cell>
          <table:table-cell table:number-columns-repeated="3" table:style-name="ce13"/>
          <table:table-cell office:value-type="float" office:value="45.793999999999997" table:formula="of:=[.P6]/[.D6]" table:style-name="ce13">
            <text:p>45.794</text:p>
          </table:table-cell>
          <table:table-cell office:value-type="float" office:value="0" table:formula="of:=[.Q6]/[.D6]" table:style-name="ce1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0">
            <text:p>AGMW_kTruncPr</text:p>
          </table:table-cell>
          <table:table-cell table:style-name="ce11"/>
          <table:table-cell office:value-type="float" office:value="64" table:style-name="ce12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3" table:style-name="ce3"/>
          <table:table-cell office:value-type="float" office:value="77.56" table:style-name="ce13">
            <text:p>77.56</text:p>
          </table:table-cell>
          <table:table-cell table:number-columns-repeated="3" table:style-name="ce13"/>
          <table:table-cell office:value-type="float" office:value="77.56" table:style-name="ce12">
            <text:p>77.56</text:p>
          </table:table-cell>
          <table:table-cell office:value-type="float" office:value="0" table:formula="of:=[.I7]/[.D7]" table:style-name="ce1">
            <text:p>0</text:p>
          </table:table-cell>
          <table:table-cell table:number-columns-repeated="2" table:style-name="ce12"/>
          <table:table-cell office:value-type="float" office:value="3.3639999999999999" table:style-name="ce13">
            <text:p>3.364</text:p>
          </table:table-cell>
          <table:table-cell table:number-columns-repeated="3" table:style-name="ce13"/>
          <table:table-cell office:value-type="float" office:value="3.3639999999999999" table:formula="of:=[.P7]/[.D7]" table:style-name="ce13">
            <text:p>3.364</text:p>
          </table:table-cell>
          <table:table-cell office:value-type="float" office:value="0" table:formula="of:=[.Q7]/[.D7]" table:style-name="ce1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0">
            <text:p>AGMW_kLogicalRightShift_EGKRS</text:p>
          </table:table-cell>
          <table:table-cell table:style-name="ce11"/>
          <table:table-cell office:value-type="float" office:value="64" table:style-name="ce12">
            <text:p>64</text:p>
          </table:table-cell>
          <table:table-cell office:value-type="float" office:value="1000" table:style-name="ce12">
            <text:p>1000</text:p>
          </table:table-cell>
          <table:table-cell table:number-columns-repeated="3" table:style-name="ce3"/>
          <table:table-cell office:value-type="float" office:value="2465.66" table:style-name="ce13">
            <text:p>2465.66</text:p>
          </table:table-cell>
          <table:table-cell table:number-columns-repeated="3" table:style-name="ce13"/>
          <table:table-cell office:value-type="float" office:value="2.4656599999999997" table:formula="of:=[.H8]/[.D8]" table:style-name="ce12">
            <text:p>2.46566</text:p>
          </table:table-cell>
          <table:table-cell office:value-type="float" office:value="0" table:formula="of:=[.I8]/[.D8]" table:style-name="ce1">
            <text:p>0</text:p>
          </table:table-cell>
          <table:table-cell table:number-columns-repeated="2" table:style-name="ce12"/>
          <table:table-cell office:value-type="float" office:value="84.43" table:style-name="ce13">
            <text:p>84.43</text:p>
          </table:table-cell>
          <table:table-cell table:number-columns-repeated="3" table:style-name="ce13"/>
          <table:table-cell office:value-type="float" office:value="8.4430000000000005E-2" table:formula="of:=[.P8]/[.D8]" table:style-name="ce13">
            <text:p>0.08443</text:p>
          </table:table-cell>
          <table:table-cell office:value-type="float" office:value="0" table:formula="of:=[.Q8]/[.D8]" table:style-name="ce1">
            <text:p>0</text:p>
          </table:table-cell>
          <table:table-cell table:number-columns-repeated="2" table:style-name="ce1"/>
          <table:table-cell table:number-columns-repeated="10" table:style-name="ce13"/>
          <table:table-cell table:number-columns-repeated="16351" table:style-name="ce1"/>
        </table:table-row>
        <table:table-row table:style-name="ro1">
          <table:table-cell office:value-type="string" table:style-name="ce10">
            <text:p>AGMW_kLogicalRightShift_BtiDecomposition</text:p>
          </table:table-cell>
          <table:table-cell table:style-name="ce11"/>
          <table:table-cell office:value-type="float" office:value="64" table:style-name="ce12">
            <text:p>64</text:p>
          </table:table-cell>
          <table:table-cell office:value-type="float" office:value="1000" table:style-name="ce12">
            <text:p>1000</text:p>
          </table:table-cell>
          <table:table-cell table:number-columns-repeated="3" table:style-name="ce3"/>
          <table:table-cell office:value-type="float" office:value="2317.3969999999999" table:style-name="ce13">
            <text:p>2317.397</text:p>
          </table:table-cell>
          <table:table-cell table:number-columns-repeated="3" table:style-name="ce13"/>
          <table:table-cell office:value-type="float" office:value="2.3173970000000002" table:formula="of:=[.H9]/[.D9]" table:style-name="ce12">
            <text:p>2.317397</text:p>
          </table:table-cell>
          <table:table-cell office:value-type="float" office:value="0" table:formula="of:=[.I9]/[.D9]" table:style-name="ce1">
            <text:p>0</text:p>
          </table:table-cell>
          <table:table-cell table:number-columns-repeated="2" table:style-name="ce12"/>
          <table:table-cell office:value-type="float" office:value="37.603999999999999" table:style-name="ce13">
            <text:p>37.604</text:p>
          </table:table-cell>
          <table:table-cell table:number-columns-repeated="3" table:style-name="ce13"/>
          <table:table-cell office:value-type="float" office:value="3.7603999999999999E-2" table:formula="of:=[.P9]/[.D9]" table:style-name="ce13">
            <text:p>0.037604</text:p>
          </table:table-cell>
          <table:table-cell office:value-type="float" office:value="0" table:formula="of:=[.Q9]/[.D9]" table:style-name="ce1">
            <text:p>0</text:p>
          </table:table-cell>
          <table:table-cell table:number-columns-repeated="2" table:style-name="ce1"/>
          <table:table-cell table:number-columns-repeated="10" table:style-name="ce13"/>
          <table:table-cell table:number-columns-repeated="16351" table:style-name="ce1"/>
        </table:table-row>
        <table:table-row table:style-name="ro1">
          <table:table-cell office:value-type="string" table:style-name="ce10">
            <text:p>AGMW_kTruncPr</text:p>
          </table:table-cell>
          <table:table-cell table:style-name="ce11"/>
          <table:table-cell office:value-type="float" office:value="64" table:style-name="ce12">
            <text:p>64</text:p>
          </table:table-cell>
          <table:table-cell office:value-type="float" office:value="1000" table:style-name="ce12">
            <text:p>1000</text:p>
          </table:table-cell>
          <table:table-cell table:number-columns-repeated="3" table:style-name="ce3"/>
          <table:table-cell office:value-type="float" office:value="2366.855" table:style-name="ce13">
            <text:p>2366.855</text:p>
          </table:table-cell>
          <table:table-cell table:number-columns-repeated="3" table:style-name="ce13"/>
          <table:table-cell office:value-type="float" office:value="2.3668550000000002" table:formula="of:=[.H10]/[.D10]" table:style-name="ce12">
            <text:p>2.366855</text:p>
          </table:table-cell>
          <table:table-cell office:value-type="float" office:value="0" table:formula="of:=[.I10]/[.D10]" table:style-name="ce1">
            <text:p>0</text:p>
          </table:table-cell>
          <table:table-cell table:number-columns-repeated="2" table:style-name="ce12"/>
          <table:table-cell office:value-type="float" office:value="34.686999999999998" table:style-name="ce13">
            <text:p>34.687</text:p>
          </table:table-cell>
          <table:table-cell table:number-columns-repeated="3" table:style-name="ce13"/>
          <table:table-cell office:value-type="float" office:value="3.4686999999999996E-2" table:formula="of:=[.P10]/[.D10]" table:style-name="ce13">
            <text:p>0.034687</text:p>
          </table:table-cell>
          <table:table-cell office:value-type="float" office:value="0" table:formula="of:=[.Q10]/[.D10]" table:style-name="ce1">
            <text:p>0</text:p>
          </table:table-cell>
          <table:table-cell table:number-columns-repeated="2" table:style-name="ce1"/>
          <table:table-cell table:number-columns-repeated="10" table:style-name="ce13"/>
          <table:table-cell table:number-columns-repeated="16351" table:style-name="ce1"/>
        </table:table-row>
        <table:table-row table:style-name="ro1">
          <table:table-cell table:style-name="ce1"/>
          <table:table-cell table:style-name="ce8"/>
          <table:table-cell table:number-columns-repeated="2" table:style-name="ce1"/>
          <table:table-cell table:number-columns-repeated="3" table:style-name="ce3"/>
          <table:table-cell table:style-name="ce5"/>
          <table:table-cell table:style-name="ce1"/>
          <table:table-cell table:number-columns-repeated="2" table:style-name="ce14"/>
          <table:table-cell table:style-name="ce5"/>
          <table:table-cell table:style-name="ce1"/>
          <table:table-cell table:number-columns-repeated="2" table:style-name="ce14"/>
          <table:table-cell table:style-name="ce7"/>
          <table:table-cell table:number-columns-repeated="3" table:style-name="ce9"/>
          <table:table-cell table:style-name="ce13"/>
          <table:table-cell table:style-name="ce1"/>
          <table:table-cell table:number-columns-repeated="2" table:style-name="ce9"/>
          <table:table-cell table:style-name="ce1"/>
          <table:table-cell table:style-name="ce5"/>
          <table:table-cell table:number-columns-repeated="3" table:style-name="ce14"/>
          <table:table-cell table:style-name="ce5"/>
          <table:table-cell table:number-columns-repeated="3" table:style-name="ce14"/>
          <table:table-cell table:style-name="ce7"/>
          <table:table-cell table:number-columns-repeated="3" table:style-name="ce9"/>
          <table:table-cell table:style-name="ce7"/>
          <table:table-cell table:number-columns-repeated="3" table:style-name="ce9"/>
          <table:table-cell table:number-columns-repeated="16344"/>
        </table:table-row>
        <table:table-row table:style-name="ro1">
          <table:table-cell office:value-type="string" table:style-name="ce15">
            <text:p>AGMW_kLT</text:p>
          </table:table-cell>
          <table:table-cell table:style-name="ce16"/>
          <table:table-cell office:value-type="float" office:value="64" table:style-name="ce17">
            <text:p>64</text:p>
          </table:table-cell>
          <table:table-cell office:value-type="float" office:value="1" table:style-name="ce17">
            <text:p>1</text:p>
          </table:table-cell>
          <table:table-cell table:number-columns-repeated="3" table:style-name="ce3"/>
          <table:table-cell office:value-type="float" office:value="117.429" table:style-name="ce13">
            <text:p>117.429</text:p>
          </table:table-cell>
          <table:table-cell table:number-columns-repeated="3" table:style-name="ce13"/>
          <table:table-cell office:value-type="float" office:value="117.429" table:formula="of:=[.H12]/[.D12]" table:style-name="ce17">
            <text:p>117.429</text:p>
          </table:table-cell>
          <table:table-cell office:value-type="float" office:value="0" table:formula="of:=[.I12]/[.D12]" table:style-name="ce1">
            <text:p>0</text:p>
          </table:table-cell>
          <table:table-cell table:number-columns-repeated="2" table:style-name="ce17"/>
          <table:table-cell office:value-type="float" office:value="29.61" table:style-name="ce13">
            <text:p>29.61</text:p>
          </table:table-cell>
          <table:table-cell table:number-columns-repeated="3" table:style-name="ce18"/>
          <table:table-cell office:value-type="float" office:value="29.61" table:formula="of:=[.P12]/[.D12]" table:style-name="ce13">
            <text:p>29.61</text:p>
          </table:table-cell>
          <table:table-cell office:value-type="float" office:value="0" table:formula="of:=[.Q12]/[.D12]" table:style-name="ce1">
            <text:p>0</text:p>
          </table:table-cell>
          <table:table-cell table:number-columns-repeated="2" table:style-name="ce17"/>
          <table:table-cell table:number-columns-repeated="16361" table:style-name="ce1"/>
        </table:table-row>
        <table:table-row table:style-name="ro1">
          <table:table-cell office:value-type="string" table:style-name="ce19">
            <text:p>AGMW_kLTS</text:p>
          </table:table-cell>
          <table:table-cell table:style-name="ce16"/>
          <table:table-cell office:value-type="float" office:value="64" table:style-name="ce17">
            <text:p>64</text:p>
          </table:table-cell>
          <table:table-cell office:value-type="float" office:value="1" table:style-name="ce17">
            <text:p>1</text:p>
          </table:table-cell>
          <table:table-cell table:number-columns-repeated="3" table:style-name="ce3"/>
          <table:table-cell office:value-type="float" office:value="159.61600000000001" table:style-name="ce13">
            <text:p>159.616</text:p>
          </table:table-cell>
          <table:table-cell table:number-columns-repeated="3" table:style-name="ce13"/>
          <table:table-cell office:value-type="float" office:value="159.61600000000001" table:formula="of:=[.H13]/[.D13]" table:style-name="ce17">
            <text:p>159.616</text:p>
          </table:table-cell>
          <table:table-cell office:value-type="float" office:value="0" table:formula="of:=[.I13]/[.D13]" table:style-name="ce1">
            <text:p>0</text:p>
          </table:table-cell>
          <table:table-cell table:number-columns-repeated="2" table:style-name="ce17"/>
          <table:table-cell office:value-type="float" office:value="59.896999999999998" table:style-name="ce13">
            <text:p>59.897</text:p>
          </table:table-cell>
          <table:table-cell table:number-columns-repeated="3" table:style-name="ce18"/>
          <table:table-cell office:value-type="float" office:value="59.896999999999998" table:formula="of:=[.P13]/[.D13]" table:style-name="ce13">
            <text:p>59.897</text:p>
          </table:table-cell>
          <table:table-cell office:value-type="float" office:value="0" table:formula="of:=[.Q13]/[.D13]" table:style-name="ce1">
            <text:p>0</text:p>
          </table:table-cell>
          <table:table-cell table:number-columns-repeated="2" table:style-name="ce17"/>
          <table:table-cell table:number-columns-repeated="10" table:style-name="ce13"/>
          <table:table-cell table:number-columns-repeated="16351" table:style-name="ce1"/>
        </table:table-row>
        <table:table-row table:style-name="ro1">
          <table:table-cell office:value-type="string" table:style-name="ce15">
            <text:p>AGMW_kLT</text:p>
          </table:table-cell>
          <table:table-cell table:style-name="ce16"/>
          <table:table-cell office:value-type="float" office:value="64" table:style-name="ce17">
            <text:p>64</text:p>
          </table:table-cell>
          <table:table-cell office:value-type="float" office:value="1000" table:style-name="ce17">
            <text:p>1000</text:p>
          </table:table-cell>
          <table:table-cell table:number-columns-repeated="3" table:style-name="ce3"/>
          <table:table-cell office:value-type="float" office:value="2330.3609999999999" table:style-name="ce13">
            <text:p>2330.361</text:p>
          </table:table-cell>
          <table:table-cell table:number-columns-repeated="3" table:style-name="ce13"/>
          <table:table-cell office:value-type="float" office:value="2.3303609999999999" table:formula="of:=[.H14]/[.D14]" table:style-name="ce17">
            <text:p>2.330361</text:p>
          </table:table-cell>
          <table:table-cell office:value-type="float" office:value="0" table:formula="of:=[.I14]/[.D14]" table:style-name="ce1">
            <text:p>0</text:p>
          </table:table-cell>
          <table:table-cell table:number-columns-repeated="2" table:style-name="ce17"/>
          <table:table-cell office:value-type="float" office:value="39.164000000000001" table:style-name="ce13">
            <text:p>39.164</text:p>
          </table:table-cell>
          <table:table-cell table:number-columns-repeated="3" table:style-name="ce18"/>
          <table:table-cell office:value-type="float" office:value="3.9164000000000004E-2" table:formula="of:=[.P14]/[.D14]" table:style-name="ce13">
            <text:p>0.039164</text:p>
          </table:table-cell>
          <table:table-cell office:value-type="float" office:value="0" table:formula="of:=[.Q14]/[.D14]" table:style-name="ce1">
            <text:p>0</text:p>
          </table:table-cell>
          <table:table-cell table:number-columns-repeated="2" table:style-name="ce17"/>
          <table:table-cell table:number-columns-repeated="10" table:style-name="ce13"/>
          <table:table-cell table:number-columns-repeated="16351" table:style-name="ce1"/>
        </table:table-row>
        <table:table-row table:style-name="ro1">
          <table:table-cell office:value-type="string" table:style-name="ce15">
            <text:p>AGMW_kLTS</text:p>
          </table:table-cell>
          <table:table-cell table:style-name="ce16"/>
          <table:table-cell office:value-type="float" office:value="64" table:style-name="ce17">
            <text:p>64</text:p>
          </table:table-cell>
          <table:table-cell office:value-type="float" office:value="1000" table:style-name="ce17">
            <text:p>1000</text:p>
          </table:table-cell>
          <table:table-cell table:number-columns-repeated="3" table:style-name="ce3"/>
          <table:table-cell office:value-type="float" office:value="4704.1360000000004" table:style-name="ce13">
            <text:p>4704.136</text:p>
          </table:table-cell>
          <table:table-cell table:number-columns-repeated="3" table:style-name="ce13"/>
          <table:table-cell office:value-type="float" office:value="4.7041360000000001" table:formula="of:=[.H15]/[.D15]" table:style-name="ce17">
            <text:p>4.704136</text:p>
          </table:table-cell>
          <table:table-cell office:value-type="float" office:value="0" table:formula="of:=[.I15]/[.D15]" table:style-name="ce1">
            <text:p>0</text:p>
          </table:table-cell>
          <table:table-cell table:number-columns-repeated="2" table:style-name="ce17"/>
          <table:table-cell office:value-type="float" office:value="125.486" table:style-name="ce13">
            <text:p>125.486</text:p>
          </table:table-cell>
          <table:table-cell table:number-columns-repeated="3" table:style-name="ce18"/>
          <table:table-cell office:value-type="float" office:value="0.12548600000000001" table:formula="of:=[.P15]/[.D15]" table:style-name="ce13">
            <text:p>0.125486</text:p>
          </table:table-cell>
          <table:table-cell office:value-type="float" office:value="0" table:formula="of:=[.Q15]/[.D15]" table:style-name="ce1">
            <text:p>0</text:p>
          </table:table-cell>
          <table:table-cell table:number-columns-repeated="2" table:style-name="ce17"/>
          <table:table-cell table:number-columns-repeated="10" table:style-name="ce13"/>
          <table:table-cell table:number-columns-repeated="16351" table:style-name="ce1"/>
        </table:table-row>
        <table:table-row table:style-name="ro1">
          <table:table-cell table:style-name="ce1"/>
          <table:table-cell table:style-name="ce8"/>
          <table:table-cell table:number-columns-repeated="2" table:style-name="ce1"/>
          <table:table-cell table:number-columns-repeated="3" table:style-name="ce3"/>
          <table:table-cell table:style-name="ce5"/>
          <table:table-cell table:style-name="ce1"/>
          <table:table-cell table:number-columns-repeated="2" table:style-name="ce14"/>
          <table:table-cell table:style-name="ce5"/>
          <table:table-cell table:style-name="ce1"/>
          <table:table-cell table:number-columns-repeated="2" table:style-name="ce14"/>
          <table:table-cell table:style-name="ce7"/>
          <table:table-cell table:number-columns-repeated="3" table:style-name="ce9"/>
          <table:table-cell table:style-name="ce13"/>
          <table:table-cell table:style-name="ce1"/>
          <table:table-cell table:number-columns-repeated="2" table:style-name="ce9"/>
          <table:table-cell table:style-name="ce1"/>
          <table:table-cell table:style-name="ce5"/>
          <table:table-cell table:number-columns-repeated="3" table:style-name="ce14"/>
          <table:table-cell table:style-name="ce5"/>
          <table:table-cell table:number-columns-repeated="3" table:style-name="ce14"/>
          <table:table-cell table:style-name="ce7"/>
          <table:table-cell table:number-columns-repeated="3" table:style-name="ce9"/>
          <table:table-cell table:style-name="ce7"/>
          <table:table-cell table:number-columns-repeated="3" table:style-name="ce9"/>
          <table:table-cell table:number-columns-repeated="16344"/>
        </table:table-row>
        <table:table-row table:style-name="ro1">
          <table:table-cell office:value-type="string" table:style-name="ce20">
            <text:p>AGMW_MSNZB_ABZS</text:p>
          </table:table-cell>
          <table:table-cell table:style-name="ce21"/>
          <table:table-cell office:value-type="float" office:value="8" table:style-name="ce22">
            <text:p>8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3"/>
          <table:table-cell office:value-type="float" office:value="171.66800000000001" table:style-name="ce22">
            <text:p>171.668</text:p>
          </table:table-cell>
          <table:table-cell office:value-type="float" office:value="186.173" table:style-name="ce1">
            <text:p>186.173</text:p>
          </table:table-cell>
          <table:table-cell office:value-type="float" office:value="214.59399999999999" table:style-name="ce1">
            <text:p>214.594</text:p>
          </table:table-cell>
          <table:table-cell office:value-type="float" office:value="238.91200000000001" table:style-name="ce1">
            <text:p>238.912</text:p>
          </table:table-cell>
          <table:table-cell office:value-type="float" office:value="171.66800000000001" table:formula="of:=[.H17]/[.D17]" table:style-name="ce24">
            <text:p>171.668</text:p>
          </table:table-cell>
          <table:table-cell office:value-type="float" office:value="186.173" table:formula="of:=[.I17]/[.D17]" table:style-name="ce25">
            <text:p>186.173</text:p>
          </table:table-cell>
          <table:table-cell table:number-columns-repeated="2" table:style-name="ce24"/>
          <table:table-cell office:value-type="float" office:value="45.588999999999999" table:style-name="ce22">
            <text:p>45.589</text:p>
          </table:table-cell>
          <table:table-cell office:value-type="float" office:value="49.622" table:style-name="ce13">
            <text:p>49.622</text:p>
          </table:table-cell>
          <table:table-cell office:value-type="float" office:value="66.44" table:style-name="ce13">
            <text:p>66.44</text:p>
          </table:table-cell>
          <table:table-cell office:value-type="float" office:value="83.29" table:style-name="ce13">
            <text:p>83.29</text:p>
          </table:table-cell>
          <table:table-cell office:value-type="float" office:value="45.588999999999999" table:formula="of:=[.P17]/[.D17]" table:style-name="ce24">
            <text:p>45.589</text:p>
          </table:table-cell>
          <table:table-cell office:value-type="float" office:value="49.622" table:formula="of:=[.Q17]/[.D17]" table:style-name="ce25">
            <text:p>49.622</text:p>
          </table:table-cell>
          <table:table-cell table:number-columns-repeated="2" table:style-name="ce25"/>
          <table:table-cell table:style-name="ce1"/>
          <table:table-cell office:value-type="float" office:value="2088.895" table:style-name="ce1">
            <text:p>2088.895</text:p>
          </table:table-cell>
          <table:table-cell office:value-type="float" office:value="2245.3910000000001" table:style-name="ce1">
            <text:p>2245.391</text:p>
          </table:table-cell>
          <table:table-cell office:value-type="float" office:value="2327.5039999999999" table:style-name="ce1">
            <text:p>2327.504</text:p>
          </table:table-cell>
          <table:table-cell office:value-type="float" office:value="2401.02" table:style-name="ce1">
            <text:p>2401.02</text:p>
          </table:table-cell>
          <table:table-cell table:number-columns-repeated="4" table:style-name="ce1"/>
          <table:table-cell office:value-type="float" office:value="881.49400000000003" table:style-name="ce1">
            <text:p>881.494</text:p>
          </table:table-cell>
          <table:table-cell office:value-type="float" office:value="1001.671" table:style-name="ce1">
            <text:p>1001.671</text:p>
          </table:table-cell>
          <table:table-cell office:value-type="float" office:value="1046.8820000000001" table:style-name="ce1">
            <text:p>1046.882</text:p>
          </table:table-cell>
          <table:table-cell office:value-type="float" office:value="7897.0029999999997" table:style-name="ce1">
            <text:p>7897.003</text:p>
          </table:table-cell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26">
            <text:p>AGMW_MSNZB_SIRNN</text:p>
          </table:table-cell>
          <table:table-cell table:style-name="ce21"/>
          <table:table-cell office:value-type="float" office:value="8" table:style-name="ce22">
            <text:p>8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3"/>
          <table:table-cell office:value-type="float" office:value="317.166" table:style-name="ce22">
            <text:p>317.166</text:p>
          </table:table-cell>
          <table:table-cell office:value-type="float" office:value="429.04300000000001" table:style-name="ce1">
            <text:p>429.043</text:p>
          </table:table-cell>
          <table:table-cell office:value-type="float" office:value="505.75" table:style-name="ce1">
            <text:p>505.75</text:p>
          </table:table-cell>
          <table:table-cell office:value-type="float" office:value="698.74300000000005" table:style-name="ce1">
            <text:p>698.743</text:p>
          </table:table-cell>
          <table:table-cell office:value-type="float" office:value="317.166" table:formula="of:=[.H18]/[.D18]" table:style-name="ce24">
            <text:p>317.166</text:p>
          </table:table-cell>
          <table:table-cell office:value-type="float" office:value="429.04300000000001" table:formula="of:=[.I18]/[.D18]" table:style-name="ce25">
            <text:p>429.043</text:p>
          </table:table-cell>
          <table:table-cell table:number-columns-repeated="2" table:style-name="ce24"/>
          <table:table-cell office:value-type="float" office:value="217.553" table:style-name="ce22">
            <text:p>217.553</text:p>
          </table:table-cell>
          <table:table-cell office:value-type="float" office:value="311.55700000000002" table:style-name="ce13">
            <text:p>311.557</text:p>
          </table:table-cell>
          <table:table-cell office:value-type="float" office:value="378.44600000000003" table:style-name="ce13">
            <text:p>378.446</text:p>
          </table:table-cell>
          <table:table-cell office:value-type="float" office:value="563.375" table:style-name="ce13">
            <text:p>563.375</text:p>
          </table:table-cell>
          <table:table-cell office:value-type="float" office:value="217.553" table:formula="of:=[.P18]/[.D18]" table:style-name="ce24">
            <text:p>217.553</text:p>
          </table:table-cell>
          <table:table-cell office:value-type="float" office:value="311.55700000000002" table:formula="of:=[.Q18]/[.D18]" table:style-name="ce25">
            <text:p>311.557</text:p>
          </table:table-cell>
          <table:table-cell table:number-columns-repeated="2" table:style-name="ce25"/>
          <table:table-cell table:style-name="ce1"/>
          <table:table-cell office:value-type="float" office:value="5962.1490000000003" table:style-name="ce1">
            <text:p>5962.149</text:p>
          </table:table-cell>
          <table:table-cell office:value-type="float" office:value="6552.616" table:style-name="ce1">
            <text:p>6552.616</text:p>
          </table:table-cell>
          <table:table-cell office:value-type="float" office:value="7147.0519999999997" table:style-name="ce1">
            <text:p>7147.052</text:p>
          </table:table-cell>
          <table:table-cell office:value-type="float" office:value="1102.4760000000001" table:style-name="ce1">
            <text:p>1102.476</text:p>
          </table:table-cell>
          <table:table-cell table:number-columns-repeated="4" table:style-name="ce1"/>
          <table:table-cell office:value-type="float" office:value="4962.9560000000001" table:style-name="ce1">
            <text:p>4962.956</text:p>
          </table:table-cell>
          <table:table-cell office:value-type="float" office:value="5372.9369999999999" table:style-name="ce1">
            <text:p>5372.937</text:p>
          </table:table-cell>
          <table:table-cell office:value-type="float" office:value="5915.5360000000001" table:style-name="ce1">
            <text:p>5915.536</text:p>
          </table:table-cell>
          <table:table-cell office:value-type="float" office:value="6611.81" table:style-name="ce1">
            <text:p>6611.81</text:p>
          </table:table-cell>
          <table:table-cell table:number-columns-repeated="4" table:style-name="ce25"/>
          <table:table-cell table:number-columns-repeated="16344"/>
        </table:table-row>
        <table:table-row table:number-rows-repeated="5" table:style-name="ro1">
          <table:table-cell table:style-name="ce1"/>
          <table:table-cell table:style-name="ce8"/>
          <table:table-cell table:number-columns-repeated="2" table:style-name="ce1"/>
          <table:table-cell table:number-columns-repeated="3" table:style-name="ce3"/>
          <table:table-cell table:style-name="ce5"/>
          <table:table-cell table:style-name="ce1"/>
          <table:table-cell table:number-columns-repeated="2" table:style-name="ce14"/>
          <table:table-cell table:style-name="ce5"/>
          <table:table-cell table:style-name="ce1"/>
          <table:table-cell table:number-columns-repeated="2" table:style-name="ce14"/>
          <table:table-cell table:style-name="ce7"/>
          <table:table-cell table:number-columns-repeated="3" table:style-name="ce9"/>
          <table:table-cell table:style-name="ce13"/>
          <table:table-cell table:style-name="ce1"/>
          <table:table-cell table:number-columns-repeated="2" table:style-name="ce9"/>
          <table:table-cell table:style-name="ce1"/>
          <table:table-cell table:style-name="ce5"/>
          <table:table-cell table:number-columns-repeated="3" table:style-name="ce14"/>
          <table:table-cell table:style-name="ce5"/>
          <table:table-cell table:number-columns-repeated="3" table:style-name="ce14"/>
          <table:table-cell table:style-name="ce7"/>
          <table:table-cell table:number-columns-repeated="3" table:style-name="ce9"/>
          <table:table-cell table:style-name="ce7"/>
          <table:table-cell table:number-columns-repeated="3" table:style-name="ce9"/>
          <table:table-cell table:number-columns-repeated="16344"/>
        </table:table-row>
        <table:table-row table:style-name="ro1">
          <table:table-cell office:value-type="string" table:style-name="ce27">
            <text:p>Fx_Add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0" table:style-name="ce29">
            <text:p>1000</text:p>
          </table:table-cell>
          <table:table-cell table:number-columns-repeated="3" table:style-name="ce3"/>
          <table:table-cell office:value-type="float" office:value="240.80099999999999" table:style-name="ce13">
            <text:p>240.801</text:p>
          </table:table-cell>
          <table:table-cell office:value-type="float" office:value="2701.4270000000001" table:style-name="ce1">
            <text:p>2701.427</text:p>
          </table:table-cell>
          <table:table-cell table:number-columns-repeated="2" table:style-name="ce1"/>
          <table:table-cell office:value-type="float" office:value="0.24080099999999999" table:formula="of:=[.H24]/[.D24]" table:style-name="ce1">
            <text:p>0.240801</text:p>
          </table:table-cell>
          <table:table-cell office:value-type="float" office:value="2.7014270000000002" table:formula="of:=[.I24]/[.D24]" table:style-name="ce1">
            <text:p>2.701427</text:p>
          </table:table-cell>
          <table:table-cell table:number-columns-repeated="2" table:style-name="ce1"/>
          <table:table-cell office:value-type="float" office:value="18.817" table:style-name="ce1">
            <text:p>18.817</text:p>
          </table:table-cell>
          <table:table-cell office:value-type="float" office:value="32.408999999999999" table:style-name="ce1">
            <text:p>32.409</text:p>
          </table:table-cell>
          <table:table-cell table:number-columns-repeated="2" table:style-name="ce1"/>
          <table:table-cell office:value-type="float" office:value="1.8817E-2" table:formula="of:=[.P24]/[.D24]" table:style-name="ce13">
            <text:p>0.018817</text:p>
          </table:table-cell>
          <table:table-cell office:value-type="float" office:value="3.2409E-2" table:formula="of:=[.Q24]/[.D24]" table:style-name="ce1">
            <text:p>0.03240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0">
            <text:p>Fx_Add_circuit</text:p>
          </table:table-cell>
          <table:table-cell office:value-type="string" table:style-name="ce31">
            <text:p>Y</text:p>
          </table:table-cell>
          <table:table-cell office:value-type="float" office:value="64" table:style-name="ce32">
            <text:p>64</text:p>
          </table:table-cell>
          <table:table-cell office:value-type="float" office:value="1000" table:style-name="ce32">
            <text:p>1000</text:p>
          </table:table-cell>
          <table:table-cell table:number-columns-repeated="3" table:style-name="ce3"/>
          <table:table-cell office:value-type="float" office:value="230.31200000000001" table:style-name="ce13">
            <text:p>230.312</text:p>
          </table:table-cell>
          <table:table-cell office:value-type="float" office:value="2702.4270000000001" table:style-name="ce1">
            <text:p>2702.427</text:p>
          </table:table-cell>
          <table:table-cell table:number-columns-repeated="2" table:style-name="ce1"/>
          <table:table-cell office:value-type="float" office:value="0.23031200000000002" table:formula="of:=[.H25]/[.D25]" table:style-name="ce1">
            <text:p>0.230312</text:p>
          </table:table-cell>
          <table:table-cell office:value-type="float" office:value="2.7024270000000001" table:formula="of:=[.I25]/[.D25]" table:style-name="ce1">
            <text:p>2.702427</text:p>
          </table:table-cell>
          <table:table-cell table:number-columns-repeated="2" table:style-name="ce1"/>
          <table:table-cell office:value-type="float" office:value="35.290999999999997" table:style-name="ce1">
            <text:p>35.291</text:p>
          </table:table-cell>
          <table:table-cell office:value-type="float" office:value="63.322000000000003" table:style-name="ce1">
            <text:p>63.322</text:p>
          </table:table-cell>
          <table:table-cell table:number-columns-repeated="2" table:style-name="ce1"/>
          <table:table-cell office:value-type="float" office:value="3.5290999999999996E-2" table:formula="of:=[.P25]/[.D25]" table:style-name="ce13">
            <text:p>0.035291</text:p>
          </table:table-cell>
          <table:table-cell office:value-type="float" office:value="6.3322000000000003E-2" table:formula="of:=[.Q25]/[.D25]" table:style-name="ce1">
            <text:p>0.063322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3">
            <text:p>Fx_Lt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0" table:style-name="ce29">
            <text:p>1000</text:p>
          </table:table-cell>
          <table:table-cell table:number-columns-repeated="3" table:style-name="ce3"/>
          <table:table-cell office:value-type="float" office:value="203.18299999999999" table:style-name="ce13">
            <text:p>203.183</text:p>
          </table:table-cell>
          <table:table-cell office:value-type="float" office:value="248.01900000000001" table:style-name="ce1">
            <text:p>248.019</text:p>
          </table:table-cell>
          <table:table-cell table:number-columns-repeated="2" table:style-name="ce1"/>
          <table:table-cell office:value-type="float" office:value="0.203183" table:formula="of:=[.H26]/[.D26]" table:style-name="ce1">
            <text:p>0.203183</text:p>
          </table:table-cell>
          <table:table-cell office:value-type="float" office:value="0.24801900000000002" table:formula="of:=[.I26]/[.D26]" table:style-name="ce1">
            <text:p>0.248019</text:p>
          </table:table-cell>
          <table:table-cell table:number-columns-repeated="2" table:style-name="ce1"/>
          <table:table-cell office:value-type="float" office:value="48.506999999999998" table:style-name="ce1">
            <text:p>48.507</text:p>
          </table:table-cell>
          <table:table-cell office:value-type="float" office:value="68.683999999999997" table:style-name="ce1">
            <text:p>68.684</text:p>
          </table:table-cell>
          <table:table-cell table:number-columns-repeated="2" table:style-name="ce1"/>
          <table:table-cell office:value-type="float" office:value="4.8506999999999995E-2" table:formula="of:=[.P26]/[.D26]" table:style-name="ce13">
            <text:p>0.048507</text:p>
          </table:table-cell>
          <table:table-cell office:value-type="float" office:value="6.8683999999999995E-2" table:formula="of:=[.Q26]/[.D26]" table:style-name="ce1">
            <text:p>0.068684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4">
            <text:p>Fx_Lt_circuit</text:p>
          </table:table-cell>
          <table:table-cell office:value-type="string" table:style-name="ce31">
            <text:p>Y</text:p>
          </table:table-cell>
          <table:table-cell office:value-type="float" office:value="64" table:style-name="ce32">
            <text:p>64</text:p>
          </table:table-cell>
          <table:table-cell office:value-type="float" office:value="1000" table:style-name="ce32">
            <text:p>1000</text:p>
          </table:table-cell>
          <table:table-cell table:number-columns-repeated="3" table:style-name="ce3"/>
          <table:table-cell office:value-type="float" office:value="230.75899999999999" table:style-name="ce13">
            <text:p>230.759</text:p>
          </table:table-cell>
          <table:table-cell office:value-type="float" office:value="362.827" table:style-name="ce1">
            <text:p>362.827</text:p>
          </table:table-cell>
          <table:table-cell table:number-columns-repeated="2" table:style-name="ce1"/>
          <table:table-cell office:value-type="float" office:value="0.23075899999999999" table:formula="of:=[.H27]/[.D27]" table:style-name="ce1">
            <text:p>0.230759</text:p>
          </table:table-cell>
          <table:table-cell office:value-type="float" office:value="0.36282700000000001" table:formula="of:=[.I27]/[.D27]" table:style-name="ce1">
            <text:p>0.362827</text:p>
          </table:table-cell>
          <table:table-cell table:number-columns-repeated="2" table:style-name="ce1"/>
          <table:table-cell office:value-type="float" office:value="37.823" table:style-name="ce1">
            <text:p>37.823</text:p>
          </table:table-cell>
          <table:table-cell office:value-type="float" office:value="73.209000000000003" table:style-name="ce1">
            <text:p>73.209</text:p>
          </table:table-cell>
          <table:table-cell table:number-columns-repeated="2" table:style-name="ce1"/>
          <table:table-cell office:value-type="float" office:value="3.7823000000000002E-2" table:formula="of:=[.P27]/[.D27]" table:style-name="ce13">
            <text:p>0.037823</text:p>
          </table:table-cell>
          <table:table-cell office:value-type="float" office:value="7.3208999999999996E-2" table:formula="of:=[.Q27]/[.D27]" table:style-name="ce1">
            <text:p>0.07320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5">
            <text:p>Fx_Mul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0" table:style-name="ce29">
            <text:p>1000</text:p>
          </table:table-cell>
          <table:table-cell table:number-columns-repeated="3" table:style-name="ce3"/>
          <table:table-cell office:value-type="float" office:value="1676.72" table:style-name="ce36">
            <text:p>1676.72</text:p>
          </table:table-cell>
          <table:table-cell office:value-type="float" office:value="2703.4270000000001" table:style-name="ce1">
            <text:p>2703.427</text:p>
          </table:table-cell>
          <table:table-cell table:number-columns-repeated="2" table:style-name="ce1"/>
          <table:table-cell office:value-type="float" office:value="1.67672" table:formula="of:=[.H28]/[.D28]" table:style-name="ce1">
            <text:p>1.67672</text:p>
          </table:table-cell>
          <table:table-cell office:value-type="float" office:value="2.703427" table:formula="of:=[.I28]/[.D28]" table:style-name="ce1">
            <text:p>2.703427</text:p>
          </table:table-cell>
          <table:table-cell table:number-columns-repeated="2" table:style-name="ce1"/>
          <table:table-cell office:value-type="float" office:value="104.54600000000001" table:style-name="ce1">
            <text:p>104.546</text:p>
          </table:table-cell>
          <table:table-cell office:value-type="float" office:value="210.78299999999999" table:style-name="ce1">
            <text:p>210.783</text:p>
          </table:table-cell>
          <table:table-cell table:number-columns-repeated="2" table:style-name="ce1"/>
          <table:table-cell office:value-type="float" office:value="0.104546" table:formula="of:=[.P28]/[.D28]" table:style-name="ce13">
            <text:p>0.104546</text:p>
          </table:table-cell>
          <table:table-cell office:value-type="float" office:value="0.210783" table:formula="of:=[.Q28]/[.D28]" table:style-name="ce1">
            <text:p>0.210783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4">
            <text:p>Fx_Mul_circuit</text:p>
          </table:table-cell>
          <table:table-cell office:value-type="string" table:style-name="ce31">
            <text:p>Y</text:p>
          </table:table-cell>
          <table:table-cell office:value-type="float" office:value="64" table:style-name="ce32">
            <text:p>64</text:p>
          </table:table-cell>
          <table:table-cell office:value-type="float" office:value="1000" table:style-name="ce32">
            <text:p>1000</text:p>
          </table:table-cell>
          <table:table-cell table:number-columns-repeated="3" table:style-name="ce3"/>
          <table:table-cell office:value-type="float" office:value="5941.1750000000002" table:style-name="ce13">
            <text:p>5941.175</text:p>
          </table:table-cell>
          <table:table-cell office:value-type="float" office:value="16581.595000000001" table:style-name="ce1">
            <text:p>16581.595</text:p>
          </table:table-cell>
          <table:table-cell table:number-columns-repeated="2" table:style-name="ce1"/>
          <table:table-cell office:value-type="float" office:value="5.9411750000000003" table:formula="of:=[.H29]/[.D29]" table:style-name="ce1">
            <text:p>5.941175</text:p>
          </table:table-cell>
          <table:table-cell office:value-type="float" office:value="16.581595" table:formula="of:=[.I29]/[.D29]" table:style-name="ce1">
            <text:p>16.581595</text:p>
          </table:table-cell>
          <table:table-cell table:number-columns-repeated="2" table:style-name="ce1"/>
          <table:table-cell office:value-type="float" office:value="292.613" table:style-name="ce1">
            <text:p>292.613</text:p>
          </table:table-cell>
          <table:table-cell office:value-type="float" office:value="303.7" table:style-name="ce1">
            <text:p>303.7</text:p>
          </table:table-cell>
          <table:table-cell table:number-columns-repeated="2" table:style-name="ce1"/>
          <table:table-cell office:value-type="float" office:value="0.29261300000000001" table:formula="of:=[.P29]/[.D29]" table:style-name="ce13">
            <text:p>0.292613</text:p>
          </table:table-cell>
          <table:table-cell office:value-type="float" office:value="0.30369999999999997" table:formula="of:=[.Q29]/[.D29]" table:style-name="ce1">
            <text:p>0.3037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5">
            <text:p>Fx_Exp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0" table:style-name="ce29">
            <text:p>1000</text:p>
          </table:table-cell>
          <table:table-cell table:number-columns-repeated="3" table:style-name="ce3"/>
          <table:table-cell office:value-type="float" office:value="4396.3630000000003" table:style-name="ce36">
            <text:p>4396.363</text:p>
          </table:table-cell>
          <table:table-cell office:value-type="float" office:value="6707.067" table:style-name="ce1">
            <text:p>6707.067</text:p>
          </table:table-cell>
          <table:table-cell table:number-columns-repeated="2" table:style-name="ce1"/>
          <table:table-cell office:value-type="float" office:value="4.396363" table:formula="of:=[.H30]/[.D30]" table:style-name="ce1">
            <text:p>4.396363</text:p>
          </table:table-cell>
          <table:table-cell office:value-type="float" office:value="6.7070670000000003" table:formula="of:=[.I30]/[.D30]" table:style-name="ce1">
            <text:p>6.707067</text:p>
          </table:table-cell>
          <table:table-cell table:number-columns-repeated="2" table:style-name="ce1"/>
          <table:table-cell office:value-type="float" office:value="305.15800000000002" table:style-name="ce1">
            <text:p>305.158</text:p>
          </table:table-cell>
          <table:table-cell office:value-type="float" office:value="442.01299999999998" table:style-name="ce1">
            <text:p>442.013</text:p>
          </table:table-cell>
          <table:table-cell table:number-columns-repeated="2" table:style-name="ce1"/>
          <table:table-cell office:value-type="float" office:value="0.30515800000000004" table:formula="of:=[.P30]/[.D30]" table:style-name="ce13">
            <text:p>0.305158</text:p>
          </table:table-cell>
          <table:table-cell office:value-type="float" office:value="0.44201299999999999" table:formula="of:=[.Q30]/[.D30]" table:style-name="ce1">
            <text:p>0.442013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4">
            <text:p>Fx_Exp_circuit</text:p>
          </table:table-cell>
          <table:table-cell office:value-type="string" table:style-name="ce31">
            <text:p>Y</text:p>
          </table:table-cell>
          <table:table-cell office:value-type="float" office:value="64" table:style-name="ce32">
            <text:p>64</text:p>
          </table:table-cell>
          <table:table-cell office:value-type="float" office:value="1000" table:style-name="ce32">
            <text:p>1000</text:p>
          </table:table-cell>
          <table:table-cell table:number-columns-repeated="3" table:style-name="ce3"/>
          <table:table-cell office:value-type="float" office:value="12614.22" table:style-name="ce13">
            <text:p>12614.22</text:p>
          </table:table-cell>
          <table:table-cell office:value-type="float" office:value="36321.368000000002" table:style-name="ce1">
            <text:p>36321.368</text:p>
          </table:table-cell>
          <table:table-cell table:number-columns-repeated="2" table:style-name="ce1"/>
          <table:table-cell office:value-type="float" office:value="12.61422" table:formula="of:=[.H31]/[.D31]" table:style-name="ce1">
            <text:p>12.61422</text:p>
          </table:table-cell>
          <table:table-cell office:value-type="float" office:value="36.321368" table:formula="of:=[.I31]/[.D31]" table:style-name="ce1">
            <text:p>36.321368</text:p>
          </table:table-cell>
          <table:table-cell table:number-columns-repeated="2" table:style-name="ce1"/>
          <table:table-cell office:value-type="float" office:value="796.44100000000003" table:style-name="ce1">
            <text:p>796.441</text:p>
          </table:table-cell>
          <table:table-cell office:value-type="float" office:value="471.108" table:style-name="ce1">
            <text:p>471.108</text:p>
          </table:table-cell>
          <table:table-cell table:number-columns-repeated="2" table:style-name="ce1"/>
          <table:table-cell office:value-type="float" office:value="0.79644100000000007" table:formula="of:=[.P31]/[.D31]" table:style-name="ce13">
            <text:p>0.796441</text:p>
          </table:table-cell>
          <table:table-cell office:value-type="float" office:value="0.47110800000000003" table:formula="of:=[.Q31]/[.D31]" table:style-name="ce1">
            <text:p>0.471108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3">
            <text:p>Fx_Sqrt_P0132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0" table:style-name="ce29">
            <text:p>1000</text:p>
          </table:table-cell>
          <table:table-cell table:number-columns-repeated="3" table:style-name="ce3"/>
          <table:table-cell office:value-type="float" office:value="10285.598" table:style-name="ce13">
            <text:p>10285.598</text:p>
          </table:table-cell>
          <table:table-cell office:value-type="float" office:value="15571.025" table:style-name="ce1">
            <text:p>15571.025</text:p>
          </table:table-cell>
          <table:table-cell table:number-columns-repeated="2" table:style-name="ce1"/>
          <table:table-cell office:value-type="float" office:value="10.285598" table:formula="of:=[.H32]/[.D32]" table:style-name="ce1">
            <text:p>10.285598</text:p>
          </table:table-cell>
          <table:table-cell office:value-type="float" office:value="15.571024999999999" table:formula="of:=[.I32]/[.D32]" table:style-name="ce1">
            <text:p>15.571025</text:p>
          </table:table-cell>
          <table:table-cell table:number-columns-repeated="2" table:style-name="ce1"/>
          <table:table-cell office:value-type="float" office:value="1009.401" table:style-name="ce1">
            <text:p>1009.401</text:p>
          </table:table-cell>
          <table:table-cell office:value-type="float" office:value="1034.4549999999999" table:style-name="ce1">
            <text:p>1034.455</text:p>
          </table:table-cell>
          <table:table-cell table:number-columns-repeated="2" table:style-name="ce1"/>
          <table:table-cell office:value-type="float" office:value="1.009401" table:formula="of:=[.P32]/[.D32]" table:style-name="ce1">
            <text:p>1.009401</text:p>
          </table:table-cell>
          <table:table-cell office:value-type="float" office:value="1.0344549999999999" table:formula="of:=[.Q32]/[.D32]" table:style-name="ce1">
            <text:p>1.03445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7">
            <text:p>Fx_Sqrt_P0132_circuit</text:p>
          </table:table-cell>
          <table:table-cell office:value-type="string" table:style-name="ce31">
            <text:p>Y</text:p>
          </table:table-cell>
          <table:table-cell office:value-type="float" office:value="64" table:style-name="ce32">
            <text:p>64</text:p>
          </table:table-cell>
          <table:table-cell office:value-type="float" office:value="1000" table:style-name="ce32">
            <text:p>1000</text:p>
          </table:table-cell>
          <table:table-cell table:number-columns-repeated="3" table:style-name="ce3"/>
          <table:table-cell office:value-type="float" office:value="5018.4769999999999" table:style-name="ce36">
            <text:p>5018.477</text:p>
          </table:table-cell>
          <table:table-cell office:value-type="float" office:value="13936.57" table:style-name="ce1">
            <text:p>13936.57</text:p>
          </table:table-cell>
          <table:table-cell table:number-columns-repeated="2" table:style-name="ce1"/>
          <table:table-cell office:value-type="float" office:value="5.0184769999999999" table:formula="of:=[.H33]/[.D33]" table:style-name="ce1">
            <text:p>5.018477</text:p>
          </table:table-cell>
          <table:table-cell office:value-type="float" office:value="13.93657" table:formula="of:=[.I33]/[.D33]" table:style-name="ce1">
            <text:p>13.93657</text:p>
          </table:table-cell>
          <table:table-cell table:number-columns-repeated="2" table:style-name="ce1"/>
          <table:table-cell office:value-type="float" office:value="324.10000000000002" table:style-name="ce1">
            <text:p>324.1</text:p>
          </table:table-cell>
          <table:table-cell office:value-type="float" office:value="284.81799999999998" table:style-name="ce1">
            <text:p>284.818</text:p>
          </table:table-cell>
          <table:table-cell table:number-columns-repeated="2" table:style-name="ce1"/>
          <table:table-cell office:value-type="float" office:value="0.3241" table:formula="of:=[.P33]/[.D33]" table:style-name="ce1">
            <text:p>0.3241</text:p>
          </table:table-cell>
          <table:table-cell office:value-type="float" office:value="0.28481799999999996" table:formula="of:=[.Q33]/[.D33]" table:style-name="ce1">
            <text:p>0.284818</text:p>
          </table:table-cell>
          <table:table-cell table:number-columns-repeated="16363"/>
        </table:table-row>
        <table:table-row table:style-name="ro1">
          <table:table-cell office:value-type="string" table:style-name="ce33">
            <text:p>Fx_Div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0" table:style-name="ce29">
            <text:p>1000</text:p>
          </table:table-cell>
          <table:table-cell table:number-columns-repeated="3" table:style-name="ce3"/>
          <table:table-cell office:value-type="float" office:value="26583.402999999998" table:style-name="ce13">
            <text:p>26583.403</text:p>
          </table:table-cell>
          <table:table-cell office:value-type="float" office:value="27689.377" table:style-name="ce1">
            <text:p>27689.377</text:p>
          </table:table-cell>
          <table:table-cell table:number-columns-repeated="2" table:style-name="ce1"/>
          <table:table-cell office:value-type="float" office:value="26.583402999999997" table:formula="of:=[.H34]/[.D34]" table:style-name="ce1">
            <text:p>26.583403</text:p>
          </table:table-cell>
          <table:table-cell office:value-type="float" office:value="27.689377" table:formula="of:=[.I34]/[.D34]" table:style-name="ce1">
            <text:p>27.689377</text:p>
          </table:table-cell>
          <table:table-cell table:number-columns-repeated="2" table:style-name="ce1"/>
          <table:table-cell office:value-type="float" office:value="25274.043000000001" table:style-name="ce1">
            <text:p>25274.043</text:p>
          </table:table-cell>
          <table:table-cell office:value-type="float" office:value="25759.839" table:style-name="ce1">
            <text:p>25759.839</text:p>
          </table:table-cell>
          <table:table-cell table:number-columns-repeated="2" table:style-name="ce1"/>
          <table:table-cell office:value-type="float" office:value="25.274043000000002" table:formula="of:=[.P34]/[.D34]" table:style-name="ce13">
            <text:p>25.274043</text:p>
          </table:table-cell>
          <table:table-cell office:value-type="float" office:value="25.759838999999999" table:formula="of:=[.Q34]/[.D34]" table:style-name="ce1">
            <text:p>25.759839</text:p>
          </table:table-cell>
          <table:table-cell table:number-columns-repeated="16363"/>
        </table:table-row>
        <table:table-row table:style-name="ro1">
          <table:table-cell office:value-type="string" table:style-name="ce37">
            <text:p>Fx_Div_circuit</text:p>
          </table:table-cell>
          <table:table-cell office:value-type="string" table:style-name="ce31">
            <text:p>Y</text:p>
          </table:table-cell>
          <table:table-cell office:value-type="float" office:value="64" table:style-name="ce32">
            <text:p>64</text:p>
          </table:table-cell>
          <table:table-cell office:value-type="float" office:value="1000" table:style-name="ce32">
            <text:p>1000</text:p>
          </table:table-cell>
          <table:table-cell table:number-columns-repeated="3" table:style-name="ce3"/>
          <table:table-cell office:value-type="float" office:value="5638.9120000000003" table:style-name="ce36">
            <text:p>5638.912</text:p>
          </table:table-cell>
          <table:table-cell office:value-type="float" office:value="14199.217000000001" table:style-name="ce1">
            <text:p>14199.217</text:p>
          </table:table-cell>
          <table:table-cell table:number-columns-repeated="2" table:style-name="ce1"/>
          <table:table-cell office:value-type="float" office:value="5.6389120000000004" table:formula="of:=[.H35]/[.D35]" table:style-name="ce1">
            <text:p>5.638912</text:p>
          </table:table-cell>
          <table:table-cell office:value-type="float" office:value="14.199217000000001" table:formula="of:=[.I35]/[.D35]" table:style-name="ce1">
            <text:p>14.199217</text:p>
          </table:table-cell>
          <table:table-cell table:number-columns-repeated="2" table:style-name="ce1"/>
          <table:table-cell office:value-type="float" office:value="1320.252" table:style-name="ce1">
            <text:p>1320.252</text:p>
          </table:table-cell>
          <table:table-cell office:value-type="float" office:value="1595.2909999999999" table:style-name="ce1">
            <text:p>1595.291</text:p>
          </table:table-cell>
          <table:table-cell table:number-columns-repeated="2" table:style-name="ce1"/>
          <table:table-cell office:value-type="float" office:value="1.320252" table:formula="of:=[.P35]/[.D35]" table:style-name="ce13">
            <text:p>1.320252</text:p>
          </table:table-cell>
          <table:table-cell office:value-type="float" office:value="1.595291" table:formula="of:=[.Q35]/[.D35]" table:style-name="ce1">
            <text:p>1.595291</text:p>
          </table:table-cell>
          <table:table-cell table:number-columns-repeated="16363"/>
        </table:table-row>
        <table:table-row table:number-rows-repeated="2" table:style-name="ro1">
          <table:table-cell table:number-columns-repeated="4" table:style-name="ce1"/>
          <table:table-cell table:number-columns-repeated="3" table:style-name="ce13"/>
          <table:table-cell table:number-columns-repeated="12" table:style-name="ce1"/>
          <table:table-cell table:style-name="ce13"/>
          <table:table-cell table:number-columns-repeated="16364" table:style-name="ce1"/>
        </table:table-row>
        <table:table-row table:style-name="ro1">
          <table:table-cell office:value-type="string" table:style-name="ce27">
            <text:p>Fx_Add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" table:style-name="ce29">
            <text:p>100</text:p>
          </table:table-cell>
          <table:table-cell table:number-columns-repeated="3" table:style-name="ce38"/>
          <table:table-cell office:value-type="float" office:value="108.878" table:style-name="ce29">
            <text:p>108.878</text:p>
          </table:table-cell>
          <table:table-cell office:value-type="float" office:value="127.121" table:style-name="ce29">
            <text:p>127.121</text:p>
          </table:table-cell>
          <table:table-cell table:number-columns-repeated="2" table:style-name="ce29"/>
          <table:table-cell office:value-type="float" office:value="1.0887800000000001" table:formula="of:=[.H38]/[.D38]" table:style-name="ce29">
            <text:p>1.08878</text:p>
          </table:table-cell>
          <table:table-cell office:value-type="float" office:value="1.27121" table:formula="of:=[.I38]/[.D38]" table:style-name="ce29">
            <text:p>1.27121</text:p>
          </table:table-cell>
          <table:table-cell table:number-columns-repeated="2" table:style-name="ce29"/>
          <table:table-cell office:value-type="float" office:value="15.074" table:style-name="ce39">
            <text:p>15.074</text:p>
          </table:table-cell>
          <table:table-cell office:value-type="float" office:value="15.141" table:style-name="ce29">
            <text:p>15.141</text:p>
          </table:table-cell>
          <table:table-cell table:number-columns-repeated="2" table:style-name="ce29"/>
          <table:table-cell office:value-type="float" office:value="0.15073999999999999" table:formula="of:=[.P38]/[.D38]" table:style-name="ce29">
            <text:p>0.15074</text:p>
          </table:table-cell>
          <table:table-cell office:value-type="float" office:value="0.15140999999999999" table:formula="of:=[.Q38]/[.D38]" table:style-name="ce29">
            <text:p>0.15141</text:p>
          </table:table-cell>
          <table:table-cell table:number-columns-repeated="16363" table:style-name="ce29"/>
        </table:table-row>
        <table:table-row table:style-name="ro1">
          <table:table-cell office:value-type="string" table:style-name="ce40">
            <text:p>Fx_Add_agmw</text:p>
          </table:table-cell>
          <table:table-cell office:value-type="string" table:style-name="ce41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3"/>
          <table:table-cell office:value-type="float" office:value="23.713000000000001" table:style-name="ce36">
            <text:p>23.713</text:p>
          </table:table-cell>
          <table:table-cell office:value-type="float" office:value="28.757000000000001" table:style-name="ce13">
            <text:p>28.757</text:p>
          </table:table-cell>
          <table:table-cell table:number-columns-repeated="2" table:style-name="ce1"/>
          <table:table-cell office:value-type="float" office:value="0.23713000000000001" table:formula="of:=[.H39]/[.D39]" table:style-name="ce1">
            <text:p>0.23713</text:p>
          </table:table-cell>
          <table:table-cell office:value-type="float" office:value="0.28756999999999999" table:formula="of:=[.I39]/[.D39]" table:style-name="ce1">
            <text:p>0.28757</text:p>
          </table:table-cell>
          <table:table-cell table:number-columns-repeated="2" table:style-name="ce1"/>
          <table:table-cell office:value-type="float" office:value="14.895" table:style-name="ce13">
            <text:p>14.895</text:p>
          </table:table-cell>
          <table:table-cell office:value-type="float" office:value="16.052" table:style-name="ce13">
            <text:p>16.052</text:p>
          </table:table-cell>
          <table:table-cell table:number-columns-repeated="2" table:style-name="ce1"/>
          <table:table-cell office:value-type="float" office:value="0.14895" table:formula="of:=[.P39]/[.D39]" table:style-name="ce13">
            <text:p>0.14895</text:p>
          </table:table-cell>
          <table:table-cell office:value-type="float" office:value="0.16052" table:formula="of:=[.Q39]/[.D39]" table:style-name="ce1">
            <text:p>0.16052</text:p>
          </table:table-cell>
          <table:table-cell table:number-columns-repeated="16363"/>
        </table:table-row>
        <table:table-row table:style-name="ro1">
          <table:table-cell office:value-type="string" table:style-name="ce33">
            <text:p>Fx_Lt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" table:style-name="ce29">
            <text:p>100</text:p>
          </table:table-cell>
          <table:table-cell table:number-columns-repeated="3" table:style-name="ce38"/>
          <table:table-cell office:value-type="float" office:value="146.86500000000001" table:style-name="ce29">
            <text:p>146.865</text:p>
          </table:table-cell>
          <table:table-cell office:value-type="float" office:value="155.55600000000001" table:style-name="ce29">
            <text:p>155.556</text:p>
          </table:table-cell>
          <table:table-cell table:number-columns-repeated="2" table:style-name="ce29"/>
          <table:table-cell office:value-type="float" office:value="1.46865" table:formula="of:=[.H40]/[.D40]" table:style-name="ce29">
            <text:p>1.46865</text:p>
          </table:table-cell>
          <table:table-cell office:value-type="float" office:value="1.5555600000000001" table:formula="of:=[.I40]/[.D40]" table:style-name="ce29">
            <text:p>1.55556</text:p>
          </table:table-cell>
          <table:table-cell table:number-columns-repeated="2" table:style-name="ce29"/>
          <table:table-cell office:value-type="float" office:value="56.228999999999999" table:style-name="ce39">
            <text:p>56.229</text:p>
          </table:table-cell>
          <table:table-cell office:value-type="float" office:value="56.143999999999998" table:style-name="ce29">
            <text:p>56.144</text:p>
          </table:table-cell>
          <table:table-cell table:number-columns-repeated="2" table:style-name="ce29"/>
          <table:table-cell office:value-type="float" office:value="0.56228999999999996" table:formula="of:=[.P40]/[.D40]" table:style-name="ce29">
            <text:p>0.56229</text:p>
          </table:table-cell>
          <table:table-cell office:value-type="float" office:value="0.56143999999999994" table:formula="of:=[.Q40]/[.D40]" table:style-name="ce29">
            <text:p>0.56144</text:p>
          </table:table-cell>
          <table:table-cell table:number-columns-repeated="16363" table:style-name="ce29"/>
        </table:table-row>
        <table:table-row table:style-name="ro1">
          <table:table-cell office:value-type="string" table:style-name="ce43">
            <text:p>Fx_Lt_agmw</text:p>
          </table:table-cell>
          <table:table-cell office:value-type="string" table:style-name="ce41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3"/>
          <table:table-cell office:value-type="float" office:value="5156.0770000000002" table:style-name="ce13">
            <text:p>5156.077</text:p>
          </table:table-cell>
          <table:table-cell office:value-type="float" office:value="6311.9949999999999" table:style-name="ce13">
            <text:p>6311.995</text:p>
          </table:table-cell>
          <table:table-cell table:number-columns-repeated="2" table:style-name="ce1"/>
          <table:table-cell office:value-type="float" office:value="51.560770000000005" table:formula="of:=[.H41]/[.D41]" table:style-name="ce1">
            <text:p>51.56077</text:p>
          </table:table-cell>
          <table:table-cell office:value-type="float" office:value="63.119949999999996" table:formula="of:=[.I41]/[.D41]" table:style-name="ce1">
            <text:p>63.11995</text:p>
          </table:table-cell>
          <table:table-cell table:number-columns-repeated="2" table:style-name="ce1"/>
          <table:table-cell office:value-type="float" office:value="21.981000000000002" table:style-name="ce13">
            <text:p>21.981</text:p>
          </table:table-cell>
          <table:table-cell office:value-type="float" office:value="27.908999999999999" table:style-name="ce13">
            <text:p>27.909</text:p>
          </table:table-cell>
          <table:table-cell table:number-columns-repeated="2" table:style-name="ce1"/>
          <table:table-cell office:value-type="float" office:value="0.21981000000000001" table:formula="of:=[.P41]/[.D41]" table:style-name="ce13">
            <text:p>0.21981</text:p>
          </table:table-cell>
          <table:table-cell office:value-type="float" office:value="0.27909" table:formula="of:=[.Q41]/[.D41]" table:style-name="ce1">
            <text:p>0.27909</text:p>
          </table:table-cell>
          <table:table-cell table:number-columns-repeated="16363"/>
        </table:table-row>
        <table:table-row table:style-name="ro1">
          <table:table-cell office:value-type="string" table:style-name="ce35">
            <text:p>Fx_Mul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" table:style-name="ce29">
            <text:p>100</text:p>
          </table:table-cell>
          <table:table-cell table:number-columns-repeated="3" table:style-name="ce38"/>
          <table:table-cell office:value-type="float" office:value="401.548" table:style-name="ce44">
            <text:p>401.548</text:p>
          </table:table-cell>
          <table:table-cell office:value-type="float" office:value="527.17700000000002" table:style-name="ce29">
            <text:p>527.177</text:p>
          </table:table-cell>
          <table:table-cell table:number-columns-repeated="2" table:style-name="ce29"/>
          <table:table-cell office:value-type="float" office:value="4.0154800000000002" table:formula="of:=[.H42]/[.D42]" table:style-name="ce29">
            <text:p>4.01548</text:p>
          </table:table-cell>
          <table:table-cell office:value-type="float" office:value="5.2717700000000001" table:formula="of:=[.I42]/[.D42]" table:style-name="ce29">
            <text:p>5.27177</text:p>
          </table:table-cell>
          <table:table-cell table:number-columns-repeated="2" table:style-name="ce29"/>
          <table:table-cell office:value-type="float" office:value="83.528000000000006" table:style-name="ce39">
            <text:p>83.528</text:p>
          </table:table-cell>
          <table:table-cell office:value-type="float" office:value="109.206" table:style-name="ce29">
            <text:p>109.206</text:p>
          </table:table-cell>
          <table:table-cell table:number-columns-repeated="2" table:style-name="ce29"/>
          <table:table-cell office:value-type="float" office:value="0.83528000000000002" table:formula="of:=[.P42]/[.D42]" table:style-name="ce29">
            <text:p>0.83528</text:p>
          </table:table-cell>
          <table:table-cell office:value-type="float" office:value="1.09206" table:formula="of:=[.Q42]/[.D42]" table:style-name="ce29">
            <text:p>1.09206</text:p>
          </table:table-cell>
          <table:table-cell table:number-columns-repeated="16363" table:style-name="ce29"/>
        </table:table-row>
        <table:table-row table:style-name="ro1">
          <table:table-cell office:value-type="string" table:style-name="ce43">
            <text:p>Fx_Mul_agmw</text:p>
          </table:table-cell>
          <table:table-cell office:value-type="string" table:style-name="ce41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3"/>
          <table:table-cell office:value-type="float" office:value="5149.6130000000003" table:style-name="ce13">
            <text:p>5149.613</text:p>
          </table:table-cell>
          <table:table-cell office:value-type="float" office:value="6341.8950000000004" table:style-name="ce13">
            <text:p>6341.895</text:p>
          </table:table-cell>
          <table:table-cell table:number-columns-repeated="2" table:style-name="ce1"/>
          <table:table-cell office:value-type="float" office:value="51.496130000000001" table:formula="of:=[.H43]/[.D43]" table:style-name="ce1">
            <text:p>51.49613</text:p>
          </table:table-cell>
          <table:table-cell office:value-type="float" office:value="63.418950000000002" table:formula="of:=[.I43]/[.D43]" table:style-name="ce1">
            <text:p>63.41895</text:p>
          </table:table-cell>
          <table:table-cell table:number-columns-repeated="2" table:style-name="ce1"/>
          <table:table-cell office:value-type="float" office:value="20.140999999999998" table:style-name="ce13">
            <text:p>20.141</text:p>
          </table:table-cell>
          <table:table-cell office:value-type="float" office:value="29.844000000000001" table:style-name="ce13">
            <text:p>29.844</text:p>
          </table:table-cell>
          <table:table-cell table:number-columns-repeated="2" table:style-name="ce1"/>
          <table:table-cell office:value-type="float" office:value="0.20140999999999998" table:formula="of:=[.P43]/[.D43]" table:style-name="ce13">
            <text:p>0.20141</text:p>
          </table:table-cell>
          <table:table-cell office:value-type="float" office:value="0.29844000000000004" table:formula="of:=[.Q43]/[.D43]" table:style-name="ce1">
            <text:p>0.29844</text:p>
          </table:table-cell>
          <table:table-cell table:number-columns-repeated="16363"/>
        </table:table-row>
        <table:table-row table:style-name="ro1">
          <table:table-cell office:value-type="string" table:style-name="ce33">
            <text:p>Fx_Exp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" table:style-name="ce29">
            <text:p>100</text:p>
          </table:table-cell>
          <table:table-cell table:number-columns-repeated="3" table:style-name="ce38"/>
          <table:table-cell office:value-type="float" office:value="863.48" table:style-name="ce29">
            <text:p>863.48</text:p>
          </table:table-cell>
          <table:table-cell office:value-type="float" office:value="1198.1210000000001" table:style-name="ce29">
            <text:p>1198.121</text:p>
          </table:table-cell>
          <table:table-cell table:number-columns-repeated="2" table:style-name="ce29"/>
          <table:table-cell office:value-type="float" office:value="8.6348000000000003" table:formula="of:=[.H44]/[.D44]" table:style-name="ce29">
            <text:p>8.6348</text:p>
          </table:table-cell>
          <table:table-cell office:value-type="float" office:value="11.981210000000001" table:formula="of:=[.I44]/[.D44]" table:style-name="ce29">
            <text:p>11.98121</text:p>
          </table:table-cell>
          <table:table-cell table:number-columns-repeated="2" table:style-name="ce29"/>
          <table:table-cell office:value-type="float" office:value="265.06700000000001" table:style-name="ce39">
            <text:p>265.067</text:p>
          </table:table-cell>
          <table:table-cell office:value-type="float" office:value="338.86200000000002" table:style-name="ce29">
            <text:p>338.862</text:p>
          </table:table-cell>
          <table:table-cell table:number-columns-repeated="2" table:style-name="ce29"/>
          <table:table-cell office:value-type="float" office:value="2.6506699999999999" table:formula="of:=[.P44]/[.D44]" table:style-name="ce29">
            <text:p>2.65067</text:p>
          </table:table-cell>
          <table:table-cell office:value-type="float" office:value="3.3886200000000004" table:formula="of:=[.Q44]/[.D44]" table:style-name="ce29">
            <text:p>3.38862</text:p>
          </table:table-cell>
          <table:table-cell table:number-columns-repeated="16363" table:style-name="ce29"/>
        </table:table-row>
        <table:table-row table:style-name="ro1">
          <table:table-cell office:value-type="string" table:style-name="ce43">
            <text:p>Fx_Exp_agmw</text:p>
          </table:table-cell>
          <table:table-cell office:value-type="string" table:style-name="ce41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3"/>
          <table:table-cell office:value-type="float" office:value="157129.21400000001" table:style-name="ce13">
            <text:p>157129.214</text:p>
          </table:table-cell>
          <table:table-cell office:value-type="float" office:value="191780.416" table:style-name="ce13">
            <text:p>191780.416</text:p>
          </table:table-cell>
          <table:table-cell table:number-columns-repeated="2" table:style-name="ce1"/>
          <table:table-cell office:value-type="float" office:value="1571.29214" table:formula="of:=[.H45]/[.D45]" table:style-name="ce1">
            <text:p>1571.29214</text:p>
          </table:table-cell>
          <table:table-cell office:value-type="float" office:value="1917.8041599999999" table:formula="of:=[.I45]/[.D45]" table:style-name="ce1">
            <text:p>1917.80416</text:p>
          </table:table-cell>
          <table:table-cell table:number-columns-repeated="2" table:style-name="ce1"/>
          <table:table-cell office:value-type="float" office:value="682.02700000000004" table:style-name="ce13">
            <text:p>682.027</text:p>
          </table:table-cell>
          <table:table-cell office:value-type="float" office:value="1240.008" table:style-name="ce13">
            <text:p>1240.008</text:p>
          </table:table-cell>
          <table:table-cell table:number-columns-repeated="2" table:style-name="ce1"/>
          <table:table-cell office:value-type="float" office:value="6.8202700000000007" table:formula="of:=[.P45]/[.D45]" table:style-name="ce13">
            <text:p>6.82027</text:p>
          </table:table-cell>
          <table:table-cell office:value-type="float" office:value="12.400080000000001" table:formula="of:=[.Q45]/[.D45]" table:style-name="ce1">
            <text:p>12.40008</text:p>
          </table:table-cell>
          <table:table-cell table:number-columns-repeated="16363"/>
        </table:table-row>
        <table:table-row table:style-name="ro1">
          <table:table-cell office:value-type="string" table:style-name="ce33">
            <text:p>Fx_Sqrt_P0132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" table:style-name="ce29">
            <text:p>100</text:p>
          </table:table-cell>
          <table:table-cell table:number-columns-repeated="3" table:style-name="ce38"/>
          <table:table-cell office:value-type="float" office:value="2155.6390000000001" table:style-name="ce29">
            <text:p>2155.639</text:p>
          </table:table-cell>
          <table:table-cell office:value-type="float" office:value="2930.9650000000001" table:style-name="ce29">
            <text:p>2930.965</text:p>
          </table:table-cell>
          <table:table-cell table:number-columns-repeated="2" table:style-name="ce29"/>
          <table:table-cell office:value-type="float" office:value="21.55639" table:formula="of:=[.H46]/[.D46]" table:style-name="ce29">
            <text:p>21.55639</text:p>
          </table:table-cell>
          <table:table-cell office:value-type="float" office:value="29.309650000000001" table:formula="of:=[.I46]/[.D46]" table:style-name="ce29">
            <text:p>29.30965</text:p>
          </table:table-cell>
          <table:table-cell table:number-columns-repeated="2" table:style-name="ce29"/>
          <table:table-cell office:value-type="float" office:value="872.52" table:style-name="ce39">
            <text:p>872.52</text:p>
          </table:table-cell>
          <table:table-cell office:value-type="float" office:value="1039.77" table:style-name="ce29">
            <text:p>1039.77</text:p>
          </table:table-cell>
          <table:table-cell table:number-columns-repeated="2" table:style-name="ce29"/>
          <table:table-cell office:value-type="float" office:value="8.7251999999999992" table:formula="of:=[.P46]/[.D46]" table:style-name="ce29">
            <text:p>8.7252</text:p>
          </table:table-cell>
          <table:table-cell office:value-type="float" office:value="10.3977" table:formula="of:=[.Q46]/[.D46]" table:style-name="ce29">
            <text:p>10.3977</text:p>
          </table:table-cell>
          <table:table-cell table:number-columns-repeated="16363" table:style-name="ce29"/>
        </table:table-row>
        <table:table-row table:style-name="ro1">
          <table:table-cell office:value-type="string" table:style-name="ce43">
            <text:p>Fx_Sqrt_P0132_agmw</text:p>
          </table:table-cell>
          <table:table-cell office:value-type="string" table:style-name="ce41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45"/>
          <table:table-cell office:value-type="float" office:value="75756.106" table:style-name="ce42">
            <text:p>75756.106</text:p>
          </table:table-cell>
          <table:table-cell office:value-type="float" office:value="92268.548999999999" table:style-name="ce1">
            <text:p>92268.549</text:p>
          </table:table-cell>
          <table:table-cell table:number-columns-repeated="2" table:style-name="ce1"/>
          <table:table-cell office:value-type="float" office:value="757.56106" table:formula="of:=[.H47]/[.D47]" table:style-name="ce1">
            <text:p>757.56106</text:p>
          </table:table-cell>
          <table:table-cell office:value-type="float" office:value="922.68548999999996" table:formula="of:=[.I47]/[.D47]" table:style-name="ce1">
            <text:p>922.68549</text:p>
          </table:table-cell>
          <table:table-cell table:number-columns-repeated="2" table:style-name="ce1"/>
          <table:table-cell office:value-type="float" office:value="182.88900000000001" table:style-name="ce42">
            <text:p>182.889</text:p>
          </table:table-cell>
          <table:table-cell office:value-type="float" office:value="375.47300000000001" table:style-name="ce1">
            <text:p>375.473</text:p>
          </table:table-cell>
          <table:table-cell table:number-columns-repeated="2" table:style-name="ce1"/>
          <table:table-cell office:value-type="float" office:value="1.8288900000000001" table:formula="of:=[.P47]/[.D47]" table:style-name="ce1">
            <text:p>1.82889</text:p>
          </table:table-cell>
          <table:table-cell office:value-type="float" office:value="3.7547300000000003" table:formula="of:=[.Q47]/[.D47]" table:style-name="ce1">
            <text:p>3.75473</text:p>
          </table:table-cell>
          <table:table-cell table:number-columns-repeated="16363"/>
        </table:table-row>
        <table:table-row table:style-name="ro1">
          <table:table-cell office:value-type="string" table:style-name="ce33">
            <text:p>Fx_Div_circuit</text:p>
          </table:table-cell>
          <table:table-cell office:value-type="string" table:style-name="ce28">
            <text:p>B</text:p>
          </table:table-cell>
          <table:table-cell office:value-type="float" office:value="64" table:style-name="ce29">
            <text:p>64</text:p>
          </table:table-cell>
          <table:table-cell office:value-type="float" office:value="100" table:style-name="ce29">
            <text:p>100</text:p>
          </table:table-cell>
          <table:table-cell table:number-columns-repeated="3" table:style-name="ce38"/>
          <table:table-cell office:value-type="float" office:value="25132.609" table:style-name="ce29">
            <text:p>25132.609</text:p>
          </table:table-cell>
          <table:table-cell office:value-type="float" office:value="22564.109" table:style-name="ce29">
            <text:p>22564.109</text:p>
          </table:table-cell>
          <table:table-cell table:number-columns-repeated="2" table:style-name="ce29"/>
          <table:table-cell office:value-type="float" office:value="251.32608999999999" table:formula="of:=[.H48]/[.D48]" table:style-name="ce29">
            <text:p>251.32609</text:p>
          </table:table-cell>
          <table:table-cell office:value-type="float" office:value="225.64108999999999" table:formula="of:=[.I48]/[.D48]" table:style-name="ce29">
            <text:p>225.64109</text:p>
          </table:table-cell>
          <table:table-cell table:number-columns-repeated="2" table:style-name="ce29"/>
          <table:table-cell office:value-type="float" office:value="24841.076000000001" table:style-name="ce39">
            <text:p>24841.076</text:p>
          </table:table-cell>
          <table:table-cell office:value-type="float" office:value="22203.053" table:style-name="ce29">
            <text:p>22203.053</text:p>
          </table:table-cell>
          <table:table-cell table:number-columns-repeated="2" table:style-name="ce29"/>
          <table:table-cell office:value-type="float" office:value="248.41076000000001" table:formula="of:=[.P48]/[.D48]" table:style-name="ce29">
            <text:p>248.41076</text:p>
          </table:table-cell>
          <table:table-cell office:value-type="float" office:value="222.03053" table:formula="of:=[.Q48]/[.D48]" table:style-name="ce29">
            <text:p>222.03053</text:p>
          </table:table-cell>
          <table:table-cell table:number-columns-repeated="16363" table:style-name="ce29"/>
        </table:table-row>
        <table:table-row table:style-name="ro1">
          <table:table-cell office:value-type="string" table:style-name="ce43">
            <text:p>Fx_Div_agmw</text:p>
          </table:table-cell>
          <table:table-cell office:value-type="string" table:style-name="ce41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3"/>
          <table:table-cell office:value-type="float" office:value="50401.042000000001" table:style-name="ce13">
            <text:p>50401.042</text:p>
          </table:table-cell>
          <table:table-cell office:value-type="float" office:value="61645.71" table:style-name="ce13">
            <text:p>61645.71</text:p>
          </table:table-cell>
          <table:table-cell table:number-columns-repeated="2" table:style-name="ce1"/>
          <table:table-cell office:value-type="float" office:value="504.01042000000001" table:formula="of:=[.H49]/[.D49]" table:style-name="ce1">
            <text:p>504.01042</text:p>
          </table:table-cell>
          <table:table-cell office:value-type="float" office:value="616.45709999999997" table:formula="of:=[.I49]/[.D49]" table:style-name="ce1">
            <text:p>616.4571</text:p>
          </table:table-cell>
          <table:table-cell table:number-columns-repeated="2" table:style-name="ce1"/>
          <table:table-cell office:value-type="float" office:value="379.327" table:style-name="ce36">
            <text:p>379.327</text:p>
          </table:table-cell>
          <table:table-cell office:value-type="float" office:value="816.9" table:style-name="ce13">
            <text:p>816.9</text:p>
          </table:table-cell>
          <table:table-cell table:number-columns-repeated="2" table:style-name="ce1"/>
          <table:table-cell office:value-type="float" office:value="3.7932700000000001" table:formula="of:=[.P49]/[.D49]" table:style-name="ce13">
            <text:p>3.79327</text:p>
          </table:table-cell>
          <table:table-cell office:value-type="float" office:value="8.1690000000000005" table:formula="of:=[.Q49]/[.D49]" table:style-name="ce1">
            <text:p>8.169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4" table:style-name="ce1"/>
          <table:table-cell table:number-columns-repeated="5" table:style-name="ce13"/>
          <table:table-cell table:number-columns-repeated="6" table:style-name="ce1"/>
          <table:table-cell table:number-columns-repeated="2" table:style-name="ce13"/>
          <table:table-cell table:number-columns-repeated="2" table:style-name="ce1"/>
          <table:table-cell table:style-name="ce13"/>
          <table:table-cell table:number-columns-repeated="16364" table:style-name="ce1"/>
        </table:table-row>
        <table:table-row table:style-name="ro1">
          <table:table-cell table:number-columns-repeated="4" table:style-name="ce1"/>
          <table:table-cell table:number-columns-repeated="3" table:style-name="ce13"/>
          <table:table-cell table:number-columns-repeated="12" table:style-name="ce1"/>
          <table:table-cell table:style-name="ce13"/>
          <table:table-cell table:number-columns-repeated="16364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3" table:style-name="ce13"/>
          <table:table-cell table:number-columns-repeated="23" table:style-name="ce1"/>
          <table:table-cell office:value-type="string" table:style-name="ce1">
            <text:p><text:s/></text:p>
          </table:table-cell>
          <table:table-cell table:number-columns-repeated="16353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46">
            <text:p>FL_Add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1380.383" table:style-name="ce48">
            <text:p>1380.383</text:p>
          </table:table-cell>
          <table:table-cell office:value-type="float" office:value="2156.703" table:style-name="ce1">
            <text:p>2156.703</text:p>
          </table:table-cell>
          <table:table-cell table:number-columns-repeated="2" table:style-name="ce1"/>
          <table:table-cell office:value-type="float" office:value="1.3803830000000001" table:formula="of:=[.H63]/[.D63]" table:style-name="ce25">
            <text:p>1.380383</text:p>
          </table:table-cell>
          <table:table-cell office:value-type="float" office:value="2.1567029999999998" table:formula="of:=[.I63]/[.D63]" table:style-name="ce25">
            <text:p>2.156703</text:p>
          </table:table-cell>
          <table:table-cell table:number-columns-repeated="2" table:style-name="ce25"/>
          <table:table-cell office:value-type="float" office:value="224.46" table:style-name="ce50">
            <text:p>224.46</text:p>
          </table:table-cell>
          <table:table-cell office:value-type="float" office:value="413.089" table:style-name="ce1">
            <text:p>413.089</text:p>
          </table:table-cell>
          <table:table-cell table:number-columns-repeated="2" table:style-name="ce1"/>
          <table:table-cell office:value-type="float" office:value="0.22446000000000002" table:formula="of:=[.P63]/[.D63]" table:style-name="ce25">
            <text:p>0.22446</text:p>
          </table:table-cell>
          <table:table-cell office:value-type="float" office:value="0.41308899999999998" table:formula="of:=[.Q63]/[.D63]" table:style-name="ce25">
            <text:p>0.41308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1">
            <text:p>FL_Add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4513.9160000000002" table:style-name="ce50">
            <text:p>4513.916</text:p>
          </table:table-cell>
          <table:table-cell office:value-type="float" office:value="12635.686" table:style-name="ce1">
            <text:p>12635.686</text:p>
          </table:table-cell>
          <table:table-cell table:number-columns-repeated="2" table:style-name="ce1"/>
          <table:table-cell office:value-type="float" office:value="4.513916" table:formula="of:=[.H64]/[.D64]" table:style-name="ce25">
            <text:p>4.513916</text:p>
          </table:table-cell>
          <table:table-cell office:value-type="float" office:value="12.635686" table:formula="of:=[.I64]/[.D64]" table:style-name="ce25">
            <text:p>12.635686</text:p>
          </table:table-cell>
          <table:table-cell table:number-columns-repeated="2" table:style-name="ce25"/>
          <table:table-cell office:value-type="float" office:value="114.67100000000001" table:style-name="ce50">
            <text:p>114.671</text:p>
          </table:table-cell>
          <table:table-cell office:value-type="float" office:value="317.88400000000001" table:style-name="ce1">
            <text:p>317.884</text:p>
          </table:table-cell>
          <table:table-cell table:number-columns-repeated="2" table:style-name="ce1"/>
          <table:table-cell office:value-type="float" office:value="0.11467100000000001" table:formula="of:=[.P64]/[.D64]" table:style-name="ce25">
            <text:p>0.114671</text:p>
          </table:table-cell>
          <table:table-cell office:value-type="float" office:value="0.317884" table:formula="of:=[.Q64]/[.D64]" table:style-name="ce25">
            <text:p>0.31788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Mul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2999.78" table:style-name="ce48">
            <text:p>2999.78</text:p>
          </table:table-cell>
          <table:table-cell office:value-type="float" office:value="4743.7730000000001" table:style-name="ce1">
            <text:p>4743.773</text:p>
          </table:table-cell>
          <table:table-cell table:number-columns-repeated="2" table:style-name="ce1"/>
          <table:table-cell office:value-type="float" office:value="2.9997800000000003" table:formula="of:=[.H65]/[.D65]" table:style-name="ce25">
            <text:p>2.99978</text:p>
          </table:table-cell>
          <table:table-cell office:value-type="float" office:value="4.743773" table:formula="of:=[.I65]/[.D65]" table:style-name="ce25">
            <text:p>4.743773</text:p>
          </table:table-cell>
          <table:table-cell table:number-columns-repeated="2" table:style-name="ce25"/>
          <table:table-cell office:value-type="float" office:value="249.17" table:style-name="ce50">
            <text:p>249.17</text:p>
          </table:table-cell>
          <table:table-cell office:value-type="float" office:value="512.46799999999996" table:style-name="ce1">
            <text:p>512.468</text:p>
          </table:table-cell>
          <table:table-cell table:number-columns-repeated="2" table:style-name="ce1"/>
          <table:table-cell office:value-type="float" office:value="0.24916999999999997" table:formula="of:=[.P65]/[.D65]" table:style-name="ce25">
            <text:p>0.24917</text:p>
          </table:table-cell>
          <table:table-cell office:value-type="float" office:value="0.51246799999999992" table:formula="of:=[.Q65]/[.D65]" table:style-name="ce25">
            <text:p>0.51246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Mul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10670.789000000001" table:style-name="ce50">
            <text:p>10670.789</text:p>
          </table:table-cell>
          <table:table-cell office:value-type="float" office:value="31298.708999999999" table:style-name="ce1">
            <text:p>31298.709</text:p>
          </table:table-cell>
          <table:table-cell table:number-columns-repeated="2" table:style-name="ce1"/>
          <table:table-cell office:value-type="float" office:value="10.670789000000001" table:formula="of:=[.H66]/[.D66]" table:style-name="ce25">
            <text:p>10.670789</text:p>
          </table:table-cell>
          <table:table-cell office:value-type="float" office:value="31.298708999999999" table:formula="of:=[.I66]/[.D66]" table:style-name="ce25">
            <text:p>31.298709</text:p>
          </table:table-cell>
          <table:table-cell table:number-columns-repeated="2" table:style-name="ce25"/>
          <table:table-cell office:value-type="float" office:value="690.226" table:style-name="ce50">
            <text:p>690.226</text:p>
          </table:table-cell>
          <table:table-cell office:value-type="float" office:value="301.84800000000001" table:style-name="ce1">
            <text:p>301.848</text:p>
          </table:table-cell>
          <table:table-cell table:number-columns-repeated="2" table:style-name="ce1"/>
          <table:table-cell office:value-type="float" office:value="0.69022600000000001" table:formula="of:=[.P66]/[.D66]" table:style-name="ce25">
            <text:p>0.690226</text:p>
          </table:table-cell>
          <table:table-cell office:value-type="float" office:value="0.30184800000000001" table:formula="of:=[.Q66]/[.D66]" table:style-name="ce25">
            <text:p>0.30184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MulPow2m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207.02199999999999" table:style-name="ce48">
            <text:p>207.022</text:p>
          </table:table-cell>
          <table:table-cell office:value-type="float" office:value="300.13400000000001" table:style-name="ce1">
            <text:p>300.134</text:p>
          </table:table-cell>
          <table:table-cell table:number-columns-repeated="2" table:style-name="ce1"/>
          <table:table-cell office:value-type="float" office:value="0.20702199999999998" table:formula="of:=[.H67]/[.D67]" table:style-name="ce25">
            <text:p>0.207022</text:p>
          </table:table-cell>
          <table:table-cell office:value-type="float" office:value="0.30013400000000001" table:formula="of:=[.I67]/[.D67]" table:style-name="ce25">
            <text:p>0.300134</text:p>
          </table:table-cell>
          <table:table-cell table:number-columns-repeated="2" table:style-name="ce25"/>
          <table:table-cell office:value-type="float" office:value="70.697999999999993" table:style-name="ce50">
            <text:p>70.698</text:p>
          </table:table-cell>
          <table:table-cell office:value-type="float" office:value="149.721" table:style-name="ce1">
            <text:p>149.721</text:p>
          </table:table-cell>
          <table:table-cell table:number-columns-repeated="2" table:style-name="ce1"/>
          <table:table-cell office:value-type="float" office:value="7.0697999999999997E-2" table:formula="of:=[.P67]/[.D67]" table:style-name="ce25">
            <text:p>0.070698</text:p>
          </table:table-cell>
          <table:table-cell office:value-type="float" office:value="0.14972099999999999" table:formula="of:=[.Q67]/[.D67]" table:style-name="ce25">
            <text:p>0.14972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MulPow2m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300.73700000000002" table:style-name="ce50">
            <text:p>300.737</text:p>
          </table:table-cell>
          <table:table-cell office:value-type="float" office:value="611.44799999999998" table:style-name="ce1">
            <text:p>611.448</text:p>
          </table:table-cell>
          <table:table-cell table:number-columns-repeated="2" table:style-name="ce1"/>
          <table:table-cell office:value-type="float" office:value="0.30073700000000003" table:formula="of:=[.H68]/[.D68]" table:style-name="ce25">
            <text:p>0.300737</text:p>
          </table:table-cell>
          <table:table-cell office:value-type="float" office:value="0.61144799999999999" table:formula="of:=[.I68]/[.D68]" table:style-name="ce25">
            <text:p>0.611448</text:p>
          </table:table-cell>
          <table:table-cell table:number-columns-repeated="2" table:style-name="ce25"/>
          <table:table-cell office:value-type="float" office:value="24.126000000000001" table:style-name="ce50">
            <text:p>24.126</text:p>
          </table:table-cell>
          <table:table-cell office:value-type="float" office:value="60.652999999999999" table:style-name="ce1">
            <text:p>60.653</text:p>
          </table:table-cell>
          <table:table-cell table:number-columns-repeated="2" table:style-name="ce1"/>
          <table:table-cell office:value-type="float" office:value="2.4126000000000002E-2" table:formula="of:=[.P68]/[.D68]" table:style-name="ce25">
            <text:p>0.024126</text:p>
          </table:table-cell>
          <table:table-cell office:value-type="float" office:value="6.0652999999999999E-2" table:formula="of:=[.Q68]/[.D68]" table:style-name="ce25">
            <text:p>0.06065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Div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7920.7250000000004" table:style-name="ce48">
            <text:p>7920.725</text:p>
          </table:table-cell>
          <table:table-cell office:value-type="float" office:value="11771.432000000001" table:style-name="ce1">
            <text:p>11771.432</text:p>
          </table:table-cell>
          <table:table-cell table:number-columns-repeated="2" table:style-name="ce1"/>
          <table:table-cell office:value-type="float" office:value="7.920725" table:formula="of:=[.H69]/[.D69]" table:style-name="ce25">
            <text:p>7.920725</text:p>
          </table:table-cell>
          <table:table-cell office:value-type="float" office:value="11.771432000000001" table:formula="of:=[.I69]/[.D69]" table:style-name="ce25">
            <text:p>11.771432</text:p>
          </table:table-cell>
          <table:table-cell table:number-columns-repeated="2" table:style-name="ce25"/>
          <table:table-cell office:value-type="float" office:value="2378.9490000000001" table:style-name="ce50">
            <text:p>2378.949</text:p>
          </table:table-cell>
          <table:table-cell office:value-type="float" office:value="3363.57" table:style-name="ce1">
            <text:p>3363.57</text:p>
          </table:table-cell>
          <table:table-cell table:number-columns-repeated="2" table:style-name="ce1"/>
          <table:table-cell office:value-type="float" office:value="2.378949" table:formula="of:=[.P69]/[.D69]" table:style-name="ce25">
            <text:p>2.378949</text:p>
          </table:table-cell>
          <table:table-cell office:value-type="float" office:value="3.3635700000000002" table:formula="of:=[.Q69]/[.D69]" table:style-name="ce25">
            <text:p>3.3635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Div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22026.664000000001" table:style-name="ce50">
            <text:p>22026.664</text:p>
          </table:table-cell>
          <table:table-cell office:value-type="float" office:value="64223.07" table:style-name="ce1">
            <text:p>64223.07</text:p>
          </table:table-cell>
          <table:table-cell table:number-columns-repeated="2" table:style-name="ce1"/>
          <table:table-cell office:value-type="float" office:value="22.026664" table:formula="of:=[.H70]/[.D70]" table:style-name="ce25">
            <text:p>22.026664</text:p>
          </table:table-cell>
          <table:table-cell office:value-type="float" office:value="64.223069999999993" table:formula="of:=[.I70]/[.D70]" table:style-name="ce25">
            <text:p>64.22307</text:p>
          </table:table-cell>
          <table:table-cell table:number-columns-repeated="2" table:style-name="ce25"/>
          <table:table-cell office:value-type="float" office:value="1025.5889999999999" table:style-name="ce50">
            <text:p>1025.589</text:p>
          </table:table-cell>
          <table:table-cell office:value-type="float" office:value="948.18100000000004" table:style-name="ce1">
            <text:p>948.181</text:p>
          </table:table-cell>
          <table:table-cell table:number-columns-repeated="2" table:style-name="ce1"/>
          <table:table-cell office:value-type="float" office:value="1.0255889999999999" table:formula="of:=[.P70]/[.D70]" table:style-name="ce25">
            <text:p>1.025589</text:p>
          </table:table-cell>
          <table:table-cell office:value-type="float" office:value="0.94818100000000005" table:formula="of:=[.Q70]/[.D70]" table:style-name="ce25">
            <text:p>0.94818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Lt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282.52699999999999" table:style-name="ce48">
            <text:p>282.527</text:p>
          </table:table-cell>
          <table:table-cell office:value-type="float" office:value="354.55399999999997" table:style-name="ce1">
            <text:p>354.554</text:p>
          </table:table-cell>
          <table:table-cell table:number-columns-repeated="2" table:style-name="ce1"/>
          <table:table-cell office:value-type="float" office:value="0.28252699999999997" table:formula="of:=[.H71]/[.D71]" table:style-name="ce25">
            <text:p>0.282527</text:p>
          </table:table-cell>
          <table:table-cell office:value-type="float" office:value="0.35455399999999998" table:formula="of:=[.I71]/[.D71]" table:style-name="ce25">
            <text:p>0.354554</text:p>
          </table:table-cell>
          <table:table-cell table:number-columns-repeated="2" table:style-name="ce25"/>
          <table:table-cell office:value-type="float" office:value="48.530999999999999" table:style-name="ce50">
            <text:p>48.531</text:p>
          </table:table-cell>
          <table:table-cell office:value-type="float" office:value="58.674999999999997" table:style-name="ce1">
            <text:p>58.675</text:p>
          </table:table-cell>
          <table:table-cell table:number-columns-repeated="2" table:style-name="ce1"/>
          <table:table-cell office:value-type="float" office:value="4.8530999999999998E-2" table:formula="of:=[.P71]/[.D71]" table:style-name="ce25">
            <text:p>0.048531</text:p>
          </table:table-cell>
          <table:table-cell office:value-type="float" office:value="5.8674999999999998E-2" table:formula="of:=[.Q71]/[.D71]" table:style-name="ce25">
            <text:p>0.05867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Lt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559.43100000000004" table:style-name="ce50">
            <text:p>559.431</text:p>
          </table:table-cell>
          <table:table-cell office:value-type="float" office:value="1458.403" table:style-name="ce1">
            <text:p>1458.403</text:p>
          </table:table-cell>
          <table:table-cell table:number-columns-repeated="2" table:style-name="ce1"/>
          <table:table-cell office:value-type="float" office:value="0.55943100000000001" table:formula="of:=[.H72]/[.D72]" table:style-name="ce25">
            <text:p>0.559431</text:p>
          </table:table-cell>
          <table:table-cell office:value-type="float" office:value="1.4584030000000001" table:formula="of:=[.I72]/[.D72]" table:style-name="ce25">
            <text:p>1.458403</text:p>
          </table:table-cell>
          <table:table-cell table:number-columns-repeated="2" table:style-name="ce25"/>
          <table:table-cell office:value-type="float" office:value="33.603999999999999" table:style-name="ce50">
            <text:p>33.604</text:p>
          </table:table-cell>
          <table:table-cell office:value-type="float" office:value="82.108000000000004" table:style-name="ce1">
            <text:p>82.108</text:p>
          </table:table-cell>
          <table:table-cell table:number-columns-repeated="2" table:style-name="ce1"/>
          <table:table-cell office:value-type="float" office:value="3.3604000000000002E-2" table:formula="of:=[.P72]/[.D72]" table:style-name="ce25">
            <text:p>0.033604</text:p>
          </table:table-cell>
          <table:table-cell office:value-type="float" office:value="8.2108E-2" table:formula="of:=[.Q72]/[.D72]" table:style-name="ce25">
            <text:p>0.08210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Exp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9872.0889999999999" table:style-name="ce48">
            <text:p>9872.089</text:p>
          </table:table-cell>
          <table:table-cell office:value-type="float" office:value="15211.493" table:style-name="ce1">
            <text:p>15211.493</text:p>
          </table:table-cell>
          <table:table-cell table:number-columns-repeated="2" table:style-name="ce1"/>
          <table:table-cell office:value-type="float" office:value="9.8720890000000008" table:formula="of:=[.H73]/[.D73]" table:style-name="ce25">
            <text:p>9.872089</text:p>
          </table:table-cell>
          <table:table-cell office:value-type="float" office:value="15.211493000000001" table:formula="of:=[.I73]/[.D73]" table:style-name="ce25">
            <text:p>15.211493</text:p>
          </table:table-cell>
          <table:table-cell table:number-columns-repeated="2" table:style-name="ce25"/>
          <table:table-cell office:value-type="float" office:value="2015.4780000000001" table:style-name="ce50">
            <text:p>2015.478</text:p>
          </table:table-cell>
          <table:table-cell office:value-type="float" office:value="2950.57" table:style-name="ce1">
            <text:p>2950.57</text:p>
          </table:table-cell>
          <table:table-cell table:number-columns-repeated="2" table:style-name="ce1"/>
          <table:table-cell office:value-type="float" office:value="2.0154779999999999" table:formula="of:=[.P73]/[.D73]" table:style-name="ce25">
            <text:p>2.015478</text:p>
          </table:table-cell>
          <table:table-cell office:value-type="float" office:value="2.9505700000000004" table:formula="of:=[.Q73]/[.D73]" table:style-name="ce25">
            <text:p>2.9505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Exp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31773.768" table:style-name="ce50">
            <text:p>31773.768</text:p>
          </table:table-cell>
          <table:table-cell office:value-type="float" office:value="91115.209000000003" table:style-name="ce1">
            <text:p>91115.209</text:p>
          </table:table-cell>
          <table:table-cell table:number-columns-repeated="2" table:style-name="ce1"/>
          <table:table-cell office:value-type="float" office:value="31.773768" table:formula="of:=[.H74]/[.D74]" table:style-name="ce25">
            <text:p>31.773768</text:p>
          </table:table-cell>
          <table:table-cell office:value-type="float" office:value="91.115209000000007" table:formula="of:=[.I74]/[.D74]" table:style-name="ce25">
            <text:p>91.115209</text:p>
          </table:table-cell>
          <table:table-cell table:number-columns-repeated="2" table:style-name="ce25"/>
          <table:table-cell office:value-type="float" office:value="1640.799" table:style-name="ce50">
            <text:p>1640.799</text:p>
          </table:table-cell>
          <table:table-cell office:value-type="float" office:value="1074.095" table:style-name="ce1">
            <text:p>1074.095</text:p>
          </table:table-cell>
          <table:table-cell table:number-columns-repeated="2" table:style-name="ce1"/>
          <table:table-cell office:value-type="float" office:value="1.6407989999999999" table:formula="of:=[.P74]/[.D74]" table:style-name="ce25">
            <text:p>1.640799</text:p>
          </table:table-cell>
          <table:table-cell office:value-type="float" office:value="1.074095" table:formula="of:=[.Q74]/[.D74]" table:style-name="ce25">
            <text:p>1.07409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Ln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12690.703" table:style-name="ce48">
            <text:p>12690.703</text:p>
          </table:table-cell>
          <table:table-cell office:value-type="float" office:value="19197.569" table:style-name="ce1">
            <text:p>19197.569</text:p>
          </table:table-cell>
          <table:table-cell table:number-columns-repeated="2" table:style-name="ce1"/>
          <table:table-cell office:value-type="float" office:value="12.690702999999999" table:formula="of:=[.H75]/[.D75]" table:style-name="ce25">
            <text:p>12.690703</text:p>
          </table:table-cell>
          <table:table-cell office:value-type="float" office:value="19.197568999999998" table:formula="of:=[.I75]/[.D75]" table:style-name="ce25">
            <text:p>19.197569</text:p>
          </table:table-cell>
          <table:table-cell table:number-columns-repeated="2" table:style-name="ce25"/>
          <table:table-cell office:value-type="float" office:value="4057.1129999999998" table:style-name="ce50">
            <text:p>4057.113</text:p>
          </table:table-cell>
          <table:table-cell office:value-type="float" office:value="5843.6909999999998" table:style-name="ce1">
            <text:p>5843.691</text:p>
          </table:table-cell>
          <table:table-cell table:number-columns-repeated="2" table:style-name="ce1"/>
          <table:table-cell office:value-type="float" office:value="4.0571130000000002" table:formula="of:=[.P75]/[.D75]" table:style-name="ce25">
            <text:p>4.057113</text:p>
          </table:table-cell>
          <table:table-cell office:value-type="float" office:value="5.8436909999999997" table:formula="of:=[.Q75]/[.D75]" table:style-name="ce25">
            <text:p>5.84369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Ln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34632.874000000003" table:style-name="ce50">
            <text:p>34632.874</text:p>
          </table:table-cell>
          <table:table-cell office:value-type="float" office:value="101041.32399999999" table:style-name="ce1">
            <text:p>101041.324</text:p>
          </table:table-cell>
          <table:table-cell table:number-columns-repeated="2" table:style-name="ce1"/>
          <table:table-cell office:value-type="float" office:value="34.632874000000001" table:formula="of:=[.H76]/[.D76]" table:style-name="ce25">
            <text:p>34.632874</text:p>
          </table:table-cell>
          <table:table-cell office:value-type="float" office:value="101.04132399999999" table:formula="of:=[.I76]/[.D76]" table:style-name="ce25">
            <text:p>101.041324</text:p>
          </table:table-cell>
          <table:table-cell table:number-columns-repeated="2" table:style-name="ce25"/>
          <table:table-cell office:value-type="float" office:value="2574.806" table:style-name="ce50">
            <text:p>2574.806</text:p>
          </table:table-cell>
          <table:table-cell office:value-type="float" office:value="1747.4169999999999" table:style-name="ce1">
            <text:p>1747.417</text:p>
          </table:table-cell>
          <table:table-cell table:number-columns-repeated="2" table:style-name="ce1"/>
          <table:table-cell office:value-type="float" office:value="2.5748060000000002" table:formula="of:=[.P76]/[.D76]" table:style-name="ce25">
            <text:p>2.574806</text:p>
          </table:table-cell>
          <table:table-cell office:value-type="float" office:value="1.747417" table:formula="of:=[.Q76]/[.D76]" table:style-name="ce25">
            <text:p>1.74741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Sqrt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4273.2879999999996" table:style-name="ce48">
            <text:p>4273.288</text:p>
          </table:table-cell>
          <table:table-cell office:value-type="float" office:value="6430.9170000000004" table:style-name="ce1">
            <text:p>6430.917</text:p>
          </table:table-cell>
          <table:table-cell table:number-columns-repeated="2" table:style-name="ce1"/>
          <table:table-cell office:value-type="float" office:value="4.273288" table:formula="of:=[.H77]/[.D77]" table:style-name="ce25">
            <text:p>4.273288</text:p>
          </table:table-cell>
          <table:table-cell office:value-type="float" office:value="6.430917" table:formula="of:=[.I77]/[.D77]" table:style-name="ce25">
            <text:p>6.430917</text:p>
          </table:table-cell>
          <table:table-cell table:number-columns-repeated="2" table:style-name="ce25"/>
          <table:table-cell office:value-type="float" office:value="1234.2919999999999" table:style-name="ce50">
            <text:p>1234.292</text:p>
          </table:table-cell>
          <table:table-cell office:value-type="float" office:value="1768.547" table:style-name="ce1">
            <text:p>1768.547</text:p>
          </table:table-cell>
          <table:table-cell table:number-columns-repeated="2" table:style-name="ce1"/>
          <table:table-cell office:value-type="float" office:value="1.2342919999999999" table:formula="of:=[.P77]/[.D77]" table:style-name="ce25">
            <text:p>1.234292</text:p>
          </table:table-cell>
          <table:table-cell office:value-type="float" office:value="1.7685470000000001" table:formula="of:=[.Q77]/[.D77]" table:style-name="ce25">
            <text:p>1.76854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Sqrt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12308.298000000001" table:style-name="ce50">
            <text:p>12308.298</text:p>
          </table:table-cell>
          <table:table-cell office:value-type="float" office:value="35980.404000000002" table:style-name="ce1">
            <text:p>35980.404</text:p>
          </table:table-cell>
          <table:table-cell table:number-columns-repeated="2" table:style-name="ce1"/>
          <table:table-cell office:value-type="float" office:value="12.308298000000001" table:formula="of:=[.H78]/[.D78]" table:style-name="ce25">
            <text:p>12.308298</text:p>
          </table:table-cell>
          <table:table-cell office:value-type="float" office:value="35.980404" table:formula="of:=[.I78]/[.D78]" table:style-name="ce25">
            <text:p>35.980404</text:p>
          </table:table-cell>
          <table:table-cell table:number-columns-repeated="2" table:style-name="ce25"/>
          <table:table-cell office:value-type="float" office:value="1028.9449999999999" table:style-name="ce50">
            <text:p>1028.945</text:p>
          </table:table-cell>
          <table:table-cell office:value-type="float" office:value="530.55999999999995" table:style-name="ce1">
            <text:p>530.56</text:p>
          </table:table-cell>
          <table:table-cell table:number-columns-repeated="2" table:style-name="ce1"/>
          <table:table-cell office:value-type="float" office:value="1.028945" table:formula="of:=[.P78]/[.D78]" table:style-name="ce25">
            <text:p>1.028945</text:p>
          </table:table-cell>
          <table:table-cell office:value-type="float" office:value="0.53055999999999992" table:formula="of:=[.Q78]/[.D78]" table:style-name="ce25">
            <text:p>0.5305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Sin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1535.3579999999999" table:style-name="ce48">
            <text:p>1535.358</text:p>
          </table:table-cell>
          <table:table-cell office:value-type="float" office:value="2398.1579999999999" table:style-name="ce1">
            <text:p>2398.158</text:p>
          </table:table-cell>
          <table:table-cell table:number-columns-repeated="2" table:style-name="ce1"/>
          <table:table-cell office:value-type="float" office:value="1.535358" table:formula="of:=[.H79]/[.D79]" table:style-name="ce25">
            <text:p>1.535358</text:p>
          </table:table-cell>
          <table:table-cell office:value-type="float" office:value="2.398158" table:formula="of:=[.I79]/[.D79]" table:style-name="ce25">
            <text:p>2.398158</text:p>
          </table:table-cell>
          <table:table-cell table:number-columns-repeated="2" table:style-name="ce25"/>
          <table:table-cell office:value-type="float" office:value="188.602" table:style-name="ce50">
            <text:p>188.602</text:p>
          </table:table-cell>
          <table:table-cell office:value-type="float" office:value="353.46600000000001" table:style-name="ce1">
            <text:p>353.466</text:p>
          </table:table-cell>
          <table:table-cell table:number-columns-repeated="2" table:style-name="ce1"/>
          <table:table-cell office:value-type="float" office:value="0.18860199999999999" table:formula="of:=[.P79]/[.D79]" table:style-name="ce25">
            <text:p>0.188602</text:p>
          </table:table-cell>
          <table:table-cell office:value-type="float" office:value="0.353466" table:formula="of:=[.Q79]/[.D79]" table:style-name="ce25">
            <text:p>0.35346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Sin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5208.5309999999999" table:style-name="ce50">
            <text:p>5208.531</text:p>
          </table:table-cell>
          <table:table-cell office:value-type="float" office:value="14939.763999999999" table:style-name="ce1">
            <text:p>14939.764</text:p>
          </table:table-cell>
          <table:table-cell table:number-columns-repeated="2" table:style-name="ce1"/>
          <table:table-cell office:value-type="float" office:value="5.2085309999999998" table:formula="of:=[.H80]/[.D80]" table:style-name="ce25">
            <text:p>5.208531</text:p>
          </table:table-cell>
          <table:table-cell office:value-type="float" office:value="14.939763999999998" table:formula="of:=[.I80]/[.D80]" table:style-name="ce25">
            <text:p>14.939764</text:p>
          </table:table-cell>
          <table:table-cell table:number-columns-repeated="2" table:style-name="ce25"/>
          <table:table-cell office:value-type="float" office:value="280.209" table:style-name="ce50">
            <text:p>280.209</text:p>
          </table:table-cell>
          <table:table-cell office:value-type="float" office:value="260.399" table:style-name="ce1">
            <text:p>260.399</text:p>
          </table:table-cell>
          <table:table-cell table:number-columns-repeated="2" table:style-name="ce1"/>
          <table:table-cell office:value-type="float" office:value="0.28020899999999999" table:formula="of:=[.P80]/[.D80]" table:style-name="ce25">
            <text:p>0.280209</text:p>
          </table:table-cell>
          <table:table-cell office:value-type="float" office:value="0.26039899999999999" table:formula="of:=[.Q80]/[.D80]" table:style-name="ce25">
            <text:p>0.26039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4">
            <text:p>FL_FL2Int_circuit</text:p>
          </table:table-cell>
          <table:table-cell office:value-type="string" table:style-name="ce47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49"/>
          <table:table-cell office:value-type="float" office:value="1250.0239999999999" table:style-name="ce48">
            <text:p>1250.024</text:p>
          </table:table-cell>
          <table:table-cell office:value-type="float" office:value="2139.2339999999999" table:style-name="ce1">
            <text:p>2139.234</text:p>
          </table:table-cell>
          <table:table-cell table:number-columns-repeated="2" table:style-name="ce1"/>
          <table:table-cell office:value-type="float" office:value="1.2500239999999998" table:formula="of:=[.H81]/[.D81]" table:style-name="ce25">
            <text:p>1.250024</text:p>
          </table:table-cell>
          <table:table-cell office:value-type="float" office:value="2.1392340000000001" table:formula="of:=[.I81]/[.D81]" table:style-name="ce25">
            <text:p>2.139234</text:p>
          </table:table-cell>
          <table:table-cell table:number-columns-repeated="2" table:style-name="ce25"/>
          <table:table-cell office:value-type="float" office:value="116.325" table:style-name="ce50">
            <text:p>116.325</text:p>
          </table:table-cell>
          <table:table-cell office:value-type="float" office:value="270.30200000000002" table:style-name="ce1">
            <text:p>270.302</text:p>
          </table:table-cell>
          <table:table-cell table:number-columns-repeated="2" table:style-name="ce1"/>
          <table:table-cell office:value-type="float" office:value="0.116325" table:formula="of:=[.P81]/[.D81]" table:style-name="ce25">
            <text:p>0.116325</text:p>
          </table:table-cell>
          <table:table-cell office:value-type="float" office:value="0.27030200000000004" table:formula="of:=[.Q81]/[.D81]" table:style-name="ce25">
            <text:p>0.27030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FL2Int_circuit</text:p>
          </table:table-cell>
          <table:table-cell office:value-type="string" table:style-name="ce52">
            <text:p>Y</text:p>
          </table:table-cell>
          <table:table-cell office:value-type="float" office:value="64" table:style-name="ce50">
            <text:p>64</text:p>
          </table:table-cell>
          <table:table-cell office:value-type="float" office:value="1000" table:style-name="ce50">
            <text:p>1000</text:p>
          </table:table-cell>
          <table:table-cell table:number-columns-repeated="3" table:style-name="ce53"/>
          <table:table-cell office:value-type="float" office:value="1496.126" table:style-name="ce50">
            <text:p>1496.126</text:p>
          </table:table-cell>
          <table:table-cell office:value-type="float" office:value="4197.0529999999999" table:style-name="ce1">
            <text:p>4197.053</text:p>
          </table:table-cell>
          <table:table-cell table:number-columns-repeated="2" table:style-name="ce1"/>
          <table:table-cell office:value-type="float" office:value="1.4961260000000001" table:formula="of:=[.H82]/[.D82]" table:style-name="ce25">
            <text:p>1.496126</text:p>
          </table:table-cell>
          <table:table-cell office:value-type="float" office:value="4.1970529999999995" table:formula="of:=[.I82]/[.D82]" table:style-name="ce25">
            <text:p>4.197053</text:p>
          </table:table-cell>
          <table:table-cell table:number-columns-repeated="2" table:style-name="ce25"/>
          <table:table-cell office:value-type="float" office:value="119.413" table:style-name="ce50">
            <text:p>119.413</text:p>
          </table:table-cell>
          <table:table-cell office:value-type="float" office:value="140.95599999999999" table:style-name="ce1">
            <text:p>140.956</text:p>
          </table:table-cell>
          <table:table-cell table:number-columns-repeated="2" table:style-name="ce1"/>
          <table:table-cell office:value-type="float" office:value="0.11941299999999999" table:formula="of:=[.P82]/[.D82]" table:style-name="ce25">
            <text:p>0.119413</text:p>
          </table:table-cell>
          <table:table-cell office:value-type="float" office:value="0.140956" table:formula="of:=[.Q82]/[.D82]" table:style-name="ce25">
            <text:p>0.14095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1">
            <text:p>FL_Add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261.70699999999999" table:style-name="ce50">
            <text:p>261.707</text:p>
          </table:table-cell>
          <table:table-cell office:value-type="float" office:value="288.452" table:style-name="ce1">
            <text:p>288.452</text:p>
          </table:table-cell>
          <table:table-cell table:number-columns-repeated="2" table:style-name="ce1"/>
          <table:table-cell office:value-type="float" office:value="26.1707" table:formula="of:=[.H85]/[.D85]" table:style-name="ce25">
            <text:p>26.1707</text:p>
          </table:table-cell>
          <table:table-cell office:value-type="float" office:value="28.845199999999998" table:formula="of:=[.I85]/[.D85]" table:style-name="ce25">
            <text:p>28.8452</text:p>
          </table:table-cell>
          <table:table-cell table:number-columns-repeated="2" table:style-name="ce25"/>
          <table:table-cell office:value-type="float" office:value="136.86600000000001" table:style-name="ce1">
            <text:p>136.866</text:p>
          </table:table-cell>
          <table:table-cell office:value-type="float" office:value="145.35499999999999" table:style-name="ce1">
            <text:p>145.355</text:p>
          </table:table-cell>
          <table:table-cell table:number-columns-repeated="2" table:style-name="ce1"/>
          <table:table-cell office:value-type="float" office:value="13.686600000000002" table:formula="of:=[.P85]/[.D85]" table:style-name="ce25">
            <text:p>13.6866</text:p>
          </table:table-cell>
          <table:table-cell office:value-type="float" office:value="14.535499999999999" table:formula="of:=[.Q85]/[.D85]" table:style-name="ce25">
            <text:p>14.535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1">
            <text:p>FL_Add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5368.9269999999997" table:style-name="ce50">
            <text:p>5368.927</text:p>
          </table:table-cell>
          <table:table-cell office:value-type="float" office:value="6901.5810000000001" table:style-name="ce1">
            <text:p>6901.581</text:p>
          </table:table-cell>
          <table:table-cell table:number-columns-repeated="2" table:style-name="ce1"/>
          <table:table-cell office:value-type="float" office:value="536.89269999999999" table:formula="of:=[.H86]/[.D86]" table:style-name="ce25">
            <text:p>536.8927</text:p>
          </table:table-cell>
          <table:table-cell office:value-type="float" office:value="690.15809999999999" table:formula="of:=[.I86]/[.D86]" table:style-name="ce25">
            <text:p>690.1581</text:p>
          </table:table-cell>
          <table:table-cell table:number-columns-repeated="2" table:style-name="ce25"/>
          <table:table-cell office:value-type="float" office:value="211.61699999999999" table:style-name="ce50">
            <text:p>211.617</text:p>
          </table:table-cell>
          <table:table-cell office:value-type="float" office:value="338.13799999999998" table:style-name="ce1">
            <text:p>338.138</text:p>
          </table:table-cell>
          <table:table-cell table:number-columns-repeated="2" table:style-name="ce1"/>
          <table:table-cell office:value-type="float" office:value="21.1617" table:formula="of:=[.P86]/[.D86]" table:style-name="ce25">
            <text:p>21.1617</text:p>
          </table:table-cell>
          <table:table-cell office:value-type="float" office:value="33.813800000000001" table:formula="of:=[.Q86]/[.D86]" table:style-name="ce25">
            <text:p>33.813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Mul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340.96600000000001" table:style-name="ce50">
            <text:p>340.966</text:p>
          </table:table-cell>
          <table:table-cell office:value-type="float" office:value="391.28899999999999" table:style-name="ce1">
            <text:p>391.289</text:p>
          </table:table-cell>
          <table:table-cell table:number-columns-repeated="2" table:style-name="ce1"/>
          <table:table-cell office:value-type="float" office:value="34.096600000000002" table:formula="of:=[.H87]/[.D87]" table:style-name="ce25">
            <text:p>34.0966</text:p>
          </table:table-cell>
          <table:table-cell office:value-type="float" office:value="39.128900000000002" table:formula="of:=[.I87]/[.D87]" table:style-name="ce25">
            <text:p>39.1289</text:p>
          </table:table-cell>
          <table:table-cell table:number-columns-repeated="2" table:style-name="ce25"/>
          <table:table-cell office:value-type="float" office:value="168.97300000000001" table:style-name="ce1">
            <text:p>168.973</text:p>
          </table:table-cell>
          <table:table-cell office:value-type="float" office:value="196.49299999999999" table:style-name="ce1">
            <text:p>196.493</text:p>
          </table:table-cell>
          <table:table-cell table:number-columns-repeated="2" table:style-name="ce1"/>
          <table:table-cell office:value-type="float" office:value="16.897300000000001" table:formula="of:=[.P87]/[.D87]" table:style-name="ce25">
            <text:p>16.8973</text:p>
          </table:table-cell>
          <table:table-cell office:value-type="float" office:value="19.6493" table:formula="of:=[.Q87]/[.D87]" table:style-name="ce25">
            <text:p>19.649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Mul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2033.3040000000001" table:style-name="ce50">
            <text:p>2033.304</text:p>
          </table:table-cell>
          <table:table-cell office:value-type="float" office:value="2399.221" table:style-name="ce1">
            <text:p>2399.221</text:p>
          </table:table-cell>
          <table:table-cell table:number-columns-repeated="2" table:style-name="ce1"/>
          <table:table-cell office:value-type="float" office:value="203.3304" table:formula="of:=[.H88]/[.D88]" table:style-name="ce25">
            <text:p>203.3304</text:p>
          </table:table-cell>
          <table:table-cell office:value-type="float" office:value="239.9221" table:formula="of:=[.I88]/[.D88]" table:style-name="ce25">
            <text:p>239.9221</text:p>
          </table:table-cell>
          <table:table-cell table:number-columns-repeated="2" table:style-name="ce25"/>
          <table:table-cell office:value-type="float" office:value="40.155999999999999" table:style-name="ce50">
            <text:p>40.156</text:p>
          </table:table-cell>
          <table:table-cell office:value-type="float" office:value="55.92" table:style-name="ce1">
            <text:p>55.92</text:p>
          </table:table-cell>
          <table:table-cell table:number-columns-repeated="2" table:style-name="ce1"/>
          <table:table-cell office:value-type="float" office:value="4.0156000000000001" table:formula="of:=[.P88]/[.D88]" table:style-name="ce25">
            <text:p>4.0156</text:p>
          </table:table-cell>
          <table:table-cell office:value-type="float" office:value="5.5920000000000005" table:formula="of:=[.Q88]/[.D88]" table:style-name="ce25">
            <text:p>5.59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Div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1709.653" table:style-name="ce50">
            <text:p>1709.653</text:p>
          </table:table-cell>
          <table:table-cell office:value-type="float" office:value="2038.182" table:style-name="ce1">
            <text:p>2038.182</text:p>
          </table:table-cell>
          <table:table-cell table:number-columns-repeated="2" table:style-name="ce1"/>
          <table:table-cell office:value-type="float" office:value="170.96530000000001" table:formula="of:=[.H89]/[.D89]" table:style-name="ce25">
            <text:p>170.9653</text:p>
          </table:table-cell>
          <table:table-cell office:value-type="float" office:value="203.81819999999999" table:formula="of:=[.I89]/[.D89]" table:style-name="ce25">
            <text:p>203.8182</text:p>
          </table:table-cell>
          <table:table-cell table:number-columns-repeated="2" table:style-name="ce25"/>
          <table:table-cell office:value-type="float" office:value="1410.683" table:style-name="ce1">
            <text:p>1410.683</text:p>
          </table:table-cell>
          <table:table-cell office:value-type="float" office:value="1693.4970000000001" table:style-name="ce1">
            <text:p>1693.497</text:p>
          </table:table-cell>
          <table:table-cell table:number-columns-repeated="2" table:style-name="ce1"/>
          <table:table-cell office:value-type="float" office:value="141.06829999999999" table:formula="of:=[.P89]/[.D89]" table:style-name="ce25">
            <text:p>141.0683</text:p>
          </table:table-cell>
          <table:table-cell office:value-type="float" office:value="169.34970000000001" table:formula="of:=[.Q89]/[.D89]" table:style-name="ce25">
            <text:p>169.349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Div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9715.4369999999999" table:style-name="ce50">
            <text:p>9715.437</text:p>
          </table:table-cell>
          <table:table-cell office:value-type="float" office:value="12466.626" table:style-name="ce1">
            <text:p>12466.626</text:p>
          </table:table-cell>
          <table:table-cell table:number-columns-repeated="2" table:style-name="ce1"/>
          <table:table-cell office:value-type="float" office:value="971.54369999999994" table:formula="of:=[.H90]/[.D90]" table:style-name="ce25">
            <text:p>971.5437</text:p>
          </table:table-cell>
          <table:table-cell office:value-type="float" office:value="1246.6626000000001" table:formula="of:=[.I90]/[.D90]" table:style-name="ce25">
            <text:p>1246.6626</text:p>
          </table:table-cell>
          <table:table-cell table:number-columns-repeated="2" table:style-name="ce25"/>
          <table:table-cell office:value-type="float" office:value="95.888999999999996" table:style-name="ce50">
            <text:p>95.889</text:p>
          </table:table-cell>
          <table:table-cell office:value-type="float" office:value="154.27699999999999" table:style-name="ce1">
            <text:p>154.277</text:p>
          </table:table-cell>
          <table:table-cell table:number-columns-repeated="2" table:style-name="ce1"/>
          <table:table-cell office:value-type="float" office:value="9.5888999999999989" table:formula="of:=[.P90]/[.D90]" table:style-name="ce25">
            <text:p>9.5889</text:p>
          </table:table-cell>
          <table:table-cell office:value-type="float" office:value="15.427699999999998" table:formula="of:=[.Q90]/[.D90]" table:style-name="ce25">
            <text:p>15.427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Lt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154.31800000000001" table:style-name="ce50">
            <text:p>154.318</text:p>
          </table:table-cell>
          <table:table-cell office:value-type="float" office:value="208.42500000000001" table:style-name="ce1">
            <text:p>208.425</text:p>
          </table:table-cell>
          <table:table-cell table:number-columns-repeated="2" table:style-name="ce1"/>
          <table:table-cell office:value-type="float" office:value="15.431800000000001" table:formula="of:=[.H91]/[.D91]" table:style-name="ce25">
            <text:p>15.4318</text:p>
          </table:table-cell>
          <table:table-cell office:value-type="float" office:value="20.842500000000001" table:formula="of:=[.I91]/[.D91]" table:style-name="ce25">
            <text:p>20.8425</text:p>
          </table:table-cell>
          <table:table-cell table:number-columns-repeated="2" table:style-name="ce25"/>
          <table:table-cell office:value-type="float" office:value="61.743000000000002" table:style-name="ce1">
            <text:p>61.743</text:p>
          </table:table-cell>
          <table:table-cell office:value-type="float" office:value="91.578000000000003" table:style-name="ce1">
            <text:p>91.578</text:p>
          </table:table-cell>
          <table:table-cell table:number-columns-repeated="2" table:style-name="ce1"/>
          <table:table-cell office:value-type="float" office:value="6.1743000000000006" table:formula="of:=[.P91]/[.D91]" table:style-name="ce25">
            <text:p>6.1743</text:p>
          </table:table-cell>
          <table:table-cell office:value-type="float" office:value="9.1577999999999999" table:formula="of:=[.Q91]/[.D91]" table:style-name="ce25">
            <text:p>9.157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Lt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2024.693" table:style-name="ce50">
            <text:p>2024.693</text:p>
          </table:table-cell>
          <table:table-cell office:value-type="float" office:value="2365.7860000000001" table:style-name="ce1">
            <text:p>2365.786</text:p>
          </table:table-cell>
          <table:table-cell table:number-columns-repeated="2" table:style-name="ce1"/>
          <table:table-cell office:value-type="float" office:value="202.4693" table:formula="of:=[.H92]/[.D92]" table:style-name="ce25">
            <text:p>202.4693</text:p>
          </table:table-cell>
          <table:table-cell office:value-type="float" office:value="236.57859999999999" table:formula="of:=[.I92]/[.D92]" table:style-name="ce25">
            <text:p>236.5786</text:p>
          </table:table-cell>
          <table:table-cell table:number-columns-repeated="2" table:style-name="ce25"/>
          <table:table-cell office:value-type="float" office:value="61.244999999999997" table:style-name="ce50">
            <text:p>61.245</text:p>
          </table:table-cell>
          <table:table-cell office:value-type="float" office:value="100.63200000000001" table:style-name="ce1">
            <text:p>100.632</text:p>
          </table:table-cell>
          <table:table-cell table:number-columns-repeated="2" table:style-name="ce1"/>
          <table:table-cell office:value-type="float" office:value="6.1244999999999994" table:formula="of:=[.P92]/[.D92]" table:style-name="ce25">
            <text:p>6.1245</text:p>
          </table:table-cell>
          <table:table-cell office:value-type="float" office:value="10.0632" table:formula="of:=[.Q92]/[.D92]" table:style-name="ce25">
            <text:p>10.063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Exp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2553.2240000000002" table:style-name="ce50">
            <text:p>2553.224</text:p>
          </table:table-cell>
          <table:table-cell office:value-type="float" office:value="3064.3270000000002" table:style-name="ce1">
            <text:p>3064.327</text:p>
          </table:table-cell>
          <table:table-cell table:number-columns-repeated="2" table:style-name="ce1"/>
          <table:table-cell office:value-type="float" office:value="255.32240000000002" table:formula="of:=[.H93]/[.D93]" table:style-name="ce25">
            <text:p>255.3224</text:p>
          </table:table-cell>
          <table:table-cell office:value-type="float" office:value="306.43270000000001" table:formula="of:=[.I93]/[.D93]" table:style-name="ce25">
            <text:p>306.4327</text:p>
          </table:table-cell>
          <table:table-cell table:number-columns-repeated="2" table:style-name="ce25"/>
          <table:table-cell office:value-type="float" office:value="2160.8240000000001" table:style-name="ce1">
            <text:p>2160.824</text:p>
          </table:table-cell>
          <table:table-cell office:value-type="float" office:value="2649.5889999999999" table:style-name="ce1">
            <text:p>2649.589</text:p>
          </table:table-cell>
          <table:table-cell table:number-columns-repeated="2" table:style-name="ce1"/>
          <table:table-cell office:value-type="float" office:value="216.08240000000001" table:formula="of:=[.P93]/[.D93]" table:style-name="ce25">
            <text:p>216.0824</text:p>
          </table:table-cell>
          <table:table-cell office:value-type="float" office:value="264.95889999999997" table:formula="of:=[.Q93]/[.D93]" table:style-name="ce25">
            <text:p>264.958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Exp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83348.178" table:style-name="ce50">
            <text:p>83348.178</text:p>
          </table:table-cell>
          <table:table-cell office:value-type="float" office:value="105599.38499999999" table:style-name="ce1">
            <text:p>105599.385</text:p>
          </table:table-cell>
          <table:table-cell table:number-columns-repeated="2" table:style-name="ce1"/>
          <table:table-cell office:value-type="float" office:value="8334.8178000000007" table:formula="of:=[.H94]/[.D94]" table:style-name="ce25">
            <text:p>8334.8178</text:p>
          </table:table-cell>
          <table:table-cell office:value-type="float" office:value="10559.9385" table:formula="of:=[.I94]/[.D94]" table:style-name="ce25">
            <text:p>10559.9385</text:p>
          </table:table-cell>
          <table:table-cell table:number-columns-repeated="2" table:style-name="ce25"/>
          <table:table-cell office:value-type="float" office:value="522.44100000000003" table:style-name="ce50">
            <text:p>522.441</text:p>
          </table:table-cell>
          <table:table-cell office:value-type="float" office:value="1046.039" table:style-name="ce1">
            <text:p>1046.039</text:p>
          </table:table-cell>
          <table:table-cell table:number-columns-repeated="2" table:style-name="ce1"/>
          <table:table-cell office:value-type="float" office:value="52.244100000000003" table:formula="of:=[.P94]/[.D94]" table:style-name="ce25">
            <text:p>52.2441</text:p>
          </table:table-cell>
          <table:table-cell office:value-type="float" office:value="104.6039" table:formula="of:=[.Q94]/[.D94]" table:style-name="ce25">
            <text:p>104.603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Ln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4151.7690000000002" table:style-name="ce50">
            <text:p>4151.769</text:p>
          </table:table-cell>
          <table:table-cell office:value-type="float" office:value="4997.6689999999999" table:style-name="ce1">
            <text:p>4997.669</text:p>
          </table:table-cell>
          <table:table-cell table:number-columns-repeated="2" table:style-name="ce1"/>
          <table:table-cell office:value-type="float" office:value="415.17690000000005" table:formula="of:=[.H95]/[.D95]" table:style-name="ce25">
            <text:p>415.1769</text:p>
          </table:table-cell>
          <table:table-cell office:value-type="float" office:value="499.76689999999996" table:formula="of:=[.I95]/[.D95]" table:style-name="ce25">
            <text:p>499.7669</text:p>
          </table:table-cell>
          <table:table-cell table:number-columns-repeated="2" table:style-name="ce25"/>
          <table:table-cell office:value-type="float" office:value="3765.1149999999998" table:style-name="ce1">
            <text:p>3765.115</text:p>
          </table:table-cell>
          <table:table-cell office:value-type="float" office:value="4582.0360000000001" table:style-name="ce1">
            <text:p>4582.036</text:p>
          </table:table-cell>
          <table:table-cell table:number-columns-repeated="2" table:style-name="ce1"/>
          <table:table-cell office:value-type="float" office:value="376.51149999999996" table:formula="of:=[.P95]/[.D95]" table:style-name="ce25">
            <text:p>376.5115</text:p>
          </table:table-cell>
          <table:table-cell office:value-type="float" office:value="458.20359999999999" table:formula="of:=[.Q95]/[.D95]" table:style-name="ce25">
            <text:p>458.203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Ln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161365.22899999999" table:style-name="ce50">
            <text:p>161365.229</text:p>
          </table:table-cell>
          <table:table-cell office:value-type="float" office:value="203693.679" table:style-name="ce1">
            <text:p>203693.679</text:p>
          </table:table-cell>
          <table:table-cell table:number-columns-repeated="2" table:style-name="ce1"/>
          <table:table-cell office:value-type="float" office:value="16136.5229" table:formula="of:=[.H96]/[.D96]" table:style-name="ce25">
            <text:p>16136.5229</text:p>
          </table:table-cell>
          <table:table-cell office:value-type="float" office:value="20369.367900000001" table:formula="of:=[.I96]/[.D96]" table:style-name="ce25">
            <text:p>20369.3679</text:p>
          </table:table-cell>
          <table:table-cell table:number-columns-repeated="2" table:style-name="ce25"/>
          <table:table-cell office:value-type="float" office:value="3786.0630000000001" table:style-name="ce50">
            <text:p>3786.063</text:p>
          </table:table-cell>
          <table:table-cell office:value-type="float" office:value="5192.7929999999997" table:style-name="ce1">
            <text:p>5192.793</text:p>
          </table:table-cell>
          <table:table-cell table:number-columns-repeated="2" table:style-name="ce1"/>
          <table:table-cell office:value-type="float" office:value="378.60630000000003" table:formula="of:=[.P96]/[.D96]" table:style-name="ce25">
            <text:p>378.6063</text:p>
          </table:table-cell>
          <table:table-cell office:value-type="float" office:value="519.27929999999992" table:formula="of:=[.Q96]/[.D96]" table:style-name="ce25">
            <text:p>519.279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Sqrt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1098.8140000000001" table:style-name="ce50">
            <text:p>1098.814</text:p>
          </table:table-cell>
          <table:table-cell office:value-type="float" office:value="1412.989" table:style-name="ce1">
            <text:p>1412.989</text:p>
          </table:table-cell>
          <table:table-cell table:number-columns-repeated="2" table:style-name="ce1"/>
          <table:table-cell office:value-type="float" office:value="109.88140000000001" table:formula="of:=[.H97]/[.D97]" table:style-name="ce25">
            <text:p>109.8814</text:p>
          </table:table-cell>
          <table:table-cell office:value-type="float" office:value="141.2989" table:formula="of:=[.I97]/[.D97]" table:style-name="ce25">
            <text:p>141.2989</text:p>
          </table:table-cell>
          <table:table-cell table:number-columns-repeated="2" table:style-name="ce25"/>
          <table:table-cell office:value-type="float" office:value="886.00900000000001" table:style-name="ce1">
            <text:p>886.009</text:p>
          </table:table-cell>
          <table:table-cell office:value-type="float" office:value="1182.4280000000001" table:style-name="ce1">
            <text:p>1182.428</text:p>
          </table:table-cell>
          <table:table-cell table:number-columns-repeated="2" table:style-name="ce1"/>
          <table:table-cell office:value-type="float" office:value="88.600899999999996" table:formula="of:=[.P97]/[.D97]" table:style-name="ce25">
            <text:p>88.6009</text:p>
          </table:table-cell>
          <table:table-cell office:value-type="float" office:value="118.24280000000002" table:formula="of:=[.Q97]/[.D97]" table:style-name="ce25">
            <text:p>118.242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Sqrt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49458.536999999997" table:style-name="ce50">
            <text:p>49458.537</text:p>
          </table:table-cell>
          <table:table-cell office:value-type="float" office:value="62699.309000000001" table:style-name="ce1">
            <text:p>62699.309</text:p>
          </table:table-cell>
          <table:table-cell table:number-columns-repeated="2" table:style-name="ce1"/>
          <table:table-cell office:value-type="float" office:value="4945.8536999999997" table:formula="of:=[.H98]/[.D98]" table:style-name="ce25">
            <text:p>4945.8537</text:p>
          </table:table-cell>
          <table:table-cell office:value-type="float" office:value="6269.9309000000003" table:formula="of:=[.I98]/[.D98]" table:style-name="ce25">
            <text:p>6269.9309</text:p>
          </table:table-cell>
          <table:table-cell table:number-columns-repeated="2" table:style-name="ce25"/>
          <table:table-cell office:value-type="float" office:value="1408.4369999999999" table:style-name="ce50">
            <text:p>1408.437</text:p>
          </table:table-cell>
          <table:table-cell office:value-type="float" office:value="2343.223" table:style-name="ce1">
            <text:p>2343.223</text:p>
          </table:table-cell>
          <table:table-cell table:number-columns-repeated="2" table:style-name="ce1"/>
          <table:table-cell office:value-type="float" office:value="140.84369999999998" table:formula="of:=[.P98]/[.D98]" table:style-name="ce25">
            <text:p>140.8437</text:p>
          </table:table-cell>
          <table:table-cell office:value-type="float" office:value="234.32229999999998" table:formula="of:=[.Q98]/[.D98]" table:style-name="ce25">
            <text:p>234.322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5">
            <text:p>FL_FL2Int_circuit</text:p>
          </table:table-cell>
          <table:table-cell office:value-type="string" table:style-name="ce52">
            <text:p>B</text:p>
          </table:table-cell>
          <table:table-cell office:value-type="float" office:value="64" table:style-name="ce50">
            <text:p>64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217.71199999999999" table:style-name="ce50">
            <text:p>217.712</text:p>
          </table:table-cell>
          <table:table-cell office:value-type="float" office:value="239.61799999999999" table:style-name="ce1">
            <text:p>239.618</text:p>
          </table:table-cell>
          <table:table-cell table:number-columns-repeated="2" table:style-name="ce1"/>
          <table:table-cell office:value-type="float" office:value="21.7712" table:formula="of:=[.H99]/[.D99]" table:style-name="ce25">
            <text:p>21.7712</text:p>
          </table:table-cell>
          <table:table-cell office:value-type="float" office:value="23.9618" table:formula="of:=[.I99]/[.D99]" table:style-name="ce25">
            <text:p>23.9618</text:p>
          </table:table-cell>
          <table:table-cell table:number-columns-repeated="2" table:style-name="ce25"/>
          <table:table-cell office:value-type="float" office:value="97.218000000000004" table:style-name="ce1">
            <text:p>97.218</text:p>
          </table:table-cell>
          <table:table-cell office:value-type="float" office:value="105.523" table:style-name="ce1">
            <text:p>105.523</text:p>
          </table:table-cell>
          <table:table-cell table:number-columns-repeated="2" table:style-name="ce1"/>
          <table:table-cell office:value-type="float" office:value="9.7218" table:formula="of:=[.P99]/[.D99]" table:style-name="ce25">
            <text:p>9.7218</text:p>
          </table:table-cell>
          <table:table-cell office:value-type="float" office:value="10.552299999999999" table:formula="of:=[.Q99]/[.D99]" table:style-name="ce25">
            <text:p>10.552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56">
            <text:p>FL_FL2Int_agmw</text:p>
          </table:table-cell>
          <table:table-cell office:value-type="string" table:style-name="ce52">
            <text:p>A</text:p>
          </table:table-cell>
          <table:table-cell office:value-type="float" office:value="128" table:style-name="ce50">
            <text:p>128</text:p>
          </table:table-cell>
          <table:table-cell office:value-type="float" office:value="10" table:style-name="ce50">
            <text:p>10</text:p>
          </table:table-cell>
          <table:table-cell table:number-columns-repeated="3" table:style-name="ce53"/>
          <table:table-cell office:value-type="float" office:value="8207.1090000000004" table:style-name="ce50">
            <text:p>8207.109</text:p>
          </table:table-cell>
          <table:table-cell office:value-type="float" office:value="10765.759" table:style-name="ce1">
            <text:p>10765.759</text:p>
          </table:table-cell>
          <table:table-cell table:number-columns-repeated="2" table:style-name="ce1"/>
          <table:table-cell office:value-type="float" office:value="820.71090000000004" table:formula="of:=[.H100]/[.D100]" table:style-name="ce25">
            <text:p>820.7109</text:p>
          </table:table-cell>
          <table:table-cell office:value-type="float" office:value="1076.5759" table:formula="of:=[.I100]/[.D100]" table:style-name="ce25">
            <text:p>1076.5759</text:p>
          </table:table-cell>
          <table:table-cell table:number-columns-repeated="2" table:style-name="ce25"/>
          <table:table-cell office:value-type="float" office:value="286.15199999999999" table:style-name="ce50">
            <text:p>286.152</text:p>
          </table:table-cell>
          <table:table-cell office:value-type="float" office:value="451.161" table:style-name="ce1">
            <text:p>451.161</text:p>
          </table:table-cell>
          <table:table-cell table:number-columns-repeated="2" table:style-name="ce1"/>
          <table:table-cell office:value-type="float" office:value="28.615199999999998" table:formula="of:=[.P100]/[.D100]" table:style-name="ce25">
            <text:p>28.6152</text:p>
          </table:table-cell>
          <table:table-cell office:value-type="float" office:value="45.116100000000003" table:formula="of:=[.Q100]/[.D100]" table:style-name="ce25">
            <text:p>45.116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7">
            <text:p>Fx_Add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08.878" table:style-name="ce42">
            <text:p>108.878</text:p>
          </table:table-cell>
          <table:table-cell office:value-type="float" office:value="127.121" table:style-name="ce1">
            <text:p>127.121</text:p>
          </table:table-cell>
          <table:table-cell table:number-columns-repeated="2" table:style-name="ce1"/>
          <table:table-cell office:value-type="float" office:value="1.0887800000000001" table:formula="of:=[.H110]/[.D110]" table:style-name="ce25">
            <text:p>1.08878</text:p>
          </table:table-cell>
          <table:table-cell office:value-type="float" office:value="1.27121" table:formula="of:=[.I110]/[.D110]" table:style-name="ce25">
            <text:p>1.27121</text:p>
          </table:table-cell>
          <table:table-cell table:number-columns-repeated="2" table:style-name="ce25"/>
          <table:table-cell office:value-type="float" office:value="15.074" table:style-name="ce42">
            <text:p>15.074</text:p>
          </table:table-cell>
          <table:table-cell office:value-type="float" office:value="15.141" table:style-name="ce1">
            <text:p>15.141</text:p>
          </table:table-cell>
          <table:table-cell table:number-columns-repeated="2" table:style-name="ce1"/>
          <table:table-cell office:value-type="float" office:value="0.15073999999999999" table:formula="of:=[.P110]/[.D110]" table:style-name="ce25">
            <text:p>0.15074</text:p>
          </table:table-cell>
          <table:table-cell office:value-type="float" office:value="0.15140999999999999" table:formula="of:=[.Q110]/[.D110]" table:style-name="ce25">
            <text:p>0.1514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3">
            <text:p>Fx_Add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10.381" table:style-name="ce1">
            <text:p>110.381</text:p>
          </table:table-cell>
          <table:table-cell office:value-type="float" office:value="132.33000000000001" table:style-name="ce1">
            <text:p>132.33</text:p>
          </table:table-cell>
          <table:table-cell table:number-columns-repeated="2" table:style-name="ce1"/>
          <table:table-cell office:value-type="float" office:value="1.10381" table:formula="of:=[.H111]/[.D111]" table:style-name="ce25">
            <text:p>1.10381</text:p>
          </table:table-cell>
          <table:table-cell office:value-type="float" office:value="1.3233000000000001" table:formula="of:=[.I111]/[.D111]" table:style-name="ce25">
            <text:p>1.3233</text:p>
          </table:table-cell>
          <table:table-cell table:number-columns-repeated="2" table:style-name="ce25"/>
          <table:table-cell office:value-type="float" office:value="9.9149999999999991" table:style-name="ce1">
            <text:p>9.915</text:p>
          </table:table-cell>
          <table:table-cell office:value-type="float" office:value="12.757" table:style-name="ce1">
            <text:p>12.757</text:p>
          </table:table-cell>
          <table:table-cell table:number-columns-repeated="2" table:style-name="ce1"/>
          <table:table-cell office:value-type="float" office:value="9.9149999999999988E-2" table:formula="of:=[.P111]/[.D111]" table:style-name="ce25">
            <text:p>0.09915</text:p>
          </table:table-cell>
          <table:table-cell office:value-type="float" office:value="0.12756999999999999" table:formula="of:=[.Q111]/[.D111]" table:style-name="ce25">
            <text:p>0.1275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8">
            <text:p>Fx_Add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23.713000000000001" table:style-name="ce71">
            <text:p>23.713</text:p>
          </table:table-cell>
          <table:table-cell office:value-type="float" office:value="28.757000000000001" table:style-name="ce1">
            <text:p>28.757</text:p>
          </table:table-cell>
          <table:table-cell table:number-columns-repeated="2" table:style-name="ce1"/>
          <table:table-cell office:value-type="float" office:value="0.23713000000000001" table:formula="of:=[.H112]/[.D112]" table:style-name="ce25">
            <text:p>0.23713</text:p>
          </table:table-cell>
          <table:table-cell office:value-type="float" office:value="0.28756999999999999" table:formula="of:=[.I112]/[.D112]" table:style-name="ce25">
            <text:p>0.28757</text:p>
          </table:table-cell>
          <table:table-cell table:number-columns-repeated="2" table:style-name="ce25"/>
          <table:table-cell office:value-type="float" office:value="14.895" table:style-name="ce42">
            <text:p>14.895</text:p>
          </table:table-cell>
          <table:table-cell office:value-type="float" office:value="16.052" table:style-name="ce1">
            <text:p>16.052</text:p>
          </table:table-cell>
          <table:table-cell table:number-columns-repeated="2" table:style-name="ce1"/>
          <table:table-cell office:value-type="float" office:value="0.14895" table:formula="of:=[.P112]/[.D112]" table:style-name="ce25">
            <text:p>0.14895</text:p>
          </table:table-cell>
          <table:table-cell office:value-type="float" office:value="0.16052" table:formula="of:=[.Q112]/[.D112]" table:style-name="ce25">
            <text:p>0.1605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0">
            <text:p>Fx_Mul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401.548" table:style-name="ce71">
            <text:p>401.548</text:p>
          </table:table-cell>
          <table:table-cell office:value-type="float" office:value="527.17700000000002" table:style-name="ce1">
            <text:p>527.177</text:p>
          </table:table-cell>
          <table:table-cell table:number-columns-repeated="2" table:style-name="ce1"/>
          <table:table-cell office:value-type="float" office:value="4.0154800000000002" table:formula="of:=[.H113]/[.D113]" table:style-name="ce25">
            <text:p>4.01548</text:p>
          </table:table-cell>
          <table:table-cell office:value-type="float" office:value="5.2717700000000001" table:formula="of:=[.I113]/[.D113]" table:style-name="ce25">
            <text:p>5.27177</text:p>
          </table:table-cell>
          <table:table-cell table:number-columns-repeated="2" table:style-name="ce25"/>
          <table:table-cell office:value-type="float" office:value="83.528000000000006" table:style-name="ce42">
            <text:p>83.528</text:p>
          </table:table-cell>
          <table:table-cell office:value-type="float" office:value="109.206" table:style-name="ce1">
            <text:p>109.206</text:p>
          </table:table-cell>
          <table:table-cell table:number-columns-repeated="2" table:style-name="ce1"/>
          <table:table-cell office:value-type="float" office:value="0.83528000000000002" table:formula="of:=[.P113]/[.D113]" table:style-name="ce25">
            <text:p>0.83528</text:p>
          </table:table-cell>
          <table:table-cell office:value-type="float" office:value="1.09206" table:formula="of:=[.Q113]/[.D113]" table:style-name="ce25">
            <text:p>1.0920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Mul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069.184" table:style-name="ce1">
            <text:p>1069.184</text:p>
          </table:table-cell>
          <table:table-cell office:value-type="float" office:value="1897.2760000000001" table:style-name="ce1">
            <text:p>1897.276</text:p>
          </table:table-cell>
          <table:table-cell table:number-columns-repeated="2" table:style-name="ce1"/>
          <table:table-cell office:value-type="float" office:value="10.691839999999999" table:formula="of:=[.H114]/[.D114]" table:style-name="ce25">
            <text:p>10.69184</text:p>
          </table:table-cell>
          <table:table-cell office:value-type="float" office:value="18.972760000000001" table:formula="of:=[.I114]/[.D114]" table:style-name="ce25">
            <text:p>18.97276</text:p>
          </table:table-cell>
          <table:table-cell table:number-columns-repeated="2" table:style-name="ce25"/>
          <table:table-cell office:value-type="float" office:value="56.783999999999999" table:style-name="ce1">
            <text:p>56.784</text:p>
          </table:table-cell>
          <table:table-cell office:value-type="float" office:value="118.634" table:style-name="ce1">
            <text:p>118.634</text:p>
          </table:table-cell>
          <table:table-cell table:number-columns-repeated="2" table:style-name="ce1"/>
          <table:table-cell office:value-type="float" office:value="0.56784000000000001" table:formula="of:=[.P114]/[.D114]" table:style-name="ce25">
            <text:p>0.56784</text:p>
          </table:table-cell>
          <table:table-cell office:value-type="float" office:value="1.18634" table:formula="of:=[.Q114]/[.D114]" table:style-name="ce25">
            <text:p>1.1863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Mul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5149.6130000000003" table:style-name="ce42">
            <text:p>5149.613</text:p>
          </table:table-cell>
          <table:table-cell office:value-type="float" office:value="6341.8950000000004" table:style-name="ce1">
            <text:p>6341.895</text:p>
          </table:table-cell>
          <table:table-cell table:number-columns-repeated="2" table:style-name="ce1"/>
          <table:table-cell office:value-type="float" office:value="51.496130000000001" table:formula="of:=[.H115]/[.D115]" table:style-name="ce25">
            <text:p>51.49613</text:p>
          </table:table-cell>
          <table:table-cell office:value-type="float" office:value="63.418950000000002" table:formula="of:=[.I115]/[.D115]" table:style-name="ce25">
            <text:p>63.41895</text:p>
          </table:table-cell>
          <table:table-cell table:number-columns-repeated="2" table:style-name="ce25"/>
          <table:table-cell office:value-type="float" office:value="20.140999999999998" table:style-name="ce42">
            <text:p>20.141</text:p>
          </table:table-cell>
          <table:table-cell office:value-type="float" office:value="29.844000000000001" table:style-name="ce1">
            <text:p>29.844</text:p>
          </table:table-cell>
          <table:table-cell table:number-columns-repeated="2" table:style-name="ce1"/>
          <table:table-cell office:value-type="float" office:value="0.20140999999999998" table:formula="of:=[.P115]/[.D115]" table:style-name="ce25">
            <text:p>0.20141</text:p>
          </table:table-cell>
          <table:table-cell office:value-type="float" office:value="0.29844000000000004" table:formula="of:=[.Q115]/[.D115]" table:style-name="ce25">
            <text:p>0.2984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Div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25132.609" table:style-name="ce42">
            <text:p>25132.609</text:p>
          </table:table-cell>
          <table:table-cell office:value-type="float" office:value="22564.109" table:style-name="ce1">
            <text:p>22564.109</text:p>
          </table:table-cell>
          <table:table-cell table:number-columns-repeated="2" table:style-name="ce1"/>
          <table:table-cell office:value-type="float" office:value="251.32608999999999" table:formula="of:=[.H116]/[.D116]" table:style-name="ce25">
            <text:p>251.32609</text:p>
          </table:table-cell>
          <table:table-cell office:value-type="float" office:value="225.64108999999999" table:formula="of:=[.I116]/[.D116]" table:style-name="ce25">
            <text:p>225.64109</text:p>
          </table:table-cell>
          <table:table-cell table:number-columns-repeated="2" table:style-name="ce25"/>
          <table:table-cell office:value-type="float" office:value="24841.076000000001" table:style-name="ce42">
            <text:p>24841.076</text:p>
          </table:table-cell>
          <table:table-cell office:value-type="float" office:value="22203.053" table:style-name="ce1">
            <text:p>22203.053</text:p>
          </table:table-cell>
          <table:table-cell table:number-columns-repeated="2" table:style-name="ce1"/>
          <table:table-cell office:value-type="float" office:value="248.41076000000001" table:formula="of:=[.P116]/[.D116]" table:style-name="ce25">
            <text:p>248.41076</text:p>
          </table:table-cell>
          <table:table-cell office:value-type="float" office:value="222.03053" table:formula="of:=[.Q116]/[.D116]" table:style-name="ce25">
            <text:p>222.0305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Div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176.0740000000001" table:style-name="ce1">
            <text:p>1176.074</text:p>
          </table:table-cell>
          <table:table-cell office:value-type="float" office:value="2015.662" table:style-name="ce1">
            <text:p>2015.662</text:p>
          </table:table-cell>
          <table:table-cell table:number-columns-repeated="2" table:style-name="ce1"/>
          <table:table-cell office:value-type="float" office:value="11.76074" table:formula="of:=[.H117]/[.D117]" table:style-name="ce25">
            <text:p>11.76074</text:p>
          </table:table-cell>
          <table:table-cell office:value-type="float" office:value="20.15662" table:formula="of:=[.I117]/[.D117]" table:style-name="ce25">
            <text:p>20.15662</text:p>
          </table:table-cell>
          <table:table-cell table:number-columns-repeated="2" table:style-name="ce25"/>
          <table:table-cell office:value-type="float" office:value="369.48899999999998" table:style-name="ce1">
            <text:p>369.489</text:p>
          </table:table-cell>
          <table:table-cell office:value-type="float" office:value="567.98400000000004" table:style-name="ce1">
            <text:p>567.984</text:p>
          </table:table-cell>
          <table:table-cell table:number-columns-repeated="2" table:style-name="ce1"/>
          <table:table-cell office:value-type="float" office:value="3.6948899999999996" table:formula="of:=[.P117]/[.D117]" table:style-name="ce25">
            <text:p>3.69489</text:p>
          </table:table-cell>
          <table:table-cell office:value-type="float" office:value="5.6798400000000004" table:formula="of:=[.Q117]/[.D117]" table:style-name="ce25">
            <text:p>5.6798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Div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50401.042000000001" table:style-name="ce42">
            <text:p>50401.042</text:p>
          </table:table-cell>
          <table:table-cell office:value-type="float" office:value="61645.71" table:style-name="ce1">
            <text:p>61645.71</text:p>
          </table:table-cell>
          <table:table-cell table:number-columns-repeated="2" table:style-name="ce1"/>
          <table:table-cell office:value-type="float" office:value="504.01042000000001" table:formula="of:=[.H118]/[.D118]" table:style-name="ce25">
            <text:p>504.01042</text:p>
          </table:table-cell>
          <table:table-cell office:value-type="float" office:value="616.45709999999997" table:formula="of:=[.I118]/[.D118]" table:style-name="ce25">
            <text:p>616.4571</text:p>
          </table:table-cell>
          <table:table-cell table:number-columns-repeated="2" table:style-name="ce25"/>
          <table:table-cell office:value-type="float" office:value="379.327" table:style-name="ce71">
            <text:p>379.327</text:p>
          </table:table-cell>
          <table:table-cell office:value-type="float" office:value="816.9" table:style-name="ce1">
            <text:p>816.9</text:p>
          </table:table-cell>
          <table:table-cell table:number-columns-repeated="2" table:style-name="ce1"/>
          <table:table-cell office:value-type="float" office:value="3.7932700000000001" table:formula="of:=[.P118]/[.D118]" table:style-name="ce25">
            <text:p>3.79327</text:p>
          </table:table-cell>
          <table:table-cell office:value-type="float" office:value="8.1690000000000005" table:formula="of:=[.Q118]/[.D118]" table:style-name="ce25">
            <text:p>8.16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Lt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46.86500000000001" table:style-name="ce42">
            <text:p>146.865</text:p>
          </table:table-cell>
          <table:table-cell office:value-type="float" office:value="155.55600000000001" table:style-name="ce1">
            <text:p>155.556</text:p>
          </table:table-cell>
          <table:table-cell table:number-columns-repeated="2" table:style-name="ce1"/>
          <table:table-cell office:value-type="float" office:value="1.46865" table:formula="of:=[.H119]/[.D119]" table:style-name="ce25">
            <text:p>1.46865</text:p>
          </table:table-cell>
          <table:table-cell office:value-type="float" office:value="1.5555600000000001" table:formula="of:=[.I119]/[.D119]" table:style-name="ce25">
            <text:p>1.55556</text:p>
          </table:table-cell>
          <table:table-cell table:number-columns-repeated="2" table:style-name="ce25"/>
          <table:table-cell office:value-type="float" office:value="56.228999999999999" table:style-name="ce42">
            <text:p>56.229</text:p>
          </table:table-cell>
          <table:table-cell office:value-type="float" office:value="56.143999999999998" table:style-name="ce1">
            <text:p>56.144</text:p>
          </table:table-cell>
          <table:table-cell table:number-columns-repeated="2" table:style-name="ce1"/>
          <table:table-cell office:value-type="float" office:value="0.56228999999999996" table:formula="of:=[.P119]/[.D119]" table:style-name="ce25">
            <text:p>0.56229</text:p>
          </table:table-cell>
          <table:table-cell office:value-type="float" office:value="0.56143999999999994" table:formula="of:=[.Q119]/[.D119]" table:style-name="ce25">
            <text:p>0.5614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Lt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26.495" table:style-name="ce1">
            <text:p>126.495</text:p>
          </table:table-cell>
          <table:table-cell office:value-type="float" office:value="133.834" table:style-name="ce1">
            <text:p>133.834</text:p>
          </table:table-cell>
          <table:table-cell table:number-columns-repeated="2" table:style-name="ce1"/>
          <table:table-cell office:value-type="float" office:value="1.26495" table:formula="of:=[.H120]/[.D120]" table:style-name="ce25">
            <text:p>1.26495</text:p>
          </table:table-cell>
          <table:table-cell office:value-type="float" office:value="1.3383400000000001" table:formula="of:=[.I120]/[.D120]" table:style-name="ce25">
            <text:p>1.33834</text:p>
          </table:table-cell>
          <table:table-cell table:number-columns-repeated="2" table:style-name="ce25"/>
          <table:table-cell office:value-type="float" office:value="14.66" table:style-name="ce1">
            <text:p>14.66</text:p>
          </table:table-cell>
          <table:table-cell office:value-type="float" office:value="15.404" table:style-name="ce1">
            <text:p>15.404</text:p>
          </table:table-cell>
          <table:table-cell table:number-columns-repeated="2" table:style-name="ce1"/>
          <table:table-cell office:value-type="float" office:value="0.14660000000000001" table:formula="of:=[.P120]/[.D120]" table:style-name="ce25">
            <text:p>0.1466</text:p>
          </table:table-cell>
          <table:table-cell office:value-type="float" office:value="0.15404000000000001" table:formula="of:=[.Q120]/[.D120]" table:style-name="ce25">
            <text:p>0.1540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Lt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5156.0770000000002" table:style-name="ce42">
            <text:p>5156.077</text:p>
          </table:table-cell>
          <table:table-cell office:value-type="float" office:value="6311.9949999999999" table:style-name="ce1">
            <text:p>6311.995</text:p>
          </table:table-cell>
          <table:table-cell table:number-columns-repeated="2" table:style-name="ce1"/>
          <table:table-cell office:value-type="float" office:value="51.560770000000005" table:formula="of:=[.H121]/[.D121]" table:style-name="ce25">
            <text:p>51.56077</text:p>
          </table:table-cell>
          <table:table-cell office:value-type="float" office:value="63.119949999999996" table:formula="of:=[.I121]/[.D121]" table:style-name="ce25">
            <text:p>63.11995</text:p>
          </table:table-cell>
          <table:table-cell table:number-columns-repeated="2" table:style-name="ce25"/>
          <table:table-cell office:value-type="float" office:value="21.981000000000002" table:style-name="ce42">
            <text:p>21.981</text:p>
          </table:table-cell>
          <table:table-cell office:value-type="float" office:value="27.908999999999999" table:style-name="ce1">
            <text:p>27.909</text:p>
          </table:table-cell>
          <table:table-cell table:number-columns-repeated="2" table:style-name="ce1"/>
          <table:table-cell office:value-type="float" office:value="0.21981000000000001" table:formula="of:=[.P121]/[.D121]" table:style-name="ce25">
            <text:p>0.21981</text:p>
          </table:table-cell>
          <table:table-cell office:value-type="float" office:value="0.27909" table:formula="of:=[.Q121]/[.D121]" table:style-name="ce25">
            <text:p>0.2790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Eq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38.38399999999999" table:style-name="ce42">
            <text:p>138.384</text:p>
          </table:table-cell>
          <table:table-cell office:value-type="float" office:value="174.84800000000001" table:style-name="ce1">
            <text:p>174.848</text:p>
          </table:table-cell>
          <table:table-cell table:number-columns-repeated="2" table:style-name="ce1"/>
          <table:table-cell office:value-type="float" office:value="1.38384" table:formula="of:=[.H122]/[.D122]" table:style-name="ce25">
            <text:p>1.38384</text:p>
          </table:table-cell>
          <table:table-cell office:value-type="float" office:value="1.74848" table:formula="of:=[.I122]/[.D122]" table:style-name="ce25">
            <text:p>1.74848</text:p>
          </table:table-cell>
          <table:table-cell table:number-columns-repeated="2" table:style-name="ce25"/>
          <table:table-cell office:value-type="float" office:value="56.204999999999998" table:style-name="ce42">
            <text:p>56.205</text:p>
          </table:table-cell>
          <table:table-cell office:value-type="float" office:value="77.912999999999997" table:style-name="ce1">
            <text:p>77.913</text:p>
          </table:table-cell>
          <table:table-cell table:number-columns-repeated="2" table:style-name="ce1"/>
          <table:table-cell office:value-type="float" office:value="0.56204999999999994" table:formula="of:=[.P122]/[.D122]" table:style-name="ce25">
            <text:p>0.56205</text:p>
          </table:table-cell>
          <table:table-cell office:value-type="float" office:value="0.77912999999999999" table:formula="of:=[.Q122]/[.D122]" table:style-name="ce25">
            <text:p>0.7791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Eq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12.35" table:style-name="ce1">
            <text:p>112.35</text:p>
          </table:table-cell>
          <table:table-cell office:value-type="float" office:value="121.072" table:style-name="ce1">
            <text:p>121.072</text:p>
          </table:table-cell>
          <table:table-cell table:number-columns-repeated="2" table:style-name="ce1"/>
          <table:table-cell office:value-type="float" office:value="1.1234999999999999" table:formula="of:=[.H123]/[.D123]" table:style-name="ce25">
            <text:p>1.1235</text:p>
          </table:table-cell>
          <table:table-cell office:value-type="float" office:value="1.21072" table:formula="of:=[.I123]/[.D123]" table:style-name="ce25">
            <text:p>1.21072</text:p>
          </table:table-cell>
          <table:table-cell table:number-columns-repeated="2" table:style-name="ce25"/>
          <table:table-cell office:value-type="float" office:value="4.3600000000000003" table:style-name="ce1">
            <text:p>4.36</text:p>
          </table:table-cell>
          <table:table-cell office:value-type="float" office:value="5.3390000000000004" table:style-name="ce1">
            <text:p>5.339</text:p>
          </table:table-cell>
          <table:table-cell table:number-columns-repeated="2" table:style-name="ce1"/>
          <table:table-cell office:value-type="float" office:value="4.36E-2" table:formula="of:=[.P123]/[.D123]" table:style-name="ce25">
            <text:p>0.0436</text:p>
          </table:table-cell>
          <table:table-cell office:value-type="float" office:value="5.3390000000000007E-2" table:formula="of:=[.Q123]/[.D123]" table:style-name="ce25">
            <text:p>0.0533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Eq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2176.607" table:style-name="ce42">
            <text:p>2176.607</text:p>
          </table:table-cell>
          <table:table-cell office:value-type="float" office:value="2475.7779999999998" table:style-name="ce1">
            <text:p>2475.778</text:p>
          </table:table-cell>
          <table:table-cell table:number-columns-repeated="2" table:style-name="ce1"/>
          <table:table-cell office:value-type="float" office:value="21.766069999999999" table:formula="of:=[.H124]/[.D124]" table:style-name="ce25">
            <text:p>21.76607</text:p>
          </table:table-cell>
          <table:table-cell office:value-type="float" office:value="24.757779999999997" table:formula="of:=[.I124]/[.D124]" table:style-name="ce25">
            <text:p>24.75778</text:p>
          </table:table-cell>
          <table:table-cell table:number-columns-repeated="2" table:style-name="ce25"/>
          <table:table-cell office:value-type="float" office:value="102.79900000000001" table:style-name="ce42">
            <text:p>102.799</text:p>
          </table:table-cell>
          <table:table-cell office:value-type="float" office:value="204.48099999999999" table:style-name="ce1">
            <text:p>204.481</text:p>
          </table:table-cell>
          <table:table-cell table:number-columns-repeated="2" table:style-name="ce1"/>
          <table:table-cell office:value-type="float" office:value="1.02799" table:formula="of:=[.P124]/[.D124]" table:style-name="ce25">
            <text:p>1.02799</text:p>
          </table:table-cell>
          <table:table-cell office:value-type="float" office:value="2.04481" table:formula="of:=[.Q124]/[.D124]" table:style-name="ce25">
            <text:p>2.0448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Abs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039.6690000000001" table:style-name="ce42">
            <text:p>1039.669</text:p>
          </table:table-cell>
          <table:table-cell office:value-type="float" office:value="976.20600000000002" table:style-name="ce1">
            <text:p>976.206</text:p>
          </table:table-cell>
          <table:table-cell table:number-columns-repeated="2" table:style-name="ce1"/>
          <table:table-cell office:value-type="float" office:value="10.396690000000001" table:formula="of:=[.H125]/[.D125]" table:style-name="ce25">
            <text:p>10.39669</text:p>
          </table:table-cell>
          <table:table-cell office:value-type="float" office:value="9.76206" table:formula="of:=[.I125]/[.D125]" table:style-name="ce25">
            <text:p>9.76206</text:p>
          </table:table-cell>
          <table:table-cell table:number-columns-repeated="2" table:style-name="ce25"/>
          <table:table-cell office:value-type="float" office:value="931.34799999999996" table:style-name="ce42">
            <text:p>931.348</text:p>
          </table:table-cell>
          <table:table-cell office:value-type="float" office:value="853.42499999999995" table:style-name="ce1">
            <text:p>853.425</text:p>
          </table:table-cell>
          <table:table-cell table:number-columns-repeated="2" table:style-name="ce1"/>
          <table:table-cell office:value-type="float" office:value="9.3134800000000002" table:formula="of:=[.P125]/[.D125]" table:style-name="ce25">
            <text:p>9.31348</text:p>
          </table:table-cell>
          <table:table-cell office:value-type="float" office:value="8.5342500000000001" table:formula="of:=[.Q125]/[.D125]" table:style-name="ce25">
            <text:p>8.5342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Abs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28.94999999999999" table:style-name="ce1">
            <text:p>128.95</text:p>
          </table:table-cell>
          <table:table-cell office:value-type="float" office:value="148.113" table:style-name="ce1">
            <text:p>148.113</text:p>
          </table:table-cell>
          <table:table-cell table:number-columns-repeated="2" table:style-name="ce1"/>
          <table:table-cell office:value-type="float" office:value="1.2894999999999999" table:formula="of:=[.H126]/[.D126]" table:style-name="ce25">
            <text:p>1.2895</text:p>
          </table:table-cell>
          <table:table-cell office:value-type="float" office:value="1.4811300000000001" table:formula="of:=[.I126]/[.D126]" table:style-name="ce25">
            <text:p>1.48113</text:p>
          </table:table-cell>
          <table:table-cell table:number-columns-repeated="2" table:style-name="ce25"/>
          <table:table-cell office:value-type="float" office:value="7.649" table:style-name="ce1">
            <text:p>7.649</text:p>
          </table:table-cell>
          <table:table-cell office:value-type="float" office:value="9.8979999999999997" table:style-name="ce1">
            <text:p>9.898</text:p>
          </table:table-cell>
          <table:table-cell table:number-columns-repeated="2" table:style-name="ce1"/>
          <table:table-cell office:value-type="float" office:value="7.6490000000000002E-2" table:formula="of:=[.P126]/[.D126]" table:style-name="ce25">
            <text:p>0.07649</text:p>
          </table:table-cell>
          <table:table-cell office:value-type="float" office:value="9.8979999999999999E-2" table:formula="of:=[.Q126]/[.D126]" table:style-name="ce25">
            <text:p>0.0989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Abs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5158.4639999999999" table:style-name="ce42">
            <text:p>5158.464</text:p>
          </table:table-cell>
          <table:table-cell office:value-type="float" office:value="6315.3050000000003" table:style-name="ce1">
            <text:p>6315.305</text:p>
          </table:table-cell>
          <table:table-cell table:number-columns-repeated="2" table:style-name="ce1"/>
          <table:table-cell office:value-type="float" office:value="51.58464" table:formula="of:=[.H127]/[.D127]" table:style-name="ce25">
            <text:p>51.58464</text:p>
          </table:table-cell>
          <table:table-cell office:value-type="float" office:value="63.15305" table:formula="of:=[.I127]/[.D127]" table:style-name="ce25">
            <text:p>63.15305</text:p>
          </table:table-cell>
          <table:table-cell table:number-columns-repeated="2" table:style-name="ce25"/>
          <table:table-cell office:value-type="float" office:value="22.399000000000001" table:style-name="ce42">
            <text:p>22.399</text:p>
          </table:table-cell>
          <table:table-cell office:value-type="float" office:value="32.274999999999999" table:style-name="ce1">
            <text:p>32.275</text:p>
          </table:table-cell>
          <table:table-cell table:number-columns-repeated="2" table:style-name="ce1"/>
          <table:table-cell office:value-type="float" office:value="0.22399000000000002" table:formula="of:=[.P127]/[.D127]" table:style-name="ce25">
            <text:p>0.22399</text:p>
          </table:table-cell>
          <table:table-cell office:value-type="float" office:value="0.32274999999999998" table:formula="of:=[.Q127]/[.D127]" table:style-name="ce25">
            <text:p>0.3227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Exp2_P1045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632.12400000000002" table:style-name="ce42">
            <text:p>632.124</text:p>
          </table:table-cell>
          <table:table-cell office:value-type="float" office:value="867.14800000000002" table:style-name="ce1">
            <text:p>867.148</text:p>
          </table:table-cell>
          <table:table-cell table:number-columns-repeated="2" table:style-name="ce1"/>
          <table:table-cell office:value-type="float" office:value="6.3212400000000004" table:formula="of:=[.H128]/[.D128]" table:style-name="ce25">
            <text:p>6.32124</text:p>
          </table:table-cell>
          <table:table-cell office:value-type="float" office:value="8.6714800000000007" table:formula="of:=[.I128]/[.D128]" table:style-name="ce25">
            <text:p>8.67148</text:p>
          </table:table-cell>
          <table:table-cell table:number-columns-repeated="2" table:style-name="ce25"/>
          <table:table-cell office:value-type="float" office:value="212.41499999999999" table:style-name="ce42">
            <text:p>212.415</text:p>
          </table:table-cell>
          <table:table-cell office:value-type="float" office:value="266.83999999999997" table:style-name="ce1">
            <text:p>266.84</text:p>
          </table:table-cell>
          <table:table-cell table:number-columns-repeated="2" table:style-name="ce1"/>
          <table:table-cell office:value-type="float" office:value="2.1241499999999998" table:formula="of:=[.P128]/[.D128]" table:style-name="ce25">
            <text:p>2.12415</text:p>
          </table:table-cell>
          <table:table-cell office:value-type="float" office:value="2.6683999999999997" table:formula="of:=[.Q128]/[.D128]" table:style-name="ce25">
            <text:p>2.668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Exp2_P1045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191.1099999999999" table:style-name="ce1">
            <text:p>1191.11</text:p>
          </table:table-cell>
          <table:table-cell office:value-type="float" office:value="2329.596" table:style-name="ce1">
            <text:p>2329.596</text:p>
          </table:table-cell>
          <table:table-cell table:number-columns-repeated="2" table:style-name="ce1"/>
          <table:table-cell office:value-type="float" office:value="11.911099999999999" table:formula="of:=[.H129]/[.D129]" table:style-name="ce25">
            <text:p>11.9111</text:p>
          </table:table-cell>
          <table:table-cell office:value-type="float" office:value="23.295960000000001" table:formula="of:=[.I129]/[.D129]" table:style-name="ce25">
            <text:p>23.29596</text:p>
          </table:table-cell>
          <table:table-cell table:number-columns-repeated="2" table:style-name="ce25"/>
          <table:table-cell office:value-type="float" office:value="67.906999999999996" table:style-name="ce1">
            <text:p>67.907</text:p>
          </table:table-cell>
          <table:table-cell office:value-type="float" office:value="101.008" table:style-name="ce1">
            <text:p>101.008</text:p>
          </table:table-cell>
          <table:table-cell table:number-columns-repeated="2" table:style-name="ce1"/>
          <table:table-cell office:value-type="float" office:value="0.67906999999999995" table:formula="of:=[.P129]/[.D129]" table:style-name="ce25">
            <text:p>0.67907</text:p>
          </table:table-cell>
          <table:table-cell office:value-type="float" office:value="1.0100799999999999" table:formula="of:=[.Q129]/[.D129]" table:style-name="ce25">
            <text:p>1.0100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Exp2_P1045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52816.818" table:style-name="ce42">
            <text:p>152816.818</text:p>
          </table:table-cell>
          <table:table-cell office:value-type="float" office:value="186176.73499999999" table:style-name="ce1">
            <text:p>186176.735</text:p>
          </table:table-cell>
          <table:table-cell table:number-columns-repeated="2" table:style-name="ce1"/>
          <table:table-cell office:value-type="float" office:value="1528.1681799999999" table:formula="of:=[.H130]/[.D130]" table:style-name="ce25">
            <text:p>1528.16818</text:p>
          </table:table-cell>
          <table:table-cell office:value-type="float" office:value="1861.7673499999999" table:formula="of:=[.I130]/[.D130]" table:style-name="ce25">
            <text:p>1861.76735</text:p>
          </table:table-cell>
          <table:table-cell table:number-columns-repeated="2" table:style-name="ce25"/>
          <table:table-cell office:value-type="float" office:value="614.41300000000001" table:style-name="ce42">
            <text:p>614.413</text:p>
          </table:table-cell>
          <table:table-cell office:value-type="float" office:value="958.21" table:style-name="ce1">
            <text:p>958.21</text:p>
          </table:table-cell>
          <table:table-cell table:number-columns-repeated="2" table:style-name="ce1"/>
          <table:table-cell office:value-type="float" office:value="6.1441300000000005" table:formula="of:=[.P130]/[.D130]" table:style-name="ce25">
            <text:p>6.14413</text:p>
          </table:table-cell>
          <table:table-cell office:value-type="float" office:value="9.5821000000000005" table:formula="of:=[.Q130]/[.D130]" table:style-name="ce25">
            <text:p>9.582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Exp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863.48" table:style-name="ce42">
            <text:p>863.48</text:p>
          </table:table-cell>
          <table:table-cell office:value-type="float" office:value="1198.1210000000001" table:style-name="ce1">
            <text:p>1198.121</text:p>
          </table:table-cell>
          <table:table-cell table:number-columns-repeated="2" table:style-name="ce1"/>
          <table:table-cell office:value-type="float" office:value="8.6348000000000003" table:formula="of:=[.H131]/[.D131]" table:style-name="ce25">
            <text:p>8.6348</text:p>
          </table:table-cell>
          <table:table-cell office:value-type="float" office:value="11.981210000000001" table:formula="of:=[.I131]/[.D131]" table:style-name="ce25">
            <text:p>11.98121</text:p>
          </table:table-cell>
          <table:table-cell table:number-columns-repeated="2" table:style-name="ce25"/>
          <table:table-cell office:value-type="float" office:value="265.06700000000001" table:style-name="ce42">
            <text:p>265.067</text:p>
          </table:table-cell>
          <table:table-cell office:value-type="float" office:value="338.86200000000002" table:style-name="ce1">
            <text:p>338.862</text:p>
          </table:table-cell>
          <table:table-cell table:number-columns-repeated="2" table:style-name="ce1"/>
          <table:table-cell office:value-type="float" office:value="2.6506699999999999" table:formula="of:=[.P131]/[.D131]" table:style-name="ce25">
            <text:p>2.65067</text:p>
          </table:table-cell>
          <table:table-cell office:value-type="float" office:value="3.3886200000000004" table:formula="of:=[.Q131]/[.D131]" table:style-name="ce25">
            <text:p>3.3886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Exp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2011.848" table:style-name="ce1">
            <text:p>2011.848</text:p>
          </table:table-cell>
          <table:table-cell office:value-type="float" office:value="3937.88" table:style-name="ce1">
            <text:p>3937.88</text:p>
          </table:table-cell>
          <table:table-cell table:number-columns-repeated="2" table:style-name="ce1"/>
          <table:table-cell office:value-type="float" office:value="20.118479999999998" table:formula="of:=[.H132]/[.D132]" table:style-name="ce25">
            <text:p>20.11848</text:p>
          </table:table-cell>
          <table:table-cell office:value-type="float" office:value="39.378799999999998" table:formula="of:=[.I132]/[.D132]" table:style-name="ce25">
            <text:p>39.3788</text:p>
          </table:table-cell>
          <table:table-cell table:number-columns-repeated="2" table:style-name="ce25"/>
          <table:table-cell office:value-type="float" office:value="140.55099999999999" table:style-name="ce1">
            <text:p>140.551</text:p>
          </table:table-cell>
          <table:table-cell office:value-type="float" office:value="148.452" table:style-name="ce1">
            <text:p>148.452</text:p>
          </table:table-cell>
          <table:table-cell table:number-columns-repeated="2" table:style-name="ce1"/>
          <table:table-cell office:value-type="float" office:value="1.4055099999999998" table:formula="of:=[.P132]/[.D132]" table:style-name="ce25">
            <text:p>1.40551</text:p>
          </table:table-cell>
          <table:table-cell office:value-type="float" office:value="1.4845200000000001" table:formula="of:=[.Q132]/[.D132]" table:style-name="ce25">
            <text:p>1.4845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Exp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57129.21400000001" table:style-name="ce42">
            <text:p>157129.214</text:p>
          </table:table-cell>
          <table:table-cell office:value-type="float" office:value="191780.416" table:style-name="ce1">
            <text:p>191780.416</text:p>
          </table:table-cell>
          <table:table-cell table:number-columns-repeated="2" table:style-name="ce1"/>
          <table:table-cell office:value-type="float" office:value="1571.29214" table:formula="of:=[.H133]/[.D133]" table:style-name="ce25">
            <text:p>1571.29214</text:p>
          </table:table-cell>
          <table:table-cell office:value-type="float" office:value="1917.8041599999999" table:formula="of:=[.I133]/[.D133]" table:style-name="ce25">
            <text:p>1917.80416</text:p>
          </table:table-cell>
          <table:table-cell table:number-columns-repeated="2" table:style-name="ce25"/>
          <table:table-cell office:value-type="float" office:value="682.02700000000004" table:style-name="ce42">
            <text:p>682.027</text:p>
          </table:table-cell>
          <table:table-cell office:value-type="float" office:value="1240.008" table:style-name="ce1">
            <text:p>1240.008</text:p>
          </table:table-cell>
          <table:table-cell table:number-columns-repeated="2" table:style-name="ce1"/>
          <table:table-cell office:value-type="float" office:value="6.8202700000000007" table:formula="of:=[.P133]/[.D133]" table:style-name="ce25">
            <text:p>6.82027</text:p>
          </table:table-cell>
          <table:table-cell office:value-type="float" office:value="12.400080000000001" table:formula="of:=[.Q133]/[.D133]" table:style-name="ce25">
            <text:p>12.4000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Log2_P2508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4046.4160000000002" table:style-name="ce42">
            <text:p>4046.416</text:p>
          </table:table-cell>
          <table:table-cell office:value-type="float" office:value="5639.2389999999996" table:style-name="ce1">
            <text:p>5639.239</text:p>
          </table:table-cell>
          <table:table-cell table:number-columns-repeated="2" table:style-name="ce1"/>
          <table:table-cell office:value-type="float" office:value="40.46416" table:formula="of:=[.H134]/[.D134]" table:style-name="ce25">
            <text:p>40.46416</text:p>
          </table:table-cell>
          <table:table-cell office:value-type="float" office:value="56.392389999999999" table:formula="of:=[.I134]/[.D134]" table:style-name="ce25">
            <text:p>56.39239</text:p>
          </table:table-cell>
          <table:table-cell table:number-columns-repeated="2" table:style-name="ce25"/>
          <table:table-cell office:value-type="float" office:value="1662.0640000000001" table:style-name="ce42">
            <text:p>1662.064</text:p>
          </table:table-cell>
          <table:table-cell office:value-type="float" office:value="2062.67" table:style-name="ce1">
            <text:p>2062.67</text:p>
          </table:table-cell>
          <table:table-cell table:number-columns-repeated="2" table:style-name="ce1"/>
          <table:table-cell office:value-type="float" office:value="16.620640000000002" table:formula="of:=[.P134]/[.D134]" table:style-name="ce25">
            <text:p>16.62064</text:p>
          </table:table-cell>
          <table:table-cell office:value-type="float" office:value="20.6267" table:formula="of:=[.Q134]/[.D134]" table:style-name="ce25">
            <text:p>20.626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Log2_P2508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5942.6710000000003" table:style-name="ce1">
            <text:p>5942.671</text:p>
          </table:table-cell>
          <table:table-cell office:value-type="float" office:value="11428.492" table:style-name="ce1">
            <text:p>11428.492</text:p>
          </table:table-cell>
          <table:table-cell table:number-columns-repeated="2" table:style-name="ce1"/>
          <table:table-cell office:value-type="float" office:value="59.42671" table:formula="of:=[.H135]/[.D135]" table:style-name="ce25">
            <text:p>59.42671</text:p>
          </table:table-cell>
          <table:table-cell office:value-type="float" office:value="114.28492" table:formula="of:=[.I135]/[.D135]" table:style-name="ce25">
            <text:p>114.28492</text:p>
          </table:table-cell>
          <table:table-cell table:number-columns-repeated="2" table:style-name="ce25"/>
          <table:table-cell office:value-type="float" office:value="438.303" table:style-name="ce1">
            <text:p>438.303</text:p>
          </table:table-cell>
          <table:table-cell office:value-type="float" office:value="404.31400000000002" table:style-name="ce1">
            <text:p>404.314</text:p>
          </table:table-cell>
          <table:table-cell table:number-columns-repeated="2" table:style-name="ce1"/>
          <table:table-cell office:value-type="float" office:value="4.3830299999999998" table:formula="of:=[.P135]/[.D135]" table:style-name="ce25">
            <text:p>4.38303</text:p>
          </table:table-cell>
          <table:table-cell office:value-type="float" office:value="4.0431400000000002" table:formula="of:=[.Q135]/[.D135]" table:style-name="ce25">
            <text:p>4.0431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Log2_P2508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04155.133" table:style-name="ce42">
            <text:p>104155.133</text:p>
          </table:table-cell>
          <table:table-cell office:value-type="float" office:value="126919.007" table:style-name="ce1">
            <text:p>126919.007</text:p>
          </table:table-cell>
          <table:table-cell table:number-columns-repeated="2" table:style-name="ce1"/>
          <table:table-cell office:value-type="float" office:value="1041.55133" table:formula="of:=[.H136]/[.D136]" table:style-name="ce25">
            <text:p>1041.55133</text:p>
          </table:table-cell>
          <table:table-cell office:value-type="float" office:value="1269.1900699999999" table:formula="of:=[.I136]/[.D136]" table:style-name="ce25">
            <text:p>1269.19007</text:p>
          </table:table-cell>
          <table:table-cell table:number-columns-repeated="2" table:style-name="ce25"/>
          <table:table-cell office:value-type="float" office:value="264.25799999999998" table:style-name="ce42">
            <text:p>264.258</text:p>
          </table:table-cell>
          <table:table-cell office:value-type="float" office:value="568.14599999999996" table:style-name="ce1">
            <text:p>568.146</text:p>
          </table:table-cell>
          <table:table-cell table:number-columns-repeated="2" table:style-name="ce1"/>
          <table:table-cell office:value-type="float" office:value="2.6425799999999997" table:formula="of:=[.P136]/[.D136]" table:style-name="ce25">
            <text:p>2.64258</text:p>
          </table:table-cell>
          <table:table-cell office:value-type="float" office:value="5.6814599999999995" table:formula="of:=[.Q136]/[.D136]" table:style-name="ce25">
            <text:p>5.6814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Ln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4160.5439999999999" table:style-name="ce42">
            <text:p>4160.544</text:p>
          </table:table-cell>
          <table:table-cell office:value-type="float" office:value="5694.3249999999998" table:style-name="ce1">
            <text:p>5694.325</text:p>
          </table:table-cell>
          <table:table-cell table:number-columns-repeated="2" table:style-name="ce1"/>
          <table:table-cell office:value-type="float" office:value="41.605440000000002" table:formula="of:=[.H137]/[.D137]" table:style-name="ce25">
            <text:p>41.60544</text:p>
          </table:table-cell>
          <table:table-cell office:value-type="float" office:value="56.943249999999999" table:formula="of:=[.I137]/[.D137]" table:style-name="ce25">
            <text:p>56.94325</text:p>
          </table:table-cell>
          <table:table-cell table:number-columns-repeated="2" table:style-name="ce25"/>
          <table:table-cell office:value-type="float" office:value="1606.5050000000001" table:style-name="ce42">
            <text:p>1606.505</text:p>
          </table:table-cell>
          <table:table-cell office:value-type="float" office:value="1966.2629999999999" table:style-name="ce1">
            <text:p>1966.263</text:p>
          </table:table-cell>
          <table:table-cell table:number-columns-repeated="2" table:style-name="ce1"/>
          <table:table-cell office:value-type="float" office:value="16.065049999999999" table:formula="of:=[.P137]/[.D137]" table:style-name="ce25">
            <text:p>16.06505</text:p>
          </table:table-cell>
          <table:table-cell office:value-type="float" office:value="19.66263" table:formula="of:=[.Q137]/[.D137]" table:style-name="ce25">
            <text:p>19.6626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Ln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7322.183" table:style-name="ce1">
            <text:p>7322.183</text:p>
          </table:table-cell>
          <table:table-cell office:value-type="float" office:value="13064.392" table:style-name="ce1">
            <text:p>13064.392</text:p>
          </table:table-cell>
          <table:table-cell table:number-columns-repeated="2" table:style-name="ce1"/>
          <table:table-cell office:value-type="float" office:value="73.221829999999997" table:formula="of:=[.H138]/[.D138]" table:style-name="ce25">
            <text:p>73.22183</text:p>
          </table:table-cell>
          <table:table-cell office:value-type="float" office:value="130.64392000000001" table:formula="of:=[.I138]/[.D138]" table:style-name="ce25">
            <text:p>130.64392</text:p>
          </table:table-cell>
          <table:table-cell table:number-columns-repeated="2" table:style-name="ce25"/>
          <table:table-cell office:value-type="float" office:value="372.67399999999998" table:style-name="ce1">
            <text:p>372.674</text:p>
          </table:table-cell>
          <table:table-cell office:value-type="float" office:value="497.49400000000003" table:style-name="ce1">
            <text:p>497.494</text:p>
          </table:table-cell>
          <table:table-cell table:number-columns-repeated="2" table:style-name="ce1"/>
          <table:table-cell office:value-type="float" office:value="3.7267399999999999" table:formula="of:=[.P138]/[.D138]" table:style-name="ce25">
            <text:p>3.72674</text:p>
          </table:table-cell>
          <table:table-cell office:value-type="float" office:value="4.9749400000000001" table:formula="of:=[.Q138]/[.D138]" table:style-name="ce25">
            <text:p>4.9749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Ln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09098.674" table:style-name="ce42">
            <text:p>109098.674</text:p>
          </table:table-cell>
          <table:table-cell office:value-type="float" office:value="132876.28599999999" table:style-name="ce1">
            <text:p>132876.286</text:p>
          </table:table-cell>
          <table:table-cell table:number-columns-repeated="2" table:style-name="ce1"/>
          <table:table-cell office:value-type="float" office:value="1090.9867400000001" table:formula="of:=[.H139]/[.D139]" table:style-name="ce25">
            <text:p>1090.98674</text:p>
          </table:table-cell>
          <table:table-cell office:value-type="float" office:value="1328.7628599999998" table:formula="of:=[.I139]/[.D139]" table:style-name="ce25">
            <text:p>1328.76286</text:p>
          </table:table-cell>
          <table:table-cell table:number-columns-repeated="2" table:style-name="ce25"/>
          <table:table-cell office:value-type="float" office:value="298.68900000000002" table:style-name="ce42">
            <text:p>298.689</text:p>
          </table:table-cell>
          <table:table-cell office:value-type="float" office:value="569.40599999999995" table:style-name="ce1">
            <text:p>569.406</text:p>
          </table:table-cell>
          <table:table-cell table:number-columns-repeated="2" table:style-name="ce1"/>
          <table:table-cell office:value-type="float" office:value="2.9868900000000003" table:formula="of:=[.P139]/[.D139]" table:style-name="ce25">
            <text:p>2.98689</text:p>
          </table:table-cell>
          <table:table-cell office:value-type="float" office:value="5.6940599999999995" table:formula="of:=[.Q139]/[.D139]" table:style-name="ce25">
            <text:p>5.6940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Sqrt_P0132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2155.6390000000001" table:style-name="ce42">
            <text:p>2155.639</text:p>
          </table:table-cell>
          <table:table-cell office:value-type="float" office:value="2930.9650000000001" table:style-name="ce1">
            <text:p>2930.965</text:p>
          </table:table-cell>
          <table:table-cell table:number-columns-repeated="2" table:style-name="ce1"/>
          <table:table-cell office:value-type="float" office:value="21.55639" table:formula="of:=[.H140]/[.D140]" table:style-name="ce25">
            <text:p>21.55639</text:p>
          </table:table-cell>
          <table:table-cell office:value-type="float" office:value="29.309650000000001" table:formula="of:=[.I140]/[.D140]" table:style-name="ce25">
            <text:p>29.30965</text:p>
          </table:table-cell>
          <table:table-cell table:number-columns-repeated="2" table:style-name="ce25"/>
          <table:table-cell office:value-type="float" office:value="872.52" table:style-name="ce42">
            <text:p>872.52</text:p>
          </table:table-cell>
          <table:table-cell office:value-type="float" office:value="1039.77" table:style-name="ce1">
            <text:p>1039.77</text:p>
          </table:table-cell>
          <table:table-cell table:number-columns-repeated="2" table:style-name="ce1"/>
          <table:table-cell office:value-type="float" office:value="8.7251999999999992" table:formula="of:=[.P140]/[.D140]" table:style-name="ce25">
            <text:p>8.7252</text:p>
          </table:table-cell>
          <table:table-cell office:value-type="float" office:value="10.3977" table:formula="of:=[.Q140]/[.D140]" table:style-name="ce25">
            <text:p>10.397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Sqrt_P0132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898.00599999999997" table:style-name="ce1">
            <text:p>898.006</text:p>
          </table:table-cell>
          <table:table-cell office:value-type="float" office:value="1711.857" table:style-name="ce1">
            <text:p>1711.857</text:p>
          </table:table-cell>
          <table:table-cell table:number-columns-repeated="2" table:style-name="ce1"/>
          <table:table-cell office:value-type="float" office:value="8.9800599999999999" table:formula="of:=[.H141]/[.D141]" table:style-name="ce25">
            <text:p>8.98006</text:p>
          </table:table-cell>
          <table:table-cell office:value-type="float" office:value="17.118569999999998" table:formula="of:=[.I141]/[.D141]" table:style-name="ce25">
            <text:p>17.11857</text:p>
          </table:table-cell>
          <table:table-cell table:number-columns-repeated="2" table:style-name="ce25"/>
          <table:table-cell office:value-type="float" office:value="66.671999999999997" table:style-name="ce1">
            <text:p>66.672</text:p>
          </table:table-cell>
          <table:table-cell office:value-type="float" office:value="136.86500000000001" table:style-name="ce1">
            <text:p>136.865</text:p>
          </table:table-cell>
          <table:table-cell table:number-columns-repeated="2" table:style-name="ce1"/>
          <table:table-cell office:value-type="float" office:value="0.66671999999999998" table:formula="of:=[.P141]/[.D141]" table:style-name="ce25">
            <text:p>0.66672</text:p>
          </table:table-cell>
          <table:table-cell office:value-type="float" office:value="1.3686500000000001" table:formula="of:=[.Q141]/[.D141]" table:style-name="ce25">
            <text:p>1.3686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Sqrt_P0132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75756.106" table:style-name="ce42">
            <text:p>75756.106</text:p>
          </table:table-cell>
          <table:table-cell office:value-type="float" office:value="92268.548999999999" table:style-name="ce1">
            <text:p>92268.549</text:p>
          </table:table-cell>
          <table:table-cell table:number-columns-repeated="2" table:style-name="ce1"/>
          <table:table-cell office:value-type="float" office:value="757.56106" table:formula="of:=[.H142]/[.D142]" table:style-name="ce25">
            <text:p>757.56106</text:p>
          </table:table-cell>
          <table:table-cell office:value-type="float" office:value="922.68548999999996" table:formula="of:=[.I142]/[.D142]" table:style-name="ce25">
            <text:p>922.68549</text:p>
          </table:table-cell>
          <table:table-cell table:number-columns-repeated="2" table:style-name="ce25"/>
          <table:table-cell office:value-type="float" office:value="182.88900000000001" table:style-name="ce42">
            <text:p>182.889</text:p>
          </table:table-cell>
          <table:table-cell office:value-type="float" office:value="375.47300000000001" table:style-name="ce1">
            <text:p>375.473</text:p>
          </table:table-cell>
          <table:table-cell table:number-columns-repeated="2" table:style-name="ce1"/>
          <table:table-cell office:value-type="float" office:value="1.8288900000000001" table:formula="of:=[.P142]/[.D142]" table:style-name="ce25">
            <text:p>1.82889</text:p>
          </table:table-cell>
          <table:table-cell office:value-type="float" office:value="3.7547300000000003" table:formula="of:=[.Q142]/[.D142]" table:style-name="ce25">
            <text:p>3.7547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Fx2FL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522.05200000000002" table:style-name="ce42">
            <text:p>522.052</text:p>
          </table:table-cell>
          <table:table-cell office:value-type="float" office:value="788.30399999999997" table:style-name="ce1">
            <text:p>788.304</text:p>
          </table:table-cell>
          <table:table-cell table:number-columns-repeated="2" table:style-name="ce1"/>
          <table:table-cell office:value-type="float" office:value="5.2205200000000005" table:formula="of:=[.H143]/[.D143]" table:style-name="ce25">
            <text:p>5.22052</text:p>
          </table:table-cell>
          <table:table-cell office:value-type="float" office:value="7.8830399999999994" table:formula="of:=[.I143]/[.D143]" table:style-name="ce25">
            <text:p>7.88304</text:p>
          </table:table-cell>
          <table:table-cell table:number-columns-repeated="2" table:style-name="ce25"/>
          <table:table-cell office:value-type="float" office:value="309.36500000000001" table:style-name="ce42">
            <text:p>309.365</text:p>
          </table:table-cell>
          <table:table-cell office:value-type="float" office:value="545.35699999999997" table:style-name="ce1">
            <text:p>545.357</text:p>
          </table:table-cell>
          <table:table-cell table:number-columns-repeated="2" table:style-name="ce1"/>
          <table:table-cell office:value-type="float" office:value="3.0936500000000002" table:formula="of:=[.P143]/[.D143]" table:style-name="ce25">
            <text:p>3.09365</text:p>
          </table:table-cell>
          <table:table-cell office:value-type="float" office:value="5.45357" table:formula="of:=[.Q143]/[.D143]" table:style-name="ce25">
            <text:p>5.4535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Fx2FL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292.74599999999998" table:style-name="ce1">
            <text:p>292.746</text:p>
          </table:table-cell>
          <table:table-cell office:value-type="float" office:value="446.70499999999998" table:style-name="ce1">
            <text:p>446.705</text:p>
          </table:table-cell>
          <table:table-cell table:number-columns-repeated="2" table:style-name="ce1"/>
          <table:table-cell office:value-type="float" office:value="2.92746" table:formula="of:=[.H144]/[.D144]" table:style-name="ce25">
            <text:p>2.92746</text:p>
          </table:table-cell>
          <table:table-cell office:value-type="float" office:value="4.4670499999999995" table:formula="of:=[.I144]/[.D144]" table:style-name="ce25">
            <text:p>4.46705</text:p>
          </table:table-cell>
          <table:table-cell table:number-columns-repeated="2" table:style-name="ce25"/>
          <table:table-cell office:value-type="float" office:value="27.439" table:style-name="ce1">
            <text:p>27.439</text:p>
          </table:table-cell>
          <table:table-cell office:value-type="float" office:value="47.164999999999999" table:style-name="ce1">
            <text:p>47.165</text:p>
          </table:table-cell>
          <table:table-cell table:number-columns-repeated="2" table:style-name="ce1"/>
          <table:table-cell office:value-type="float" office:value="0.27439000000000002" table:formula="of:=[.P144]/[.D144]" table:style-name="ce25">
            <text:p>0.27439</text:p>
          </table:table-cell>
          <table:table-cell office:value-type="float" office:value="0.47165000000000001" table:formula="of:=[.Q144]/[.D144]" table:style-name="ce25">
            <text:p>0.4716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2">
            <text:p>Fx_Fx2FL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7226.807000000001" table:style-name="ce42">
            <text:p>17226.807</text:p>
          </table:table-cell>
          <table:table-cell office:value-type="float" office:value="21288.615000000002" table:style-name="ce1">
            <text:p>21288.615</text:p>
          </table:table-cell>
          <table:table-cell table:number-columns-repeated="2" table:style-name="ce1"/>
          <table:table-cell office:value-type="float" office:value="172.26806999999999" table:formula="of:=[.H145]/[.D145]" table:style-name="ce25">
            <text:p>172.26807</text:p>
          </table:table-cell>
          <table:table-cell office:value-type="float" office:value="212.88615000000001" table:formula="of:=[.I145]/[.D145]" table:style-name="ce25">
            <text:p>212.88615</text:p>
          </table:table-cell>
          <table:table-cell table:number-columns-repeated="2" table:style-name="ce25"/>
          <table:table-cell office:value-type="float" office:value="60.731000000000002" table:style-name="ce42">
            <text:p>60.731</text:p>
          </table:table-cell>
          <table:table-cell office:value-type="float" office:value="141.56899999999999" table:style-name="ce1">
            <text:p>141.569</text:p>
          </table:table-cell>
          <table:table-cell table:number-columns-repeated="2" table:style-name="ce1"/>
          <table:table-cell office:value-type="float" office:value="0.60731000000000002" table:formula="of:=[.P145]/[.D145]" table:style-name="ce25">
            <text:p>0.60731</text:p>
          </table:table-cell>
          <table:table-cell office:value-type="float" office:value="1.4156899999999999" table:formula="of:=[.Q145]/[.D145]" table:style-name="ce25">
            <text:p>1.4156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Fx2Int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13.58199999999999" table:style-name="ce42">
            <text:p>113.582</text:p>
          </table:table-cell>
          <table:table-cell office:value-type="float" office:value="124.568" table:style-name="ce1">
            <text:p>124.568</text:p>
          </table:table-cell>
          <table:table-cell table:number-columns-repeated="2" table:style-name="ce1"/>
          <table:table-cell office:value-type="float" office:value="1.1358199999999998" table:formula="of:=[.H146]/[.D146]" table:style-name="ce25">
            <text:p>1.13582</text:p>
          </table:table-cell>
          <table:table-cell office:value-type="float" office:value="1.2456799999999999" table:formula="of:=[.I146]/[.D146]" table:style-name="ce25">
            <text:p>1.24568</text:p>
          </table:table-cell>
          <table:table-cell table:number-columns-repeated="2" table:style-name="ce25"/>
          <table:table-cell office:value-type="float" office:value="15.345000000000001" table:style-name="ce42">
            <text:p>15.345</text:p>
          </table:table-cell>
          <table:table-cell office:value-type="float" office:value="16.263999999999999" table:style-name="ce1">
            <text:p>16.264</text:p>
          </table:table-cell>
          <table:table-cell table:number-columns-repeated="2" table:style-name="ce1"/>
          <table:table-cell office:value-type="float" office:value="0.15345" table:formula="of:=[.P146]/[.D146]" table:style-name="ce25">
            <text:p>0.15345</text:p>
          </table:table-cell>
          <table:table-cell office:value-type="float" office:value="0.16264000000000001" table:formula="of:=[.Q146]/[.D146]" table:style-name="ce25">
            <text:p>0.16264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Fx2Int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51.45500000000001" table:style-name="ce1">
            <text:p>151.455</text:p>
          </table:table-cell>
          <table:table-cell office:value-type="float" office:value="175.67699999999999" table:style-name="ce1">
            <text:p>175.677</text:p>
          </table:table-cell>
          <table:table-cell table:number-columns-repeated="2" table:style-name="ce1"/>
          <table:table-cell office:value-type="float" office:value="1.5145500000000001" table:formula="of:=[.H147]/[.D147]" table:style-name="ce25">
            <text:p>1.51455</text:p>
          </table:table-cell>
          <table:table-cell office:value-type="float" office:value="1.7567699999999999" table:formula="of:=[.I147]/[.D147]" table:style-name="ce25">
            <text:p>1.75677</text:p>
          </table:table-cell>
          <table:table-cell table:number-columns-repeated="2" table:style-name="ce25"/>
          <table:table-cell office:value-type="float" office:value="12.426" table:style-name="ce1">
            <text:p>12.426</text:p>
          </table:table-cell>
          <table:table-cell office:value-type="float" office:value="17.998999999999999" table:style-name="ce1">
            <text:p>17.999</text:p>
          </table:table-cell>
          <table:table-cell table:number-columns-repeated="2" table:style-name="ce1"/>
          <table:table-cell office:value-type="float" office:value="0.12426" table:formula="of:=[.P147]/[.D147]" table:style-name="ce25">
            <text:p>0.12426</text:p>
          </table:table-cell>
          <table:table-cell office:value-type="float" office:value="0.17998999999999998" table:formula="of:=[.Q147]/[.D147]" table:style-name="ce25">
            <text:p>0.1799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Fx2IntWithRoundTowardsZero_agmw</text:p>
          </table:table-cell>
          <table:table-cell office:value-type="string" table:style-name="ce68">
            <text:p>A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5160.893" table:style-name="ce42">
            <text:p>5160.893</text:p>
          </table:table-cell>
          <table:table-cell office:value-type="float" office:value="6249.5770000000002" table:style-name="ce1">
            <text:p>6249.577</text:p>
          </table:table-cell>
          <table:table-cell table:number-columns-repeated="2" table:style-name="ce1"/>
          <table:table-cell office:value-type="float" office:value="51.608930000000001" table:formula="of:=[.H148]/[.D148]" table:style-name="ce25">
            <text:p>51.60893</text:p>
          </table:table-cell>
          <table:table-cell office:value-type="float" office:value="62.49577" table:formula="of:=[.I148]/[.D148]" table:style-name="ce25">
            <text:p>62.49577</text:p>
          </table:table-cell>
          <table:table-cell table:number-columns-repeated="2" table:style-name="ce25"/>
          <table:table-cell office:value-type="float" office:value="20.414999999999999" table:style-name="ce42">
            <text:p>20.415</text:p>
          </table:table-cell>
          <table:table-cell office:value-type="float" office:value="35.125999999999998" table:style-name="ce1">
            <text:p>35.126</text:p>
          </table:table-cell>
          <table:table-cell table:number-columns-repeated="2" table:style-name="ce1"/>
          <table:table-cell office:value-type="float" office:value="0.20415" table:formula="of:=[.P148]/[.D148]" table:style-name="ce25">
            <text:p>0.20415</text:p>
          </table:table-cell>
          <table:table-cell office:value-type="float" office:value="0.35125999999999996" table:formula="of:=[.Q148]/[.D148]" table:style-name="ce25">
            <text:p>0.3512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2">
            <text:p>Fx_Sin_P3307_0_1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389.31" table:style-name="ce42">
            <text:p>389.31</text:p>
          </table:table-cell>
          <table:table-cell office:value-type="float" office:value="459.07100000000003" table:style-name="ce1">
            <text:p>459.071</text:p>
          </table:table-cell>
          <table:table-cell table:number-columns-repeated="2" table:style-name="ce1"/>
          <table:table-cell office:value-type="float" office:value="3.8931" table:formula="of:=[.H149]/[.D149]" table:style-name="ce25">
            <text:p>3.8931</text:p>
          </table:table-cell>
          <table:table-cell office:value-type="float" office:value="4.5907100000000005" table:formula="of:=[.I149]/[.D149]" table:style-name="ce25">
            <text:p>4.59071</text:p>
          </table:table-cell>
          <table:table-cell table:number-columns-repeated="2" table:style-name="ce25"/>
          <table:table-cell office:value-type="float" office:value="134.09700000000001" table:style-name="ce42">
            <text:p>134.097</text:p>
          </table:table-cell>
          <table:table-cell office:value-type="float" office:value="154.74299999999999" table:style-name="ce1">
            <text:p>154.743</text:p>
          </table:table-cell>
          <table:table-cell table:number-columns-repeated="2" table:style-name="ce1"/>
          <table:table-cell office:value-type="float" office:value="1.34097" table:formula="of:=[.P149]/[.D149]" table:style-name="ce25">
            <text:p>1.34097</text:p>
          </table:table-cell>
          <table:table-cell office:value-type="float" office:value="1.5474299999999999" table:formula="of:=[.Q149]/[.D149]" table:style-name="ce25">
            <text:p>1.5474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7">
            <text:p>Fx_Sin_P3307_0_1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541.654" table:style-name="ce1">
            <text:p>541.654</text:p>
          </table:table-cell>
          <table:table-cell office:value-type="float" office:value="991.3" table:style-name="ce1">
            <text:p>991.3</text:p>
          </table:table-cell>
          <table:table-cell table:number-columns-repeated="2" table:style-name="ce1"/>
          <table:table-cell office:value-type="float" office:value="5.4165400000000004" table:formula="of:=[.H150]/[.D150]" table:style-name="ce25">
            <text:p>5.41654</text:p>
          </table:table-cell>
          <table:table-cell office:value-type="float" office:value="9.9130000000000003" table:formula="of:=[.I150]/[.D150]" table:style-name="ce25">
            <text:p>9.913</text:p>
          </table:table-cell>
          <table:table-cell table:number-columns-repeated="2" table:style-name="ce25"/>
          <table:table-cell office:value-type="float" office:value="43.304000000000002" table:style-name="ce1">
            <text:p>43.304</text:p>
          </table:table-cell>
          <table:table-cell office:value-type="float" office:value="65.73" table:style-name="ce1">
            <text:p>65.73</text:p>
          </table:table-cell>
          <table:table-cell table:number-columns-repeated="2" table:style-name="ce1"/>
          <table:table-cell office:value-type="float" office:value="0.43304000000000004" table:formula="of:=[.P150]/[.D150]" table:style-name="ce25">
            <text:p>0.43304</text:p>
          </table:table-cell>
          <table:table-cell office:value-type="float" office:value="0.6573" table:formula="of:=[.Q150]/[.D150]" table:style-name="ce25">
            <text:p>0.657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Ceil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28.77500000000001" table:style-name="ce42">
            <text:p>128.775</text:p>
          </table:table-cell>
          <table:table-cell office:value-type="float" office:value="159.51" table:style-name="ce1">
            <text:p>159.51</text:p>
          </table:table-cell>
          <table:table-cell table:number-columns-repeated="2" table:style-name="ce1"/>
          <table:table-cell office:value-type="float" office:value="1.28775" table:formula="of:=[.H151]/[.D151]" table:style-name="ce25">
            <text:p>1.28775</text:p>
          </table:table-cell>
          <table:table-cell office:value-type="float" office:value="1.5951" table:formula="of:=[.I151]/[.D151]" table:style-name="ce25">
            <text:p>1.5951</text:p>
          </table:table-cell>
          <table:table-cell table:number-columns-repeated="2" table:style-name="ce25"/>
          <table:table-cell office:value-type="float" office:value="21.959" table:style-name="ce42">
            <text:p>21.959</text:p>
          </table:table-cell>
          <table:table-cell office:value-type="float" office:value="26.09" table:style-name="ce1">
            <text:p>26.09</text:p>
          </table:table-cell>
          <table:table-cell table:number-columns-repeated="2" table:style-name="ce1"/>
          <table:table-cell office:value-type="float" office:value="0.21959000000000001" table:formula="of:=[.P151]/[.D151]" table:style-name="ce25">
            <text:p>0.21959</text:p>
          </table:table-cell>
          <table:table-cell office:value-type="float" office:value="0.26090000000000002" table:formula="of:=[.Q151]/[.D151]" table:style-name="ce25">
            <text:p>0.260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Ceil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27.578" table:style-name="ce1">
            <text:p>127.578</text:p>
          </table:table-cell>
          <table:table-cell office:value-type="float" office:value="133.99299999999999" table:style-name="ce1">
            <text:p>133.993</text:p>
          </table:table-cell>
          <table:table-cell table:number-columns-repeated="2" table:style-name="ce1"/>
          <table:table-cell office:value-type="float" office:value="1.2757800000000001" table:formula="of:=[.H152]/[.D152]" table:style-name="ce25">
            <text:p>1.27578</text:p>
          </table:table-cell>
          <table:table-cell office:value-type="float" office:value="1.3399299999999998" table:formula="of:=[.I152]/[.D152]" table:style-name="ce25">
            <text:p>1.33993</text:p>
          </table:table-cell>
          <table:table-cell table:number-columns-repeated="2" table:style-name="ce25"/>
          <table:table-cell office:value-type="float" office:value="14.787000000000001" table:style-name="ce1">
            <text:p>14.787</text:p>
          </table:table-cell>
          <table:table-cell office:value-type="float" office:value="17.690000000000001" table:style-name="ce1">
            <text:p>17.69</text:p>
          </table:table-cell>
          <table:table-cell table:number-columns-repeated="2" table:style-name="ce1"/>
          <table:table-cell office:value-type="float" office:value="0.14787" table:formula="of:=[.P152]/[.D152]" table:style-name="ce25">
            <text:p>0.14787</text:p>
          </table:table-cell>
          <table:table-cell office:value-type="float" office:value="0.1769" table:formula="of:=[.Q152]/[.D152]" table:style-name="ce25">
            <text:p>0.176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43">
            <text:p>Fx_Floor_circuit</text:p>
          </table:table-cell>
          <table:table-cell office:value-type="string" table:style-name="ce68">
            <text:p>B</text:p>
          </table:table-cell>
          <table:table-cell office:value-type="float" office:value="64" table:style-name="ce42">
            <text:p>64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69"/>
          <table:table-cell office:value-type="float" office:value="15.129" table:style-name="ce42">
            <text:p>15.129</text:p>
          </table:table-cell>
          <table:table-cell office:value-type="float" office:value="17.134" table:style-name="ce1">
            <text:p>17.134</text:p>
          </table:table-cell>
          <table:table-cell table:number-columns-repeated="2" table:style-name="ce1"/>
          <table:table-cell office:value-type="float" office:value="0.15129000000000001" table:formula="of:=[.H153]/[.D153]" table:style-name="ce25">
            <text:p>0.15129</text:p>
          </table:table-cell>
          <table:table-cell office:value-type="float" office:value="0.17133999999999999" table:formula="of:=[.I153]/[.D153]" table:style-name="ce25">
            <text:p>0.17134</text:p>
          </table:table-cell>
          <table:table-cell table:number-columns-repeated="2" table:style-name="ce25"/>
          <table:table-cell office:value-type="float" office:value="7.09" table:style-name="ce42">
            <text:p>7.09</text:p>
          </table:table-cell>
          <table:table-cell office:value-type="float" office:value="6.97" table:style-name="ce1">
            <text:p>6.97</text:p>
          </table:table-cell>
          <table:table-cell table:number-columns-repeated="2" table:style-name="ce1"/>
          <table:table-cell office:value-type="float" office:value="7.0900000000000005E-2" table:formula="of:=[.P153]/[.D153]" table:style-name="ce25">
            <text:p>0.0709</text:p>
          </table:table-cell>
          <table:table-cell office:value-type="float" office:value="6.9699999999999998E-2" table:formula="of:=[.Q153]/[.D153]" table:style-name="ce25">
            <text:p>0.069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x_Floor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75"/>
          <table:table-cell office:value-type="float" office:value="14.007999999999999" table:style-name="ce1">
            <text:p>14.008</text:p>
          </table:table-cell>
          <table:table-cell office:value-type="float" office:value="16.893000000000001" table:style-name="ce1">
            <text:p>16.893</text:p>
          </table:table-cell>
          <table:table-cell table:number-columns-repeated="2" table:style-name="ce1"/>
          <table:table-cell office:value-type="float" office:value="0.14007999999999998" table:formula="of:=[.H154]/[.D154]" table:style-name="ce25">
            <text:p>0.14008</text:p>
          </table:table-cell>
          <table:table-cell office:value-type="float" office:value="0.16893" table:formula="of:=[.I154]/[.D154]" table:style-name="ce25">
            <text:p>0.16893</text:p>
          </table:table-cell>
          <table:table-cell table:number-columns-repeated="2" table:style-name="ce25"/>
          <table:table-cell office:value-type="float" office:value="6.8150000000000004" table:style-name="ce1">
            <text:p>6.815</text:p>
          </table:table-cell>
          <table:table-cell office:value-type="float" office:value="7.85" table:style-name="ce1">
            <text:p>7.85</text:p>
          </table:table-cell>
          <table:table-cell table:number-columns-repeated="2" table:style-name="ce1"/>
          <table:table-cell office:value-type="float" office:value="6.8150000000000002E-2" table:formula="of:=[.P154]/[.D154]" table:style-name="ce25">
            <text:p>0.06815</text:p>
          </table:table-cell>
          <table:table-cell office:value-type="float" office:value="7.85E-2" table:formula="of:=[.Q154]/[.D154]" table:style-name="ce25">
            <text:p>0.078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number-rows-repeated="5" table:style-name="ro1">
          <table:table-cell table:number-columns-repeated="4" table:style-name="ce1"/>
          <table:table-cell table:number-columns-repeated="3" table:style-name="ce13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3">
            <text:p>FL_Add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80.66399999999999" table:style-name="ce1">
            <text:p>380.664</text:p>
          </table:table-cell>
          <table:table-cell office:value-type="float" office:value="509.24" table:style-name="ce1">
            <text:p>509.24</text:p>
          </table:table-cell>
          <table:table-cell table:number-columns-repeated="2" table:style-name="ce1"/>
          <table:table-cell office:value-type="float" office:value="3.8066399999999998" table:formula="of:=[.H161]/[.D161]" table:style-name="ce25">
            <text:p>3.80664</text:p>
          </table:table-cell>
          <table:table-cell office:value-type="float" office:value="5.0924000000000005" table:formula="of:=[.I161]/[.D161]" table:style-name="ce25">
            <text:p>5.0924</text:p>
          </table:table-cell>
          <table:table-cell table:number-columns-repeated="2" table:style-name="ce25"/>
          <table:table-cell office:value-type="float" office:value="132.828" table:style-name="ce1">
            <text:p>132.828</text:p>
          </table:table-cell>
          <table:table-cell office:value-type="float" office:value="176.631" table:style-name="ce1">
            <text:p>176.631</text:p>
          </table:table-cell>
          <table:table-cell table:number-columns-repeated="2" table:style-name="ce1"/>
          <table:table-cell office:value-type="float" office:value="1.3282800000000001" table:formula="of:=[.P161]/[.D161]" table:style-name="ce25">
            <text:p>1.32828</text:p>
          </table:table-cell>
          <table:table-cell office:value-type="float" office:value="1.76631" table:formula="of:=[.Q161]/[.D161]" table:style-name="ce25">
            <text:p>1.7663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3">
            <text:p>FL_Add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832.53099999999995" table:style-name="ce1">
            <text:p>832.531</text:p>
          </table:table-cell>
          <table:table-cell office:value-type="float" office:value="1456.463" table:style-name="ce1">
            <text:p>1456.463</text:p>
          </table:table-cell>
          <table:table-cell table:number-columns-repeated="2" table:style-name="ce1"/>
          <table:table-cell office:value-type="float" office:value="8.32531" table:formula="of:=[.H162]/[.D162]" table:style-name="ce25">
            <text:p>8.32531</text:p>
          </table:table-cell>
          <table:table-cell office:value-type="float" office:value="14.564629999999999" table:formula="of:=[.I162]/[.D162]" table:style-name="ce25">
            <text:p>14.56463</text:p>
          </table:table-cell>
          <table:table-cell table:number-columns-repeated="2" table:style-name="ce25"/>
          <table:table-cell office:value-type="float" office:value="45.052999999999997" table:style-name="ce1">
            <text:p>45.053</text:p>
          </table:table-cell>
          <table:table-cell office:value-type="float" office:value="98.632000000000005" table:style-name="ce1">
            <text:p>98.632</text:p>
          </table:table-cell>
          <table:table-cell table:number-columns-repeated="2" table:style-name="ce1"/>
          <table:table-cell office:value-type="float" office:value="0.45052999999999999" table:formula="of:=[.P162]/[.D162]" table:style-name="ce25">
            <text:p>0.45053</text:p>
          </table:table-cell>
          <table:table-cell office:value-type="float" office:value="0.98632000000000009" table:formula="of:=[.Q162]/[.D162]" table:style-name="ce25">
            <text:p>0.9863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9">
            <text:p>FL_Add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7240.652000000002" table:style-name="ce1">
            <text:p>47240.652</text:p>
          </table:table-cell>
          <table:table-cell office:value-type="float" office:value="57163.64" table:style-name="ce1">
            <text:p>57163.64</text:p>
          </table:table-cell>
          <table:table-cell table:number-columns-repeated="2" table:style-name="ce1"/>
          <table:table-cell office:value-type="float" office:value="472.40652" table:formula="of:=[.H163]/[.D163]" table:style-name="ce25">
            <text:p>472.40652</text:p>
          </table:table-cell>
          <table:table-cell office:value-type="float" office:value="571.63639999999998" table:formula="of:=[.I163]/[.D163]" table:style-name="ce25">
            <text:p>571.6364</text:p>
          </table:table-cell>
          <table:table-cell table:number-columns-repeated="2" table:style-name="ce25"/>
          <table:table-cell office:value-type="float" office:value="176.73400000000001" table:style-name="ce1">
            <text:p>176.734</text:p>
          </table:table-cell>
          <table:table-cell office:value-type="float" office:value="322.58800000000002" table:style-name="ce1">
            <text:p>322.588</text:p>
          </table:table-cell>
          <table:table-cell table:number-columns-repeated="2" table:style-name="ce1"/>
          <table:table-cell office:value-type="float" office:value="1.7673400000000001" table:formula="of:=[.P163]/[.D163]" table:style-name="ce25">
            <text:p>1.76734</text:p>
          </table:table-cell>
          <table:table-cell office:value-type="float" office:value="3.2258800000000001" table:formula="of:=[.Q163]/[.D163]" table:style-name="ce25">
            <text:p>3.2258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Mul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607.91999999999996" table:style-name="ce1">
            <text:p>607.92</text:p>
          </table:table-cell>
          <table:table-cell office:value-type="float" office:value="860.04" table:style-name="ce1">
            <text:p>860.04</text:p>
          </table:table-cell>
          <table:table-cell table:number-columns-repeated="2" table:style-name="ce1"/>
          <table:table-cell office:value-type="float" office:value="6.0791999999999993" table:formula="of:=[.H164]/[.D164]" table:style-name="ce25">
            <text:p>6.0792</text:p>
          </table:table-cell>
          <table:table-cell office:value-type="float" office:value="8.6004000000000005" table:formula="of:=[.I164]/[.D164]" table:style-name="ce25">
            <text:p>8.6004</text:p>
          </table:table-cell>
          <table:table-cell table:number-columns-repeated="2" table:style-name="ce25"/>
          <table:table-cell office:value-type="float" office:value="170.45400000000001" table:style-name="ce1">
            <text:p>170.454</text:p>
          </table:table-cell>
          <table:table-cell office:value-type="float" office:value="229.05600000000001" table:style-name="ce1">
            <text:p>229.056</text:p>
          </table:table-cell>
          <table:table-cell table:number-columns-repeated="2" table:style-name="ce1"/>
          <table:table-cell office:value-type="float" office:value="1.7045400000000002" table:formula="of:=[.P164]/[.D164]" table:style-name="ce25">
            <text:p>1.70454</text:p>
          </table:table-cell>
          <table:table-cell office:value-type="float" office:value="2.2905600000000002" table:formula="of:=[.Q164]/[.D164]" table:style-name="ce25">
            <text:p>2.29056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Mul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697.925" table:style-name="ce1">
            <text:p>1697.925</text:p>
          </table:table-cell>
          <table:table-cell office:value-type="float" office:value="3346.7840000000001" table:style-name="ce1">
            <text:p>3346.784</text:p>
          </table:table-cell>
          <table:table-cell table:number-columns-repeated="2" table:style-name="ce1"/>
          <table:table-cell office:value-type="float" office:value="16.97925" table:formula="of:=[.H165]/[.D165]" table:style-name="ce25">
            <text:p>16.97925</text:p>
          </table:table-cell>
          <table:table-cell office:value-type="float" office:value="33.467840000000002" table:formula="of:=[.I165]/[.D165]" table:style-name="ce25">
            <text:p>33.46784</text:p>
          </table:table-cell>
          <table:table-cell table:number-columns-repeated="2" table:style-name="ce25"/>
          <table:table-cell office:value-type="float" office:value="87.951999999999998" table:style-name="ce1">
            <text:p>87.952</text:p>
          </table:table-cell>
          <table:table-cell office:value-type="float" office:value="116.907" table:style-name="ce1">
            <text:p>116.907</text:p>
          </table:table-cell>
          <table:table-cell table:number-columns-repeated="2" table:style-name="ce1"/>
          <table:table-cell office:value-type="float" office:value="0.87951999999999997" table:formula="of:=[.P165]/[.D165]" table:style-name="ce25">
            <text:p>0.87952</text:p>
          </table:table-cell>
          <table:table-cell office:value-type="float" office:value="1.1690700000000001" table:formula="of:=[.Q165]/[.D165]" table:style-name="ce25">
            <text:p>1.1690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0">
            <text:p>FL_Mul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4844.121999999999" table:style-name="ce1">
            <text:p>14844.122</text:p>
          </table:table-cell>
          <table:table-cell office:value-type="float" office:value="18180.877" table:style-name="ce1">
            <text:p>18180.877</text:p>
          </table:table-cell>
          <table:table-cell table:number-columns-repeated="2" table:style-name="ce1"/>
          <table:table-cell office:value-type="float" office:value="148.44121999999999" table:formula="of:=[.H166]/[.D166]" table:style-name="ce25">
            <text:p>148.44122</text:p>
          </table:table-cell>
          <table:table-cell office:value-type="float" office:value="181.80877000000001" table:formula="of:=[.I166]/[.D166]" table:style-name="ce25">
            <text:p>181.80877</text:p>
          </table:table-cell>
          <table:table-cell table:number-columns-repeated="2" table:style-name="ce25"/>
          <table:table-cell office:value-type="float" office:value="55.843000000000004" table:style-name="ce1">
            <text:p>55.843</text:p>
          </table:table-cell>
          <table:table-cell office:value-type="float" office:value="100.53100000000001" table:style-name="ce1">
            <text:p>100.531</text:p>
          </table:table-cell>
          <table:table-cell table:number-columns-repeated="2" table:style-name="ce1"/>
          <table:table-cell office:value-type="float" office:value="0.55842999999999998" table:formula="of:=[.P166]/[.D166]" table:style-name="ce25">
            <text:p>0.55843</text:p>
          </table:table-cell>
          <table:table-cell office:value-type="float" office:value="1.0053100000000001" table:formula="of:=[.Q166]/[.D166]" table:style-name="ce25">
            <text:p>1.0053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Div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2244.4989999999998" table:style-name="ce1">
            <text:p>2244.499</text:p>
          </table:table-cell>
          <table:table-cell office:value-type="float" office:value="2808.4609999999998" table:style-name="ce1">
            <text:p>2808.461</text:p>
          </table:table-cell>
          <table:table-cell table:number-columns-repeated="2" table:style-name="ce1"/>
          <table:table-cell office:value-type="float" office:value="22.444989999999997" table:formula="of:=[.H167]/[.D167]" table:style-name="ce25">
            <text:p>22.44499</text:p>
          </table:table-cell>
          <table:table-cell office:value-type="float" office:value="28.084609999999998" table:formula="of:=[.I167]/[.D167]" table:style-name="ce25">
            <text:p>28.08461</text:p>
          </table:table-cell>
          <table:table-cell table:number-columns-repeated="2" table:style-name="ce25"/>
          <table:table-cell office:value-type="float" office:value="1439.88" table:style-name="ce1">
            <text:p>1439.88</text:p>
          </table:table-cell>
          <table:table-cell office:value-type="float" office:value="1714.192" table:style-name="ce1">
            <text:p>1714.192</text:p>
          </table:table-cell>
          <table:table-cell table:number-columns-repeated="2" table:style-name="ce1"/>
          <table:table-cell office:value-type="float" office:value="14.398800000000001" table:formula="of:=[.P167]/[.D167]" table:style-name="ce25">
            <text:p>14.3988</text:p>
          </table:table-cell>
          <table:table-cell office:value-type="float" office:value="17.141919999999999" table:formula="of:=[.Q167]/[.D167]" table:style-name="ce25">
            <text:p>17.1419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Div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295.643" table:style-name="ce1">
            <text:p>3295.643</text:p>
          </table:table-cell>
          <table:table-cell office:value-type="float" office:value="6676.4110000000001" table:style-name="ce1">
            <text:p>6676.411</text:p>
          </table:table-cell>
          <table:table-cell table:number-columns-repeated="2" table:style-name="ce1"/>
          <table:table-cell office:value-type="float" office:value="32.956429999999997" table:formula="of:=[.H168]/[.D168]" table:style-name="ce25">
            <text:p>32.95643</text:p>
          </table:table-cell>
          <table:table-cell office:value-type="float" office:value="66.764110000000002" table:formula="of:=[.I168]/[.D168]" table:style-name="ce25">
            <text:p>66.76411</text:p>
          </table:table-cell>
          <table:table-cell table:number-columns-repeated="2" table:style-name="ce25"/>
          <table:table-cell office:value-type="float" office:value="237.94399999999999" table:style-name="ce1">
            <text:p>237.944</text:p>
          </table:table-cell>
          <table:table-cell office:value-type="float" office:value="173.07300000000001" table:style-name="ce1">
            <text:p>173.073</text:p>
          </table:table-cell>
          <table:table-cell table:number-columns-repeated="2" table:style-name="ce1"/>
          <table:table-cell office:value-type="float" office:value="2.3794399999999998" table:formula="of:=[.P168]/[.D168]" table:style-name="ce25">
            <text:p>2.37944</text:p>
          </table:table-cell>
          <table:table-cell office:value-type="float" office:value="1.7307300000000001" table:formula="of:=[.Q168]/[.D168]" table:style-name="ce25">
            <text:p>1.7307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0">
            <text:p>FL_Div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94675.606" table:style-name="ce1">
            <text:p>94675.606</text:p>
          </table:table-cell>
          <table:table-cell office:value-type="float" office:value="113744.185" table:style-name="ce1">
            <text:p>113744.185</text:p>
          </table:table-cell>
          <table:table-cell table:number-columns-repeated="2" table:style-name="ce1"/>
          <table:table-cell office:value-type="float" office:value="946.75606000000005" table:formula="of:=[.H169]/[.D169]" table:style-name="ce25">
            <text:p>946.75606</text:p>
          </table:table-cell>
          <table:table-cell office:value-type="float" office:value="1137.4418499999999" table:formula="of:=[.I169]/[.D169]" table:style-name="ce25">
            <text:p>1137.44185</text:p>
          </table:table-cell>
          <table:table-cell table:number-columns-repeated="2" table:style-name="ce25"/>
          <table:table-cell office:value-type="float" office:value="88.623000000000005" table:style-name="ce1">
            <text:p>88.623</text:p>
          </table:table-cell>
          <table:table-cell office:value-type="float" office:value="216.333" table:style-name="ce1">
            <text:p>216.333</text:p>
          </table:table-cell>
          <table:table-cell table:number-columns-repeated="2" table:style-name="ce1"/>
          <table:table-cell office:value-type="float" office:value="0.88623000000000007" table:formula="of:=[.P169]/[.D169]" table:style-name="ce25">
            <text:p>0.88623</text:p>
          </table:table-cell>
          <table:table-cell office:value-type="float" office:value="2.1633300000000002" table:formula="of:=[.Q169]/[.D169]" table:style-name="ce25">
            <text:p>2.1633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Lt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53.84899999999999" table:style-name="ce1">
            <text:p>153.849</text:p>
          </table:table-cell>
          <table:table-cell office:value-type="float" office:value="170.74" table:style-name="ce1">
            <text:p>170.74</text:p>
          </table:table-cell>
          <table:table-cell table:number-columns-repeated="2" table:style-name="ce1"/>
          <table:table-cell office:value-type="float" office:value="1.5384899999999999" table:formula="of:=[.H170]/[.D170]" table:style-name="ce25">
            <text:p>1.53849</text:p>
          </table:table-cell>
          <table:table-cell office:value-type="float" office:value="1.7074" table:formula="of:=[.I170]/[.D170]" table:style-name="ce25">
            <text:p>1.7074</text:p>
          </table:table-cell>
          <table:table-cell table:number-columns-repeated="2" table:style-name="ce25"/>
          <table:table-cell office:value-type="float" office:value="46.804000000000002" table:style-name="ce1">
            <text:p>46.804</text:p>
          </table:table-cell>
          <table:table-cell office:value-type="float" office:value="46.255000000000003" table:style-name="ce1">
            <text:p>46.255</text:p>
          </table:table-cell>
          <table:table-cell table:number-columns-repeated="2" table:style-name="ce1"/>
          <table:table-cell office:value-type="float" office:value="0.46804000000000001" table:formula="of:=[.P170]/[.D170]" table:style-name="ce25">
            <text:p>0.46804</text:p>
          </table:table-cell>
          <table:table-cell office:value-type="float" office:value="0.46255000000000002" table:formula="of:=[.Q170]/[.D170]" table:style-name="ce25">
            <text:p>0.4625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Lt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74.59" table:style-name="ce1">
            <text:p>174.59</text:p>
          </table:table-cell>
          <table:table-cell office:value-type="float" office:value="237.96" table:style-name="ce1">
            <text:p>237.96</text:p>
          </table:table-cell>
          <table:table-cell table:number-columns-repeated="2" table:style-name="ce1"/>
          <table:table-cell office:value-type="float" office:value="1.7459" table:formula="of:=[.H171]/[.D171]" table:style-name="ce25">
            <text:p>1.7459</text:p>
          </table:table-cell>
          <table:table-cell office:value-type="float" office:value="2.3795999999999999" table:formula="of:=[.I171]/[.D171]" table:style-name="ce25">
            <text:p>2.3796</text:p>
          </table:table-cell>
          <table:table-cell table:number-columns-repeated="2" table:style-name="ce25"/>
          <table:table-cell office:value-type="float" office:value="6.891" table:style-name="ce1">
            <text:p>6.891</text:p>
          </table:table-cell>
          <table:table-cell office:value-type="float" office:value="20.466999999999999" table:style-name="ce1">
            <text:p>20.467</text:p>
          </table:table-cell>
          <table:table-cell table:number-columns-repeated="2" table:style-name="ce1"/>
          <table:table-cell office:value-type="float" office:value="6.8909999999999999E-2" table:formula="of:=[.P171]/[.D171]" table:style-name="ce25">
            <text:p>0.06891</text:p>
          </table:table-cell>
          <table:table-cell office:value-type="float" office:value="0.20466999999999999" table:formula="of:=[.Q171]/[.D171]" table:style-name="ce25">
            <text:p>0.2046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0">
            <text:p>FL_Lt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4922.878000000001" table:style-name="ce1">
            <text:p>14922.878</text:p>
          </table:table-cell>
          <table:table-cell office:value-type="float" office:value="18259.208999999999" table:style-name="ce1">
            <text:p>18259.209</text:p>
          </table:table-cell>
          <table:table-cell table:number-columns-repeated="2" table:style-name="ce1"/>
          <table:table-cell office:value-type="float" office:value="149.22878" table:formula="of:=[.H172]/[.D172]" table:style-name="ce25">
            <text:p>149.22878</text:p>
          </table:table-cell>
          <table:table-cell office:value-type="float" office:value="182.59208999999998" table:formula="of:=[.I172]/[.D172]" table:style-name="ce25">
            <text:p>182.59209</text:p>
          </table:table-cell>
          <table:table-cell table:number-columns-repeated="2" table:style-name="ce25"/>
          <table:table-cell office:value-type="float" office:value="44.774999999999999" table:style-name="ce1">
            <text:p>44.775</text:p>
          </table:table-cell>
          <table:table-cell office:value-type="float" office:value="49.609000000000002" table:style-name="ce1">
            <text:p>49.609</text:p>
          </table:table-cell>
          <table:table-cell table:number-columns-repeated="2" table:style-name="ce1"/>
          <table:table-cell office:value-type="float" office:value="0.44774999999999998" table:formula="of:=[.P172]/[.D172]" table:style-name="ce25">
            <text:p>0.44775</text:p>
          </table:table-cell>
          <table:table-cell office:value-type="float" office:value="0.49609000000000003" table:formula="of:=[.Q172]/[.D172]" table:style-name="ce25">
            <text:p>0.4960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Ceil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73.39699999999999" table:style-name="ce1">
            <text:p>173.397</text:p>
          </table:table-cell>
          <table:table-cell office:value-type="float" office:value="195.709" table:style-name="ce1">
            <text:p>195.709</text:p>
          </table:table-cell>
          <table:table-cell table:number-columns-repeated="2" table:style-name="ce1"/>
          <table:table-cell office:value-type="float" office:value="1.73397" table:formula="of:=[.H173]/[.D173]" table:style-name="ce25">
            <text:p>1.73397</text:p>
          </table:table-cell>
          <table:table-cell office:value-type="float" office:value="1.95709" table:formula="of:=[.I173]/[.D173]" table:style-name="ce25">
            <text:p>1.95709</text:p>
          </table:table-cell>
          <table:table-cell table:number-columns-repeated="2" table:style-name="ce25"/>
          <table:table-cell office:value-type="float" office:value="40.085999999999999" table:style-name="ce1">
            <text:p>40.086</text:p>
          </table:table-cell>
          <table:table-cell office:value-type="float" office:value="50.779000000000003" table:style-name="ce1">
            <text:p>50.779</text:p>
          </table:table-cell>
          <table:table-cell table:number-columns-repeated="2" table:style-name="ce1"/>
          <table:table-cell office:value-type="float" office:value="0.40085999999999999" table:formula="of:=[.P173]/[.D173]" table:style-name="ce25">
            <text:p>0.40086</text:p>
          </table:table-cell>
          <table:table-cell office:value-type="float" office:value="0.50779000000000007" table:formula="of:=[.Q173]/[.D173]" table:style-name="ce25">
            <text:p>0.5077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Ceil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9.42500000000001" table:style-name="ce1">
            <text:p>199.425</text:p>
          </table:table-cell>
          <table:table-cell office:value-type="float" office:value="277.245" table:style-name="ce1">
            <text:p>277.245</text:p>
          </table:table-cell>
          <table:table-cell table:number-columns-repeated="2" table:style-name="ce1"/>
          <table:table-cell office:value-type="float" office:value="1.9942500000000001" table:formula="of:=[.H174]/[.D174]" table:style-name="ce25">
            <text:p>1.99425</text:p>
          </table:table-cell>
          <table:table-cell office:value-type="float" office:value="2.7724500000000001" table:formula="of:=[.I174]/[.D174]" table:style-name="ce25">
            <text:p>2.77245</text:p>
          </table:table-cell>
          <table:table-cell table:number-columns-repeated="2" table:style-name="ce25"/>
          <table:table-cell office:value-type="float" office:value="13.651999999999999" table:style-name="ce1">
            <text:p>13.652</text:p>
          </table:table-cell>
          <table:table-cell office:value-type="float" office:value="25.58" table:style-name="ce1">
            <text:p>25.58</text:p>
          </table:table-cell>
          <table:table-cell table:number-columns-repeated="2" table:style-name="ce1"/>
          <table:table-cell office:value-type="float" office:value="0.13652" table:formula="of:=[.P174]/[.D174]" table:style-name="ce25">
            <text:p>0.13652</text:p>
          </table:table-cell>
          <table:table-cell office:value-type="float" office:value="0.25579999999999997" table:formula="of:=[.Q174]/[.D174]" table:style-name="ce25">
            <text:p>0.255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0">
            <text:p>FL_Ceil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5573.938000000002" table:style-name="ce1">
            <text:p>45573.938</text:p>
          </table:table-cell>
          <table:table-cell office:value-type="float" office:value="55917.783000000003" table:style-name="ce1">
            <text:p>55917.783</text:p>
          </table:table-cell>
          <table:table-cell table:number-columns-repeated="2" table:style-name="ce1"/>
          <table:table-cell office:value-type="float" office:value="455.73938000000004" table:formula="of:=[.H175]/[.D175]" table:style-name="ce25">
            <text:p>455.73938</text:p>
          </table:table-cell>
          <table:table-cell office:value-type="float" office:value="559.17783000000009" table:formula="of:=[.I175]/[.D175]" table:style-name="ce25">
            <text:p>559.17783</text:p>
          </table:table-cell>
          <table:table-cell table:number-columns-repeated="2" table:style-name="ce25"/>
          <table:table-cell office:value-type="float" office:value="443.464" table:style-name="ce1">
            <text:p>443.464</text:p>
          </table:table-cell>
          <table:table-cell office:value-type="float" office:value="619.32299999999998" table:style-name="ce1">
            <text:p>619.323</text:p>
          </table:table-cell>
          <table:table-cell table:number-columns-repeated="2" table:style-name="ce1"/>
          <table:table-cell office:value-type="float" office:value="4.4346399999999999" table:formula="of:=[.P175]/[.D175]" table:style-name="ce25">
            <text:p>4.43464</text:p>
          </table:table-cell>
          <table:table-cell office:value-type="float" office:value="6.1932299999999998" table:formula="of:=[.Q175]/[.D175]" table:style-name="ce25">
            <text:p>6.1932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Floor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74.98500000000001" table:style-name="ce1">
            <text:p>174.985</text:p>
          </table:table-cell>
          <table:table-cell office:value-type="float" office:value="191.24700000000001" table:style-name="ce1">
            <text:p>191.247</text:p>
          </table:table-cell>
          <table:table-cell table:number-columns-repeated="2" table:style-name="ce1"/>
          <table:table-cell office:value-type="float" office:value="1.7498500000000001" table:formula="of:=[.H176]/[.D176]" table:style-name="ce25">
            <text:p>1.74985</text:p>
          </table:table-cell>
          <table:table-cell office:value-type="float" office:value="1.9124700000000001" table:formula="of:=[.I176]/[.D176]" table:style-name="ce25">
            <text:p>1.91247</text:p>
          </table:table-cell>
          <table:table-cell table:number-columns-repeated="2" table:style-name="ce25"/>
          <table:table-cell office:value-type="float" office:value="43.24" table:style-name="ce1">
            <text:p>43.24</text:p>
          </table:table-cell>
          <table:table-cell office:value-type="float" office:value="45.433" table:style-name="ce1">
            <text:p>45.433</text:p>
          </table:table-cell>
          <table:table-cell table:number-columns-repeated="2" table:style-name="ce1"/>
          <table:table-cell office:value-type="float" office:value="0.43240000000000001" table:formula="of:=[.P176]/[.D176]" table:style-name="ce25">
            <text:p>0.4324</text:p>
          </table:table-cell>
          <table:table-cell office:value-type="float" office:value="0.45433000000000001" table:formula="of:=[.Q176]/[.D176]" table:style-name="ce25">
            <text:p>0.4543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Floor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204.60599999999999" table:style-name="ce1">
            <text:p>204.606</text:p>
          </table:table-cell>
          <table:table-cell office:value-type="float" office:value="296.83600000000001" table:style-name="ce1">
            <text:p>296.836</text:p>
          </table:table-cell>
          <table:table-cell table:number-columns-repeated="2" table:style-name="ce1"/>
          <table:table-cell office:value-type="float" office:value="2.0460599999999998" table:formula="of:=[.H177]/[.D177]" table:style-name="ce25">
            <text:p>2.04606</text:p>
          </table:table-cell>
          <table:table-cell office:value-type="float" office:value="2.9683600000000001" table:formula="of:=[.I177]/[.D177]" table:style-name="ce25">
            <text:p>2.96836</text:p>
          </table:table-cell>
          <table:table-cell table:number-columns-repeated="2" table:style-name="ce25"/>
          <table:table-cell office:value-type="float" office:value="12.9" table:style-name="ce1">
            <text:p>12.9</text:p>
          </table:table-cell>
          <table:table-cell office:value-type="float" office:value="30.372" table:style-name="ce1">
            <text:p>30.372</text:p>
          </table:table-cell>
          <table:table-cell table:number-columns-repeated="2" table:style-name="ce1"/>
          <table:table-cell office:value-type="float" office:value="0.129" table:formula="of:=[.P177]/[.D177]" table:style-name="ce25">
            <text:p>0.129</text:p>
          </table:table-cell>
          <table:table-cell office:value-type="float" office:value="0.30371999999999999" table:formula="of:=[.Q177]/[.D177]" table:style-name="ce25">
            <text:p>0.3037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0">
            <text:p>FL_Floor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5740.777000000002" table:style-name="ce1">
            <text:p>45740.777</text:p>
          </table:table-cell>
          <table:table-cell office:value-type="float" office:value="56096.987999999998" table:style-name="ce1">
            <text:p>56096.988</text:p>
          </table:table-cell>
          <table:table-cell table:number-columns-repeated="2" table:style-name="ce1"/>
          <table:table-cell office:value-type="float" office:value="457.40777000000003" table:formula="of:=[.H178]/[.D178]" table:style-name="ce25">
            <text:p>457.40777</text:p>
          </table:table-cell>
          <table:table-cell office:value-type="float" office:value="560.96987999999999" table:formula="of:=[.I178]/[.D178]" table:style-name="ce25">
            <text:p>560.96988</text:p>
          </table:table-cell>
          <table:table-cell table:number-columns-repeated="2" table:style-name="ce25"/>
          <table:table-cell office:value-type="float" office:value="475.78199999999998" table:style-name="ce1">
            <text:p>475.782</text:p>
          </table:table-cell>
          <table:table-cell office:value-type="float" office:value="677.41" table:style-name="ce1">
            <text:p>677.41</text:p>
          </table:table-cell>
          <table:table-cell table:number-columns-repeated="2" table:style-name="ce1"/>
          <table:table-cell office:value-type="float" office:value="4.7578199999999997" table:formula="of:=[.P178]/[.D178]" table:style-name="ce25">
            <text:p>4.75782</text:p>
          </table:table-cell>
          <table:table-cell office:value-type="float" office:value="6.7740999999999998" table:formula="of:=[.Q178]/[.D178]" table:style-name="ce25">
            <text:p>6.774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Exp2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2657.4009999999998" table:style-name="ce1">
            <text:p>2657.401</text:p>
          </table:table-cell>
          <table:table-cell office:value-type="float" office:value="3354.3649999999998" table:style-name="ce1">
            <text:p>3354.365</text:p>
          </table:table-cell>
          <table:table-cell table:number-columns-repeated="2" table:style-name="ce1"/>
          <table:table-cell office:value-type="float" office:value="26.574009999999998" table:formula="of:=[.H179]/[.D179]" table:style-name="ce25">
            <text:p>26.57401</text:p>
          </table:table-cell>
          <table:table-cell office:value-type="float" office:value="33.54365" table:formula="of:=[.I179]/[.D179]" table:style-name="ce25">
            <text:p>33.54365</text:p>
          </table:table-cell>
          <table:table-cell table:number-columns-repeated="2" table:style-name="ce25"/>
          <table:table-cell office:value-type="float" office:value="1853.327" table:style-name="ce1">
            <text:p>1853.327</text:p>
          </table:table-cell>
          <table:table-cell office:value-type="float" office:value="2273.5680000000002" table:style-name="ce1">
            <text:p>2273.568</text:p>
          </table:table-cell>
          <table:table-cell table:number-columns-repeated="2" table:style-name="ce1"/>
          <table:table-cell office:value-type="float" office:value="18.533270000000002" table:formula="of:=[.P179]/[.D179]" table:style-name="ce25">
            <text:p>18.53327</text:p>
          </table:table-cell>
          <table:table-cell office:value-type="float" office:value="22.735680000000002" table:formula="of:=[.Q179]/[.D179]" table:style-name="ce25">
            <text:p>22.73568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Exp2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166.2930000000001" table:style-name="ce1">
            <text:p>3166.293</text:p>
          </table:table-cell>
          <table:table-cell office:value-type="float" office:value="6288.2070000000003" table:style-name="ce1">
            <text:p>6288.207</text:p>
          </table:table-cell>
          <table:table-cell table:number-columns-repeated="2" table:style-name="ce1"/>
          <table:table-cell office:value-type="float" office:value="31.662930000000003" table:formula="of:=[.H180]/[.D180]" table:style-name="ce25">
            <text:p>31.66293</text:p>
          </table:table-cell>
          <table:table-cell office:value-type="float" office:value="62.882070000000006" table:formula="of:=[.I180]/[.D180]" table:style-name="ce25">
            <text:p>62.88207</text:p>
          </table:table-cell>
          <table:table-cell table:number-columns-repeated="2" table:style-name="ce25"/>
          <table:table-cell office:value-type="float" office:value="243.26" table:style-name="ce1">
            <text:p>243.26</text:p>
          </table:table-cell>
          <table:table-cell office:value-type="float" office:value="193.71" table:style-name="ce1">
            <text:p>193.71</text:p>
          </table:table-cell>
          <table:table-cell table:number-columns-repeated="2" table:style-name="ce1"/>
          <table:table-cell office:value-type="float" office:value="2.4325999999999999" table:formula="of:=[.P180]/[.D180]" table:style-name="ce25">
            <text:p>2.4326</text:p>
          </table:table-cell>
          <table:table-cell office:value-type="float" office:value="1.9371" table:formula="of:=[.Q180]/[.D180]" table:style-name="ce25">
            <text:p>1.937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Exp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113.549" table:style-name="ce1">
            <text:p>3113.549</text:p>
          </table:table-cell>
          <table:table-cell office:value-type="float" office:value="4093.9639999999999" table:style-name="ce1">
            <text:p>4093.964</text:p>
          </table:table-cell>
          <table:table-cell table:number-columns-repeated="2" table:style-name="ce1"/>
          <table:table-cell office:value-type="float" office:value="31.135490000000001" table:formula="of:=[.H181]/[.D181]" table:style-name="ce25">
            <text:p>31.13549</text:p>
          </table:table-cell>
          <table:table-cell office:value-type="float" office:value="40.939639999999997" table:formula="of:=[.I181]/[.D181]" table:style-name="ce25">
            <text:p>40.93964</text:p>
          </table:table-cell>
          <table:table-cell table:number-columns-repeated="2" table:style-name="ce25"/>
          <table:table-cell office:value-type="float" office:value="2058.1439999999998" table:style-name="ce1">
            <text:p>2058.144</text:p>
          </table:table-cell>
          <table:table-cell office:value-type="float" office:value="2507.422" table:style-name="ce1">
            <text:p>2507.422</text:p>
          </table:table-cell>
          <table:table-cell table:number-columns-repeated="2" table:style-name="ce1"/>
          <table:table-cell office:value-type="float" office:value="20.581439999999997" table:formula="of:=[.P181]/[.D181]" table:style-name="ce25">
            <text:p>20.58144</text:p>
          </table:table-cell>
          <table:table-cell office:value-type="float" office:value="25.07422" table:formula="of:=[.Q181]/[.D181]" table:style-name="ce25">
            <text:p>25.07422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Exp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441.75" table:style-name="ce1">
            <text:p>4441.75</text:p>
          </table:table-cell>
          <table:table-cell office:value-type="float" office:value="9408.3739999999998" table:style-name="ce1">
            <text:p>9408.374</text:p>
          </table:table-cell>
          <table:table-cell table:number-columns-repeated="2" table:style-name="ce1"/>
          <table:table-cell office:value-type="float" office:value="44.417499999999997" table:formula="of:=[.H182]/[.D182]" table:style-name="ce25">
            <text:p>44.4175</text:p>
          </table:table-cell>
          <table:table-cell office:value-type="float" office:value="94.083739999999992" table:formula="of:=[.I182]/[.D182]" table:style-name="ce25">
            <text:p>94.08374</text:p>
          </table:table-cell>
          <table:table-cell table:number-columns-repeated="2" table:style-name="ce25"/>
          <table:table-cell office:value-type="float" office:value="277.26299999999998" table:style-name="ce1">
            <text:p>277.263</text:p>
          </table:table-cell>
          <table:table-cell office:value-type="float" office:value="277.161" table:style-name="ce1">
            <text:p>277.161</text:p>
          </table:table-cell>
          <table:table-cell table:number-columns-repeated="2" table:style-name="ce1"/>
          <table:table-cell office:value-type="float" office:value="2.7726299999999999" table:formula="of:=[.P182]/[.D182]" table:style-name="ce25">
            <text:p>2.77263</text:p>
          </table:table-cell>
          <table:table-cell office:value-type="float" office:value="2.7716099999999999" table:formula="of:=[.Q182]/[.D182]" table:style-name="ce25">
            <text:p>2.7716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Log2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2029.652" table:style-name="ce1">
            <text:p>2029.652</text:p>
          </table:table-cell>
          <table:table-cell office:value-type="float" office:value="2636.6" table:style-name="ce1">
            <text:p>2636.6</text:p>
          </table:table-cell>
          <table:table-cell table:number-columns-repeated="2" table:style-name="ce1"/>
          <table:table-cell office:value-type="float" office:value="20.296520000000001" table:formula="of:=[.H183]/[.D183]" table:style-name="ce25">
            <text:p>20.29652</text:p>
          </table:table-cell>
          <table:table-cell office:value-type="float" office:value="26.366" table:formula="of:=[.I183]/[.D183]" table:style-name="ce25">
            <text:p>26.366</text:p>
          </table:table-cell>
          <table:table-cell table:number-columns-repeated="2" table:style-name="ce25"/>
          <table:table-cell office:value-type="float" office:value="1244.192" table:style-name="ce1">
            <text:p>1244.192</text:p>
          </table:table-cell>
          <table:table-cell office:value-type="float" office:value="1625.9290000000001" table:style-name="ce1">
            <text:p>1625.929</text:p>
          </table:table-cell>
          <table:table-cell table:number-columns-repeated="2" table:style-name="ce1"/>
          <table:table-cell office:value-type="float" office:value="12.44192" table:formula="of:=[.P183]/[.D183]" table:style-name="ce25">
            <text:p>12.44192</text:p>
          </table:table-cell>
          <table:table-cell office:value-type="float" office:value="16.25929" table:formula="of:=[.Q183]/[.D183]" table:style-name="ce25">
            <text:p>16.2592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Log2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2932.2460000000001" table:style-name="ce1">
            <text:p>2932.246</text:p>
          </table:table-cell>
          <table:table-cell office:value-type="float" office:value="5839.393" table:style-name="ce1">
            <text:p>5839.393</text:p>
          </table:table-cell>
          <table:table-cell table:number-columns-repeated="2" table:style-name="ce1"/>
          <table:table-cell office:value-type="float" office:value="29.32246" table:formula="of:=[.H184]/[.D184]" table:style-name="ce25">
            <text:p>29.32246</text:p>
          </table:table-cell>
          <table:table-cell office:value-type="float" office:value="58.393929999999997" table:formula="of:=[.I184]/[.D184]" table:style-name="ce25">
            <text:p>58.39393</text:p>
          </table:table-cell>
          <table:table-cell table:number-columns-repeated="2" table:style-name="ce25"/>
          <table:table-cell office:value-type="float" office:value="169.994" table:style-name="ce1">
            <text:p>169.994</text:p>
          </table:table-cell>
          <table:table-cell office:value-type="float" office:value="182.40899999999999" table:style-name="ce1">
            <text:p>182.409</text:p>
          </table:table-cell>
          <table:table-cell table:number-columns-repeated="2" table:style-name="ce1"/>
          <table:table-cell office:value-type="float" office:value="1.69994" table:formula="of:=[.P184]/[.D184]" table:style-name="ce25">
            <text:p>1.69994</text:p>
          </table:table-cell>
          <table:table-cell office:value-type="float" office:value="1.82409" table:formula="of:=[.Q184]/[.D184]" table:style-name="ce25">
            <text:p>1.8240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Ln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858.9530000000004" table:style-name="ce1">
            <text:p>4858.953</text:p>
          </table:table-cell>
          <table:table-cell office:value-type="float" office:value="6145.8559999999998" table:style-name="ce1">
            <text:p>6145.856</text:p>
          </table:table-cell>
          <table:table-cell table:number-columns-repeated="2" table:style-name="ce1"/>
          <table:table-cell office:value-type="float" office:value="48.589530000000003" table:formula="of:=[.H185]/[.D185]" table:style-name="ce25">
            <text:p>48.58953</text:p>
          </table:table-cell>
          <table:table-cell office:value-type="float" office:value="61.458559999999999" table:formula="of:=[.I185]/[.D185]" table:style-name="ce25">
            <text:p>61.45856</text:p>
          </table:table-cell>
          <table:table-cell table:number-columns-repeated="2" table:style-name="ce25"/>
          <table:table-cell office:value-type="float" office:value="3771.7840000000001" table:style-name="ce1">
            <text:p>3771.784</text:p>
          </table:table-cell>
          <table:table-cell office:value-type="float" office:value="4521.2950000000001" table:style-name="ce1">
            <text:p>4521.295</text:p>
          </table:table-cell>
          <table:table-cell table:number-columns-repeated="2" table:style-name="ce1"/>
          <table:table-cell office:value-type="float" office:value="37.717840000000002" table:formula="of:=[.P185]/[.D185]" table:style-name="ce25">
            <text:p>37.71784</text:p>
          </table:table-cell>
          <table:table-cell office:value-type="float" office:value="45.212949999999999" table:formula="of:=[.Q185]/[.D185]" table:style-name="ce25">
            <text:p>45.2129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Ln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830.1940000000004" table:style-name="ce1">
            <text:p>4830.194</text:p>
          </table:table-cell>
          <table:table-cell office:value-type="float" office:value="10212.453" table:style-name="ce1">
            <text:p>10212.453</text:p>
          </table:table-cell>
          <table:table-cell table:number-columns-repeated="2" table:style-name="ce1"/>
          <table:table-cell office:value-type="float" office:value="48.301940000000002" table:formula="of:=[.H186]/[.D186]" table:style-name="ce25">
            <text:p>48.30194</text:p>
          </table:table-cell>
          <table:table-cell office:value-type="float" office:value="102.12452999999999" table:formula="of:=[.I186]/[.D186]" table:style-name="ce25">
            <text:p>102.12453</text:p>
          </table:table-cell>
          <table:table-cell table:number-columns-repeated="2" table:style-name="ce25"/>
          <table:table-cell office:value-type="float" office:value="467.346" table:style-name="ce1">
            <text:p>467.346</text:p>
          </table:table-cell>
          <table:table-cell office:value-type="float" office:value="309.93099999999998" table:style-name="ce1">
            <text:p>309.931</text:p>
          </table:table-cell>
          <table:table-cell table:number-columns-repeated="2" table:style-name="ce1"/>
          <table:table-cell office:value-type="float" office:value="4.6734600000000004" table:formula="of:=[.P186]/[.D186]" table:style-name="ce25">
            <text:p>4.67346</text:p>
          </table:table-cell>
          <table:table-cell office:value-type="float" office:value="3.09931" table:formula="of:=[.Q186]/[.D186]" table:style-name="ce25">
            <text:p>3.0993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Sqrt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355.903" table:style-name="ce1">
            <text:p>1355.903</text:p>
          </table:table-cell>
          <table:table-cell office:value-type="float" office:value="1738.3109999999999" table:style-name="ce1">
            <text:p>1738.311</text:p>
          </table:table-cell>
          <table:table-cell table:number-columns-repeated="2" table:style-name="ce1"/>
          <table:table-cell office:value-type="float" office:value="13.55903" table:formula="of:=[.H187]/[.D187]" table:style-name="ce25">
            <text:p>13.55903</text:p>
          </table:table-cell>
          <table:table-cell office:value-type="float" office:value="17.383109999999999" table:formula="of:=[.I187]/[.D187]" table:style-name="ce25">
            <text:p>17.38311</text:p>
          </table:table-cell>
          <table:table-cell table:number-columns-repeated="2" table:style-name="ce25"/>
          <table:table-cell office:value-type="float" office:value="832.56799999999998" table:style-name="ce1">
            <text:p>832.568</text:p>
          </table:table-cell>
          <table:table-cell office:value-type="float" office:value="1052.875" table:style-name="ce1">
            <text:p>1052.875</text:p>
          </table:table-cell>
          <table:table-cell table:number-columns-repeated="2" table:style-name="ce1"/>
          <table:table-cell office:value-type="float" office:value="8.3256800000000002" table:formula="of:=[.P187]/[.D187]" table:style-name="ce25">
            <text:p>8.32568</text:p>
          </table:table-cell>
          <table:table-cell office:value-type="float" office:value="10.52875" table:formula="of:=[.Q187]/[.D187]" table:style-name="ce25">
            <text:p>10.5287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Sqrt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17.9970000000001" table:style-name="ce1">
            <text:p>1917.997</text:p>
          </table:table-cell>
          <table:table-cell office:value-type="float" office:value="3886.2669999999998" table:style-name="ce1">
            <text:p>3886.267</text:p>
          </table:table-cell>
          <table:table-cell table:number-columns-repeated="2" table:style-name="ce1"/>
          <table:table-cell office:value-type="float" office:value="19.179970000000001" table:formula="of:=[.H188]/[.D188]" table:style-name="ce25">
            <text:p>19.17997</text:p>
          </table:table-cell>
          <table:table-cell office:value-type="float" office:value="38.862670000000001" table:formula="of:=[.I188]/[.D188]" table:style-name="ce25">
            <text:p>38.86267</text:p>
          </table:table-cell>
          <table:table-cell table:number-columns-repeated="2" table:style-name="ce25"/>
          <table:table-cell office:value-type="float" office:value="164.964" table:style-name="ce1">
            <text:p>164.964</text:p>
          </table:table-cell>
          <table:table-cell office:value-type="float" office:value="127.971" table:style-name="ce1">
            <text:p>127.971</text:p>
          </table:table-cell>
          <table:table-cell table:number-columns-repeated="2" table:style-name="ce1"/>
          <table:table-cell office:value-type="float" office:value="1.64964" table:formula="of:=[.P188]/[.D188]" table:style-name="ce25">
            <text:p>1.64964</text:p>
          </table:table-cell>
          <table:table-cell office:value-type="float" office:value="1.2797100000000001" table:formula="of:=[.Q188]/[.D188]" table:style-name="ce25">
            <text:p>1.2797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Sin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33.52100000000002" table:style-name="ce1">
            <text:p>433.521</text:p>
          </table:table-cell>
          <table:table-cell office:value-type="float" office:value="565.31100000000004" table:style-name="ce1">
            <text:p>565.311</text:p>
          </table:table-cell>
          <table:table-cell table:number-columns-repeated="2" table:style-name="ce1"/>
          <table:table-cell office:value-type="float" office:value="4.33521" table:formula="of:=[.H189]/[.D189]" table:style-name="ce25">
            <text:p>4.33521</text:p>
          </table:table-cell>
          <table:table-cell office:value-type="float" office:value="5.6531100000000007" table:formula="of:=[.I189]/[.D189]" table:style-name="ce25">
            <text:p>5.65311</text:p>
          </table:table-cell>
          <table:table-cell table:number-columns-repeated="2" table:style-name="ce25"/>
          <table:table-cell office:value-type="float" office:value="161.13399999999999" table:style-name="ce1">
            <text:p>161.134</text:p>
          </table:table-cell>
          <table:table-cell office:value-type="float" office:value="201.39099999999999" table:style-name="ce1">
            <text:p>201.391</text:p>
          </table:table-cell>
          <table:table-cell table:number-columns-repeated="2" table:style-name="ce1"/>
          <table:table-cell office:value-type="float" office:value="1.6113399999999998" table:formula="of:=[.P189]/[.D189]" table:style-name="ce25">
            <text:p>1.61134</text:p>
          </table:table-cell>
          <table:table-cell office:value-type="float" office:value="2.0139100000000001" table:formula="of:=[.Q189]/[.D189]" table:style-name="ce25">
            <text:p>2.0139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Sin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964.59199999999998" table:style-name="ce1">
            <text:p>964.592</text:p>
          </table:table-cell>
          <table:table-cell office:value-type="float" office:value="1755.6179999999999" table:style-name="ce1">
            <text:p>1755.618</text:p>
          </table:table-cell>
          <table:table-cell table:number-columns-repeated="2" table:style-name="ce1"/>
          <table:table-cell office:value-type="float" office:value="9.6459200000000003" table:formula="of:=[.H190]/[.D190]" table:style-name="ce25">
            <text:p>9.64592</text:p>
          </table:table-cell>
          <table:table-cell office:value-type="float" office:value="17.556179999999998" table:formula="of:=[.I190]/[.D190]" table:style-name="ce25">
            <text:p>17.55618</text:p>
          </table:table-cell>
          <table:table-cell table:number-columns-repeated="2" table:style-name="ce25"/>
          <table:table-cell office:value-type="float" office:value="68.686000000000007" table:style-name="ce1">
            <text:p>68.686</text:p>
          </table:table-cell>
          <table:table-cell office:value-type="float" office:value="78.989000000000004" table:style-name="ce1">
            <text:p>78.989</text:p>
          </table:table-cell>
          <table:table-cell table:number-columns-repeated="2" table:style-name="ce1"/>
          <table:table-cell office:value-type="float" office:value="0.68686000000000003" table:formula="of:=[.P190]/[.D190]" table:style-name="ce25">
            <text:p>0.68686</text:p>
          </table:table-cell>
          <table:table-cell office:value-type="float" office:value="0.78989000000000009" table:formula="of:=[.Q190]/[.D190]" table:style-name="ce25">
            <text:p>0.78989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FL2Int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39.62900000000002" table:style-name="ce1">
            <text:p>339.629</text:p>
          </table:table-cell>
          <table:table-cell office:value-type="float" office:value="417.851" table:style-name="ce1">
            <text:p>417.851</text:p>
          </table:table-cell>
          <table:table-cell table:number-columns-repeated="2" table:style-name="ce1"/>
          <table:table-cell office:value-type="float" office:value="3.39629" table:formula="of:=[.H191]/[.D191]" table:style-name="ce25">
            <text:p>3.39629</text:p>
          </table:table-cell>
          <table:table-cell office:value-type="float" office:value="4.1785100000000002" table:formula="of:=[.I191]/[.D191]" table:style-name="ce25">
            <text:p>4.17851</text:p>
          </table:table-cell>
          <table:table-cell table:number-columns-repeated="2" table:style-name="ce25"/>
          <table:table-cell office:value-type="float" office:value="95.481999999999999" table:style-name="ce1">
            <text:p>95.482</text:p>
          </table:table-cell>
          <table:table-cell office:value-type="float" office:value="108.31699999999999" table:style-name="ce1">
            <text:p>108.317</text:p>
          </table:table-cell>
          <table:table-cell table:number-columns-repeated="2" table:style-name="ce1"/>
          <table:table-cell office:value-type="float" office:value="0.95482" table:formula="of:=[.P191]/[.D191]" table:style-name="ce25">
            <text:p>0.95482</text:p>
          </table:table-cell>
          <table:table-cell office:value-type="float" office:value="1.08317" table:formula="of:=[.Q191]/[.D191]" table:style-name="ce25">
            <text:p>1.0831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FL2Int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37.37799999999999" table:style-name="ce1">
            <text:p>337.378</text:p>
          </table:table-cell>
          <table:table-cell office:value-type="float" office:value="530.13099999999997" table:style-name="ce1">
            <text:p>530.131</text:p>
          </table:table-cell>
          <table:table-cell table:number-columns-repeated="2" table:style-name="ce1"/>
          <table:table-cell office:value-type="float" office:value="3.37378" table:formula="of:=[.H192]/[.D192]" table:style-name="ce25">
            <text:p>3.37378</text:p>
          </table:table-cell>
          <table:table-cell office:value-type="float" office:value="5.30131" table:formula="of:=[.I192]/[.D192]" table:style-name="ce25">
            <text:p>5.30131</text:p>
          </table:table-cell>
          <table:table-cell table:number-columns-repeated="2" table:style-name="ce25"/>
          <table:table-cell office:value-type="float" office:value="22.986999999999998" table:style-name="ce1">
            <text:p>22.987</text:p>
          </table:table-cell>
          <table:table-cell office:value-type="float" office:value="46.576999999999998" table:style-name="ce1">
            <text:p>46.577</text:p>
          </table:table-cell>
          <table:table-cell table:number-columns-repeated="2" table:style-name="ce1"/>
          <table:table-cell office:value-type="float" office:value="0.22986999999999999" table:formula="of:=[.P192]/[.D192]" table:style-name="ce25">
            <text:p>0.22987</text:p>
          </table:table-cell>
          <table:table-cell office:value-type="float" office:value="0.46576999999999996" table:formula="of:=[.Q192]/[.D192]" table:style-name="ce25">
            <text:p>0.46577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1">
            <text:p>FL_FL2Int_agmw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76853.362999999998" table:style-name="ce1">
            <text:p>76853.363</text:p>
          </table:table-cell>
          <table:table-cell office:value-type="float" office:value="93982.702000000005" table:style-name="ce1">
            <text:p>93982.702</text:p>
          </table:table-cell>
          <table:table-cell table:number-columns-repeated="2" table:style-name="ce1"/>
          <table:table-cell office:value-type="float" office:value="768.53363000000002" table:formula="of:=[.H193]/[.D193]" table:style-name="ce25">
            <text:p>768.53363</text:p>
          </table:table-cell>
          <table:table-cell office:value-type="float" office:value="939.82702000000006" table:formula="of:=[.I193]/[.D193]" table:style-name="ce25">
            <text:p>939.82702</text:p>
          </table:table-cell>
          <table:table-cell table:number-columns-repeated="2" table:style-name="ce25"/>
          <table:table-cell office:value-type="float" office:value="243.602" table:style-name="ce1">
            <text:p>243.602</text:p>
          </table:table-cell>
          <table:table-cell office:value-type="float" office:value="457.82499999999999" table:style-name="ce1">
            <text:p>457.825</text:p>
          </table:table-cell>
          <table:table-cell table:number-columns-repeated="2" table:style-name="ce1"/>
          <table:table-cell office:value-type="float" office:value="2.4360200000000001" table:formula="of:=[.P193]/[.D193]" table:style-name="ce25">
            <text:p>2.43602</text:p>
          </table:table-cell>
          <table:table-cell office:value-type="float" office:value="4.5782499999999997" table:formula="of:=[.Q193]/[.D193]" table:style-name="ce25">
            <text:p>4.57825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FL2Fx_circuit</text:p>
          </table:table-cell>
          <table:table-cell office:value-type="string" table:style-name="ce74">
            <text:p>B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420.49599999999998" table:style-name="ce1">
            <text:p>420.496</text:p>
          </table:table-cell>
          <table:table-cell office:value-type="float" office:value="602.14800000000002" table:style-name="ce1">
            <text:p>602.148</text:p>
          </table:table-cell>
          <table:table-cell table:number-columns-repeated="2" table:style-name="ce1"/>
          <table:table-cell office:value-type="float" office:value="4.2049599999999998" table:formula="of:=[.H194]/[.D194]" table:style-name="ce25">
            <text:p>4.20496</text:p>
          </table:table-cell>
          <table:table-cell office:value-type="float" office:value="6.0214800000000004" table:formula="of:=[.I194]/[.D194]" table:style-name="ce25">
            <text:p>6.02148</text:p>
          </table:table-cell>
          <table:table-cell table:number-columns-repeated="2" table:style-name="ce25"/>
          <table:table-cell office:value-type="float" office:value="169.22" table:style-name="ce1">
            <text:p>169.22</text:p>
          </table:table-cell>
          <table:table-cell office:value-type="float" office:value="258.53300000000002" table:style-name="ce1">
            <text:p>258.533</text:p>
          </table:table-cell>
          <table:table-cell table:number-columns-repeated="2" table:style-name="ce1"/>
          <table:table-cell office:value-type="float" office:value="1.6921999999999999" table:formula="of:=[.P194]/[.D194]" table:style-name="ce25">
            <text:p>1.6922</text:p>
          </table:table-cell>
          <table:table-cell office:value-type="float" office:value="2.5853300000000004" table:formula="of:=[.Q194]/[.D194]" table:style-name="ce25">
            <text:p>2.58533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FL_FL2Fx_circuit</text:p>
          </table:table-cell>
          <table:table-cell office:value-type="string" table:style-name="ce74">
            <text:p>Y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361.92599999999999" table:style-name="ce1">
            <text:p>361.926</text:p>
          </table:table-cell>
          <table:table-cell office:value-type="float" office:value="578.79399999999998" table:style-name="ce1">
            <text:p>578.794</text:p>
          </table:table-cell>
          <table:table-cell table:number-columns-repeated="2" table:style-name="ce1"/>
          <table:table-cell office:value-type="float" office:value="3.6192599999999997" table:formula="of:=[.H195]/[.D195]" table:style-name="ce25">
            <text:p>3.61926</text:p>
          </table:table-cell>
          <table:table-cell office:value-type="float" office:value="5.7879399999999999" table:formula="of:=[.I195]/[.D195]" table:style-name="ce25">
            <text:p>5.78794</text:p>
          </table:table-cell>
          <table:table-cell table:number-columns-repeated="2" table:style-name="ce25"/>
          <table:table-cell office:value-type="float" office:value="25.864000000000001" table:style-name="ce1">
            <text:p>25.864</text:p>
          </table:table-cell>
          <table:table-cell office:value-type="float" office:value="38.780999999999999" table:style-name="ce1">
            <text:p>38.781</text:p>
          </table:table-cell>
          <table:table-cell table:number-columns-repeated="2" table:style-name="ce1"/>
          <table:table-cell office:value-type="float" office:value="0.25863999999999998" table:formula="of:=[.P195]/[.D195]" table:style-name="ce25">
            <text:p>0.25864</text:p>
          </table:table-cell>
          <table:table-cell office:value-type="float" office:value="0.38780999999999999" table:formula="of:=[.Q195]/[.D195]" table:style-name="ce25">
            <text:p>0.38781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number-rows-repeated="5" table:style-name="ro1">
          <table:table-cell table:number-columns-repeated="4" table:style-name="ce1"/>
          <table:table-cell table:number-columns-repeated="3" table:style-name="ce13"/>
          <table:table-cell table:number-columns-repeated="16377" table:style-name="ce1"/>
        </table:table-row>
        <table:table-row table:style-name="ro1">
          <table:table-cell office:value-type="string" table:style-name="ce82">
            <text:p>INT_ADD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300.71600000000001" table:style-name="ce85">
            <text:p>300.716</text:p>
          </table:table-cell>
          <table:table-cell table:number-columns-repeated="3" table:style-name="ce1"/>
          <table:table-cell office:value-type="float" office:value="0.30071599999999998" table:formula="of:=[.H201]/[.D201]" table:style-name="ce25">
            <text:p>0.300716</text:p>
          </table:table-cell>
          <table:table-cell office:value-type="float" office:value="0" table:formula="of:=[.I201]/[.D201]" table:style-name="ce25">
            <text:p>0</text:p>
          </table:table-cell>
          <table:table-cell table:number-columns-repeated="2" table:style-name="ce25"/>
          <table:table-cell office:value-type="float" office:value="53.180999999999997" table:style-name="ce1">
            <text:p>53.181</text:p>
          </table:table-cell>
          <table:table-cell table:number-columns-repeated="3" table:style-name="ce1"/>
          <table:table-cell office:value-type="float" office:value="5.3180999999999999E-2" table:formula="of:=[.P201]/[.D201]" table:style-name="ce25">
            <text:p>0.053181</text:p>
          </table:table-cell>
          <table:table-cell office:value-type="float" office:value="0" table:formula="of:=[.Q201]/[.D201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2">
            <text:p>INT_ADD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216.77799999999999" table:style-name="ce85">
            <text:p>216.778</text:p>
          </table:table-cell>
          <table:table-cell table:number-columns-repeated="3" table:style-name="ce1"/>
          <table:table-cell office:value-type="float" office:value="0.216778" table:formula="of:=[.H202]/[.D202]" table:style-name="ce25">
            <text:p>0.216778</text:p>
          </table:table-cell>
          <table:table-cell office:value-type="float" office:value="0" table:formula="of:=[.I202]/[.D202]" table:style-name="ce25">
            <text:p>0</text:p>
          </table:table-cell>
          <table:table-cell table:number-columns-repeated="2" table:style-name="ce25"/>
          <table:table-cell office:value-type="float" office:value="33.628" table:style-name="ce1">
            <text:p>33.628</text:p>
          </table:table-cell>
          <table:table-cell table:number-columns-repeated="3" table:style-name="ce1"/>
          <table:table-cell office:value-type="float" office:value="3.3627999999999998E-2" table:formula="of:=[.P202]/[.D202]" table:style-name="ce25">
            <text:p>0.033628</text:p>
          </table:table-cell>
          <table:table-cell office:value-type="float" office:value="0" table:formula="of:=[.Q202]/[.D202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MUL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1360.14" table:style-name="ce85">
            <text:p>1360.14</text:p>
          </table:table-cell>
          <table:table-cell table:number-columns-repeated="3" table:style-name="ce1"/>
          <table:table-cell office:value-type="float" office:value="1.3601400000000001" table:formula="of:=[.H203]/[.D203]" table:style-name="ce25">
            <text:p>1.36014</text:p>
          </table:table-cell>
          <table:table-cell office:value-type="float" office:value="0" table:formula="of:=[.I203]/[.D203]" table:style-name="ce25">
            <text:p>0</text:p>
          </table:table-cell>
          <table:table-cell table:number-columns-repeated="2" table:style-name="ce25"/>
          <table:table-cell office:value-type="float" office:value="123.268" table:style-name="ce1">
            <text:p>123.268</text:p>
          </table:table-cell>
          <table:table-cell table:number-columns-repeated="3" table:style-name="ce1"/>
          <table:table-cell office:value-type="float" office:value="0.123268" table:formula="of:=[.P203]/[.D203]" table:style-name="ce25">
            <text:p>0.123268</text:p>
          </table:table-cell>
          <table:table-cell office:value-type="float" office:value="0" table:formula="of:=[.Q203]/[.D203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MUL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4008.761" table:style-name="ce85">
            <text:p>4008.761</text:p>
          </table:table-cell>
          <table:table-cell table:number-columns-repeated="3" table:style-name="ce1"/>
          <table:table-cell office:value-type="float" office:value="4.0087609999999998" table:formula="of:=[.H204]/[.D204]" table:style-name="ce25">
            <text:p>4.008761</text:p>
          </table:table-cell>
          <table:table-cell office:value-type="float" office:value="0" table:formula="of:=[.I204]/[.D204]" table:style-name="ce25">
            <text:p>0</text:p>
          </table:table-cell>
          <table:table-cell table:number-columns-repeated="2" table:style-name="ce25"/>
          <table:table-cell office:value-type="float" office:value="256.52100000000002" table:style-name="ce1">
            <text:p>256.521</text:p>
          </table:table-cell>
          <table:table-cell table:number-columns-repeated="3" table:style-name="ce1"/>
          <table:table-cell office:value-type="float" office:value="0.256521" table:formula="of:=[.P204]/[.D204]" table:style-name="ce25">
            <text:p>0.256521</text:p>
          </table:table-cell>
          <table:table-cell office:value-type="float" office:value="0" table:formula="of:=[.Q204]/[.D204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DIV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27436.233" table:style-name="ce85">
            <text:p>27436.233</text:p>
          </table:table-cell>
          <table:table-cell table:number-columns-repeated="3" table:style-name="ce1"/>
          <table:table-cell office:value-type="float" office:value="27.436233000000001" table:formula="of:=[.H205]/[.D205]" table:style-name="ce25">
            <text:p>27.436233</text:p>
          </table:table-cell>
          <table:table-cell office:value-type="float" office:value="0" table:formula="of:=[.I205]/[.D205]" table:style-name="ce25">
            <text:p>0</text:p>
          </table:table-cell>
          <table:table-cell table:number-columns-repeated="2" table:style-name="ce25"/>
          <table:table-cell office:value-type="float" office:value="25982.483" table:style-name="ce1">
            <text:p>25982.483</text:p>
          </table:table-cell>
          <table:table-cell table:number-columns-repeated="3" table:style-name="ce1"/>
          <table:table-cell office:value-type="float" office:value="25.982482999999998" table:formula="of:=[.P205]/[.D205]" table:style-name="ce25">
            <text:p>25.982483</text:p>
          </table:table-cell>
          <table:table-cell office:value-type="float" office:value="0" table:formula="of:=[.Q205]/[.D205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DIV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5615.1670000000004" table:style-name="ce85">
            <text:p>5615.167</text:p>
          </table:table-cell>
          <table:table-cell table:number-columns-repeated="3" table:style-name="ce1"/>
          <table:table-cell office:value-type="float" office:value="5.6151670000000005" table:formula="of:=[.H206]/[.D206]" table:style-name="ce25">
            <text:p>5.615167</text:p>
          </table:table-cell>
          <table:table-cell office:value-type="float" office:value="0" table:formula="of:=[.I206]/[.D206]" table:style-name="ce25">
            <text:p>0</text:p>
          </table:table-cell>
          <table:table-cell table:number-columns-repeated="2" table:style-name="ce25"/>
          <table:table-cell office:value-type="float" office:value="1264.2670000000001" table:style-name="ce1">
            <text:p>1264.267</text:p>
          </table:table-cell>
          <table:table-cell table:number-columns-repeated="3" table:style-name="ce1"/>
          <table:table-cell office:value-type="float" office:value="1.264267" table:formula="of:=[.P206]/[.D206]" table:style-name="ce25">
            <text:p>1.264267</text:p>
          </table:table-cell>
          <table:table-cell office:value-type="float" office:value="0" table:formula="of:=[.Q206]/[.D206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8">
            <text:p>UINT_MOD</text:p>
          </table:table-cell>
          <table:table-cell office:value-type="string" table:style-name="ce89">
            <text:p>B</text:p>
          </table:table-cell>
          <table:table-cell office:value-type="float" office:value="64" table:style-name="ce48">
            <text:p>64</text:p>
          </table:table-cell>
          <table:table-cell office:value-type="float" office:value="1000" table:style-name="ce48">
            <text:p>1000</text:p>
          </table:table-cell>
          <table:table-cell table:number-columns-repeated="3" table:style-name="ce90"/>
          <table:table-cell office:value-type="float" office:value="24492.007000000001" table:style-name="ce48">
            <text:p>24492.007</text:p>
          </table:table-cell>
          <table:table-cell table:number-columns-repeated="3" table:style-name="ce1"/>
          <table:table-cell office:value-type="float" office:value="24.492007000000001" table:formula="of:=[.H207]/[.D207]" table:style-name="ce25">
            <text:p>24.492007</text:p>
          </table:table-cell>
          <table:table-cell office:value-type="float" office:value="0" table:formula="of:=[.I207]/[.D207]" table:style-name="ce25">
            <text:p>0</text:p>
          </table:table-cell>
          <table:table-cell table:number-columns-repeated="2" table:style-name="ce25"/>
          <table:table-cell office:value-type="float" office:value="23123.381000000001" table:style-name="ce1">
            <text:p>23123.381</text:p>
          </table:table-cell>
          <table:table-cell table:number-columns-repeated="3" table:style-name="ce1"/>
          <table:table-cell office:value-type="float" office:value="23.123381000000002" table:formula="of:=[.P207]/[.D207]" table:style-name="ce25">
            <text:p>23.123381</text:p>
          </table:table-cell>
          <table:table-cell office:value-type="float" office:value="0" table:formula="of:=[.Q207]/[.D207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2">
            <text:p>UINT_MOD</text:p>
          </table:table-cell>
          <table:table-cell office:value-type="string" table:style-name="ce68">
            <text:p>Y</text:p>
          </table:table-cell>
          <table:table-cell office:value-type="float" office:value="64" table:style-name="ce42">
            <text:p>64</text:p>
          </table:table-cell>
          <table:table-cell office:value-type="float" office:value="1000" table:style-name="ce42">
            <text:p>1000</text:p>
          </table:table-cell>
          <table:table-cell table:number-columns-repeated="3" table:style-name="ce69"/>
          <table:table-cell office:value-type="float" office:value="5362.7809999999999" table:style-name="ce42">
            <text:p>5362.781</text:p>
          </table:table-cell>
          <table:table-cell table:number-columns-repeated="3" table:style-name="ce1"/>
          <table:table-cell office:value-type="float" office:value="5.362781" table:formula="of:=[.H208]/[.D208]" table:style-name="ce25">
            <text:p>5.362781</text:p>
          </table:table-cell>
          <table:table-cell office:value-type="float" office:value="0" table:formula="of:=[.I208]/[.D208]" table:style-name="ce25">
            <text:p>0</text:p>
          </table:table-cell>
          <table:table-cell table:number-columns-repeated="2" table:style-name="ce25"/>
          <table:table-cell office:value-type="float" office:value="1161.354" table:style-name="ce1">
            <text:p>1161.354</text:p>
          </table:table-cell>
          <table:table-cell table:number-columns-repeated="3" table:style-name="ce1"/>
          <table:table-cell office:value-type="float" office:value="1.161354" table:formula="of:=[.P208]/[.D208]" table:style-name="ce25">
            <text:p>1.161354</text:p>
          </table:table-cell>
          <table:table-cell office:value-type="float" office:value="0" table:formula="of:=[.Q208]/[.D208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LT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256.42099999999999" table:style-name="ce85">
            <text:p>256.421</text:p>
          </table:table-cell>
          <table:table-cell table:number-columns-repeated="3" table:style-name="ce1"/>
          <table:table-cell office:value-type="float" office:value="0.25642100000000001" table:formula="of:=[.H209]/[.D209]" table:style-name="ce25">
            <text:p>0.256421</text:p>
          </table:table-cell>
          <table:table-cell office:value-type="float" office:value="0" table:formula="of:=[.I209]/[.D209]" table:style-name="ce25">
            <text:p>0</text:p>
          </table:table-cell>
          <table:table-cell table:number-columns-repeated="2" table:style-name="ce25"/>
          <table:table-cell office:value-type="float" office:value="91.668999999999997" table:style-name="ce1">
            <text:p>91.669</text:p>
          </table:table-cell>
          <table:table-cell table:number-columns-repeated="3" table:style-name="ce1"/>
          <table:table-cell office:value-type="float" office:value="9.1669E-2" table:formula="of:=[.P209]/[.D209]" table:style-name="ce25">
            <text:p>0.091669</text:p>
          </table:table-cell>
          <table:table-cell office:value-type="float" office:value="0" table:formula="of:=[.Q209]/[.D209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LT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231.18199999999999" table:style-name="ce85">
            <text:p>231.182</text:p>
          </table:table-cell>
          <table:table-cell table:number-columns-repeated="3" table:style-name="ce1"/>
          <table:table-cell office:value-type="float" office:value="0.231182" table:formula="of:=[.H210]/[.D210]" table:style-name="ce25">
            <text:p>0.231182</text:p>
          </table:table-cell>
          <table:table-cell office:value-type="float" office:value="0" table:formula="of:=[.I210]/[.D210]" table:style-name="ce25">
            <text:p>0</text:p>
          </table:table-cell>
          <table:table-cell table:number-columns-repeated="2" table:style-name="ce25"/>
          <table:table-cell office:value-type="float" office:value="34.442" table:style-name="ce1">
            <text:p>34.442</text:p>
          </table:table-cell>
          <table:table-cell table:number-columns-repeated="3" table:style-name="ce1"/>
          <table:table-cell office:value-type="float" office:value="3.4442E-2" table:formula="of:=[.P210]/[.D210]" table:style-name="ce25">
            <text:p>0.034442</text:p>
          </table:table-cell>
          <table:table-cell office:value-type="float" office:value="0" table:formula="of:=[.Q210]/[.D210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15">
            <text:p>AGMW_kLT</text:p>
          </table:table-cell>
          <table:table-cell table:style-name="ce91"/>
          <table:table-cell office:value-type="float" office:value="64" table:style-name="ce17">
            <text:p>64</text:p>
          </table:table-cell>
          <table:table-cell office:value-type="float" office:value="1000" table:style-name="ce17">
            <text:p>1000</text:p>
          </table:table-cell>
          <table:table-cell table:number-columns-repeated="3" table:style-name="ce92"/>
          <table:table-cell office:value-type="float" office:value="2330.3609999999999" table:style-name="ce17">
            <text:p>2330.361</text:p>
          </table:table-cell>
          <table:table-cell table:number-columns-repeated="3" table:style-name="ce17"/>
          <table:table-cell office:value-type="float" office:value="2.3303609999999999" table:formula="of:=[.H211]/[.D211]" table:style-name="ce25">
            <text:p>2.330361</text:p>
          </table:table-cell>
          <table:table-cell office:value-type="float" office:value="0" table:formula="of:=[.I211]/[.D211]" table:style-name="ce25">
            <text:p>0</text:p>
          </table:table-cell>
          <table:table-cell table:number-columns-repeated="2" table:style-name="ce93"/>
          <table:table-cell office:value-type="float" office:value="39.164000000000001" table:style-name="ce17">
            <text:p>39.164</text:p>
          </table:table-cell>
          <table:table-cell table:number-columns-repeated="3" table:style-name="ce17"/>
          <table:table-cell office:value-type="float" office:value="3.9164000000000004E-2" table:formula="of:=[.P211]/[.D211]" table:style-name="ce93">
            <text:p>0.039164</text:p>
          </table:table-cell>
          <table:table-cell office:value-type="float" office:value="0" table:formula="of:=[.Q211]/[.D211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EQ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224.291" table:style-name="ce85">
            <text:p>224.291</text:p>
          </table:table-cell>
          <table:table-cell table:number-columns-repeated="3" table:style-name="ce1"/>
          <table:table-cell office:value-type="float" office:value="0.22429099999999999" table:formula="of:=[.H212]/[.D212]" table:style-name="ce25">
            <text:p>0.224291</text:p>
          </table:table-cell>
          <table:table-cell office:value-type="float" office:value="0" table:formula="of:=[.I212]/[.D212]" table:style-name="ce25">
            <text:p>0</text:p>
          </table:table-cell>
          <table:table-cell table:number-columns-repeated="2" table:style-name="ce25"/>
          <table:table-cell office:value-type="float" office:value="108.959" table:style-name="ce1">
            <text:p>108.959</text:p>
          </table:table-cell>
          <table:table-cell table:number-columns-repeated="3" table:style-name="ce1"/>
          <table:table-cell office:value-type="float" office:value="0.108959" table:formula="of:=[.P212]/[.D212]" table:style-name="ce25">
            <text:p>0.108959</text:p>
          </table:table-cell>
          <table:table-cell office:value-type="float" office:value="0" table:formula="of:=[.Q212]/[.D212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EQ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202.58799999999999" table:style-name="ce85">
            <text:p>202.588</text:p>
          </table:table-cell>
          <table:table-cell table:number-columns-repeated="3" table:style-name="ce1"/>
          <table:table-cell office:value-type="float" office:value="0.20258799999999999" table:formula="of:=[.H213]/[.D213]" table:style-name="ce25">
            <text:p>0.202588</text:p>
          </table:table-cell>
          <table:table-cell office:value-type="float" office:value="0" table:formula="of:=[.I213]/[.D213]" table:style-name="ce25">
            <text:p>0</text:p>
          </table:table-cell>
          <table:table-cell table:number-columns-repeated="2" table:style-name="ce25"/>
          <table:table-cell office:value-type="float" office:value="16.552" table:style-name="ce1">
            <text:p>16.552</text:p>
          </table:table-cell>
          <table:table-cell table:number-columns-repeated="3" table:style-name="ce1"/>
          <table:table-cell office:value-type="float" office:value="1.6552000000000001E-2" table:formula="of:=[.P213]/[.D213]" table:style-name="ce25">
            <text:p>0.016552</text:p>
          </table:table-cell>
          <table:table-cell office:value-type="float" office:value="0" table:formula="of:=[.Q213]/[.D213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3">
            <text:p>AGMW_kEQ</text:p>
          </table:table-cell>
          <table:table-cell office:value-type="string" table:style-name="ce74">
            <text:p>A</text:p>
          </table:table-cell>
          <table:table-cell office:value-type="float" office:value="64" table:style-name="ce1">
            <text:p>64</text:p>
          </table:table-cell>
          <table:table-cell office:value-type="float" office:value="1000" table:style-name="ce1">
            <text:p>1000</text:p>
          </table:table-cell>
          <table:table-cell table:number-columns-repeated="3" table:style-name="ce75"/>
          <table:table-cell office:value-type="float" office:value="2372.915" table:style-name="ce1">
            <text:p>2372.915</text:p>
          </table:table-cell>
          <table:table-cell table:number-columns-repeated="3" table:style-name="ce1"/>
          <table:table-cell office:value-type="float" office:value="2.3729149999999999" table:formula="of:=[.H214]/[.D214]" table:style-name="ce25">
            <text:p>2.372915</text:p>
          </table:table-cell>
          <table:table-cell office:value-type="float" office:value="0" table:formula="of:=[.I214]/[.D214]" table:style-name="ce25">
            <text:p>0</text:p>
          </table:table-cell>
          <table:table-cell table:number-columns-repeated="2" table:style-name="ce25"/>
          <table:table-cell office:value-type="float" office:value="49.976999999999997" table:style-name="ce1">
            <text:p>49.977</text:p>
          </table:table-cell>
          <table:table-cell table:number-columns-repeated="3" table:style-name="ce1"/>
          <table:table-cell office:value-type="float" office:value="4.9976999999999994E-2" table:formula="of:=[.P214]/[.D214]" table:style-name="ce25">
            <text:p>0.049977</text:p>
          </table:table-cell>
          <table:table-cell office:value-type="float" office:value="0" table:formula="of:=[.Q214]/[.D214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Int2FL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1172.5940000000001" table:style-name="ce85">
            <text:p>1172.594</text:p>
          </table:table-cell>
          <table:table-cell table:number-columns-repeated="3" table:style-name="ce1"/>
          <table:table-cell office:value-type="float" office:value="1.1725940000000001" table:formula="of:=[.H215]/[.D215]" table:style-name="ce25">
            <text:p>1.172594</text:p>
          </table:table-cell>
          <table:table-cell office:value-type="float" office:value="0" table:formula="of:=[.I215]/[.D215]" table:style-name="ce25">
            <text:p>0</text:p>
          </table:table-cell>
          <table:table-cell table:number-columns-repeated="2" table:style-name="ce25"/>
          <table:table-cell office:value-type="float" office:value="231.744" table:style-name="ce1">
            <text:p>231.744</text:p>
          </table:table-cell>
          <table:table-cell table:number-columns-repeated="3" table:style-name="ce1"/>
          <table:table-cell office:value-type="float" office:value="0.23174400000000001" table:formula="of:=[.P215]/[.D215]" table:style-name="ce25">
            <text:p>0.231744</text:p>
          </table:table-cell>
          <table:table-cell office:value-type="float" office:value="0" table:formula="of:=[.Q215]/[.D215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6">
            <text:p>INT_Int2FL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1080.4780000000001" table:style-name="ce85">
            <text:p>1080.478</text:p>
          </table:table-cell>
          <table:table-cell table:number-columns-repeated="3" table:style-name="ce1"/>
          <table:table-cell office:value-type="float" office:value="1.080478" table:formula="of:=[.H216]/[.D216]" table:style-name="ce25">
            <text:p>1.080478</text:p>
          </table:table-cell>
          <table:table-cell office:value-type="float" office:value="0" table:formula="of:=[.I216]/[.D216]" table:style-name="ce25">
            <text:p>0</text:p>
          </table:table-cell>
          <table:table-cell table:number-columns-repeated="2" table:style-name="ce25"/>
          <table:table-cell office:value-type="float" office:value="108.605" table:style-name="ce1">
            <text:p>108.605</text:p>
          </table:table-cell>
          <table:table-cell table:number-columns-repeated="3" table:style-name="ce1"/>
          <table:table-cell office:value-type="float" office:value="0.10860500000000001" table:formula="of:=[.P216]/[.D216]" table:style-name="ce25">
            <text:p>0.108605</text:p>
          </table:table-cell>
          <table:table-cell office:value-type="float" office:value="0" table:formula="of:=[.Q216]/[.D216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6">
            <text:p>AGMW_kInt2FL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0" table:style-name="ce1">
            <text:p>1000</text:p>
          </table:table-cell>
          <table:table-cell table:number-columns-repeated="3" table:style-name="ce75"/>
          <table:table-cell office:value-type="float" office:value="201180.31" table:style-name="ce1">
            <text:p>201180.31</text:p>
          </table:table-cell>
          <table:table-cell table:number-columns-repeated="3" table:style-name="ce1"/>
          <table:table-cell office:value-type="float" office:value="201.18030999999999" table:formula="of:=[.H217]/[.D217]" table:style-name="ce25">
            <text:p>201.18031</text:p>
          </table:table-cell>
          <table:table-cell office:value-type="float" office:value="0" table:formula="of:=[.I217]/[.D217]" table:style-name="ce25">
            <text:p>0</text:p>
          </table:table-cell>
          <table:table-cell table:number-columns-repeated="2" table:style-name="ce25"/>
          <table:table-cell office:value-type="float" office:value="298.41699999999997" table:style-name="ce1">
            <text:p>298.417</text:p>
          </table:table-cell>
          <table:table-cell table:number-columns-repeated="3" table:style-name="ce1"/>
          <table:table-cell office:value-type="float" office:value="0.29841699999999999" table:formula="of:=[.P217]/[.D217]" table:style-name="ce25">
            <text:p>0.298417</text:p>
          </table:table-cell>
          <table:table-cell office:value-type="float" office:value="0" table:formula="of:=[.Q217]/[.D217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7">
            <text:p>INT_Int2Fx</text:p>
          </table:table-cell>
          <table:table-cell office:value-type="string" table:style-name="ce83">
            <text:p>B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62.003" table:style-name="ce85">
            <text:p>62.003</text:p>
          </table:table-cell>
          <table:table-cell table:number-columns-repeated="3" table:style-name="ce1"/>
          <table:table-cell office:value-type="float" office:value="6.2003000000000003E-2" table:formula="of:=[.H218]/[.D218]" table:style-name="ce25">
            <text:p>0.062003</text:p>
          </table:table-cell>
          <table:table-cell office:value-type="float" office:value="0" table:formula="of:=[.I218]/[.D218]" table:style-name="ce25">
            <text:p>0</text:p>
          </table:table-cell>
          <table:table-cell table:number-columns-repeated="2" table:style-name="ce25"/>
          <table:table-cell office:value-type="float" office:value="52.72" table:style-name="ce1">
            <text:p>52.72</text:p>
          </table:table-cell>
          <table:table-cell table:number-columns-repeated="3" table:style-name="ce1"/>
          <table:table-cell office:value-type="float" office:value="5.2719999999999996E-2" table:formula="of:=[.P218]/[.D218]" table:style-name="ce25">
            <text:p>0.05272</text:p>
          </table:table-cell>
          <table:table-cell office:value-type="float" office:value="0" table:formula="of:=[.Q218]/[.D218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87">
            <text:p>INT_Int2Fx</text:p>
          </table:table-cell>
          <table:table-cell office:value-type="string" table:style-name="ce83">
            <text:p>Y</text:p>
          </table:table-cell>
          <table:table-cell office:value-type="float" office:value="64" table:style-name="ce84">
            <text:p>64</text:p>
          </table:table-cell>
          <table:table-cell office:value-type="float" office:value="1000" table:style-name="ce85">
            <text:p>1000</text:p>
          </table:table-cell>
          <table:table-cell table:number-columns-repeated="3" table:style-name="ce84"/>
          <table:table-cell office:value-type="float" office:value="54.936" table:style-name="ce85">
            <text:p>54.936</text:p>
          </table:table-cell>
          <table:table-cell table:number-columns-repeated="3" table:style-name="ce1"/>
          <table:table-cell office:value-type="float" office:value="5.4935999999999999E-2" table:formula="of:=[.H219]/[.D219]" table:style-name="ce25">
            <text:p>0.054936</text:p>
          </table:table-cell>
          <table:table-cell office:value-type="float" office:value="0" table:formula="of:=[.I219]/[.D219]" table:style-name="ce25">
            <text:p>0</text:p>
          </table:table-cell>
          <table:table-cell table:number-columns-repeated="2" table:style-name="ce25"/>
          <table:table-cell office:value-type="float" office:value="47.488999999999997" table:style-name="ce1">
            <text:p>47.489</text:p>
          </table:table-cell>
          <table:table-cell table:number-columns-repeated="3" table:style-name="ce1"/>
          <table:table-cell office:value-type="float" office:value="4.7488999999999996E-2" table:formula="of:=[.P219]/[.D219]" table:style-name="ce25">
            <text:p>0.047489</text:p>
          </table:table-cell>
          <table:table-cell office:value-type="float" office:value="0" table:formula="of:=[.Q219]/[.D219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style-name="ro1">
          <table:table-cell office:value-type="string" table:style-name="ce77">
            <text:p>AGMW_kInt2Fx</text:p>
          </table:table-cell>
          <table:table-cell office:value-type="string" table:style-name="ce74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1000" table:style-name="ce1">
            <text:p>1000</text:p>
          </table:table-cell>
          <table:table-cell table:number-columns-repeated="3" table:style-name="ce75"/>
          <table:table-cell office:value-type="float" office:value="7.9249999999999998" table:style-name="ce1">
            <text:p>7.925</text:p>
          </table:table-cell>
          <table:table-cell table:number-columns-repeated="3" table:style-name="ce1"/>
          <table:table-cell office:value-type="float" office:value="7.9249999999999998E-3" table:formula="of:=[.H220]/[.D220]" table:style-name="ce25">
            <text:p>0.007925</text:p>
          </table:table-cell>
          <table:table-cell office:value-type="float" office:value="0" table:formula="of:=[.I220]/[.D220]" table:style-name="ce25">
            <text:p>0</text:p>
          </table:table-cell>
          <table:table-cell table:number-columns-repeated="2" table:style-name="ce25"/>
          <table:table-cell office:value-type="float" office:value="0.52700000000000002" table:style-name="ce1">
            <text:p>0.527</text:p>
          </table:table-cell>
          <table:table-cell table:number-columns-repeated="3" table:style-name="ce1"/>
          <table:table-cell office:value-type="float" office:value="5.2700000000000002E-4" table:formula="of:=[.P220]/[.D220]" table:style-name="ce25">
            <text:p>0.000527</text:p>
          </table:table-cell>
          <table:table-cell office:value-type="float" office:value="0" table:formula="of:=[.Q220]/[.D220]" table:style-name="ce25">
            <text:p>0</text:p>
          </table:table-cell>
          <table:table-cell table:number-columns-repeated="2" table:style-name="ce25"/>
          <table:table-cell table:number-columns-repeated="5" table:style-name="ce1"/>
          <table:table-cell table:number-columns-repeated="4" table:style-name="ce25"/>
          <table:table-cell table:number-columns-repeated="4" table:style-name="ce1"/>
          <table:table-cell table:number-columns-repeated="4" table:style-name="ce25"/>
          <table:table-cell table:number-columns-repeated="16344"/>
        </table:table-row>
        <table:table-row table:number-rows-repeated="4" table:style-name="ro1">
          <table:table-cell table:number-columns-repeated="4" table:style-name="ce1"/>
          <table:table-cell table:number-columns-repeated="3" table:style-name="ce13"/>
          <table:table-cell table:number-columns-repeated="16377" table:style-name="ce1"/>
        </table:table-row>
        <table:table-row table:number-rows-repeated="17" table:style-name="ro1">
          <table:table-cell table:number-columns-repeated="16384"/>
        </table:table-row>
        <table:table-row table:number-rows-repeated="10483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Liang Zhao</dc:creator>
    <meta:creation-date>2022-08-03T12:08:21Z</meta:creation-date>
    <dc:date>2022-10-10T00:11:47Z</dc:date>
    <meta:editing-cycles>51</meta:editing-cycles>
    <meta:editing-duration>PT13982S</meta:editing-duration>
  </office:meta>
</office:document-meta>
</file>